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Times New Roman" svg:font-family="'Times New Roman'" style:font-family-generic="roman"/>
    <style:font-face style:name="DejaVu Sans1" svg:font-family="'DejaVu Sans'" style:font-family-generic="swiss"/>
    <style:font-face style:name="Liberation Serif" svg:font-family="'Liberation Serif'" style:font-family-generic="roman" style:font-pitch="variable"/>
    <style:font-face style:name="Arial" svg:font-family="Arial" style:font-family-generic="swiss" style:font-pitch="variable"/>
    <style:font-face style:name="DejaVu Sans2" svg:font-family="'DejaVu Sans'"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25.733cm" fo:margin-left="0cm" table:align="left"/>
    </style:style>
    <style:style style:name="Table1.A" style:family="table-column">
      <style:table-column-properties style:column-width="2.404cm"/>
    </style:style>
    <style:style style:name="Table1.B" style:family="table-column">
      <style:table-column-properties style:column-width="5.505cm"/>
    </style:style>
    <style:style style:name="Table1.C" style:family="table-column">
      <style:table-column-properties style:column-width="2.117cm"/>
    </style:style>
    <style:style style:name="Table1.D" style:family="table-column">
      <style:table-column-properties style:column-width="15.707cm"/>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Table1.13" style:family="table-row">
      <style:table-row-properties style:min-row-height="2.669cm"/>
    </style:style>
    <style:style style:name="P1" style:family="paragraph" style:parent-style-name="Standard">
      <style:paragraph-properties fo:text-align="justify" style:justify-single-word="false" style:writing-mode="lr-tb"/>
    </style:style>
    <style:style style:name="P2" style:family="paragraph" style:parent-style-name="Standard">
      <style:paragraph-properties fo:text-align="justify" style:justify-single-word="false" style:writing-mode="lr-tb"/>
      <style:text-properties fo:color="#000000" style:text-outline="false" style:text-line-through-style="none" style:text-line-through-type="none" style:font-name="Liberation Serif" fo:font-size="11pt" fo:letter-spacing="normal" fo:language="en" fo:country="US" fo:font-style="italic" fo:text-shadow="none" style:text-underline-style="none" fo:font-weight="normal" style:letter-kerning="false" style:font-name-asian="DejaVu Sans1" style:font-size-asian="11pt" style:font-style-asian="italic" style:font-weight-asian="normal" style:font-name-complex="DejaVu Sans1" style:font-size-complex="11pt" style:font-style-complex="italic" style:font-weight-complex="normal" style:text-emphasize="none" style:text-overline-style="none" style:text-overline-color="font-color"/>
    </style:style>
    <style:style style:name="P3" style:family="paragraph" style:parent-style-name="Standard">
      <style:paragraph-properties fo:text-align="justify" style:justify-single-word="false" style:writing-mode="lr-tb"/>
      <style:text-properties fo:color="#000000" style:text-outline="false" style:text-line-through-style="none" style:text-line-through-type="none" style:font-name="Liberation Serif" fo:font-size="11pt" fo:letter-spacing="normal" fo:language="en" fo:country="US" fo:font-style="italic" fo:text-shadow="none" style:text-underline-style="solid" style:text-underline-width="auto" style:text-underline-color="font-color" fo:font-weight="normal" style:letter-kerning="false" style:font-name-asian="DejaVu Sans1" style:font-size-asian="11pt" style:font-style-asian="italic" style:font-weight-asian="normal" style:font-name-complex="DejaVu Sans1" style:font-size-complex="11pt" style:font-style-complex="italic" style:font-weight-complex="normal" style:text-emphasize="none" style:text-overline-style="none" style:text-overline-color="font-color"/>
    </style:style>
    <style:style style:name="P4" style:family="paragraph" style:parent-style-name="Standard">
      <style:paragraph-properties fo:text-align="justify" style:justify-single-word="false" style:writing-mode="lr-tb"/>
      <style:text-properties style:use-window-font-color="true" style:text-outline="false" style:text-line-through-style="none" style:text-line-through-type="none" style:font-name="Liberation Serif" fo:font-size="11pt" fo:letter-spacing="normal" fo:language="en" fo:country="US" fo:font-style="normal" fo:text-shadow="none" style:text-underline-style="none" fo:font-weight="normal" style:letter-kerning="false" style:font-name-asian="DejaVu Sans1" style:font-size-asian="11pt" style:font-style-asian="normal" style:font-weight-asian="normal" style:font-name-complex="DejaVu Sans1" style:font-size-complex="11pt" style:font-style-complex="normal" style:font-weight-complex="normal" style:text-emphasize="none" style:text-overline-style="none" style:text-overline-color="font-color"/>
    </style:style>
    <style:style style:name="P5" style:family="paragraph" style:parent-style-name="Standard">
      <style:paragraph-properties fo:margin-left="0cm" fo:margin-right="0cm" fo:text-align="justify" style:justify-single-word="false" fo:text-indent="0cm" style:auto-text-indent="false"/>
      <style:text-properties style:font-name="Liberation Serif" fo:font-size="11pt" fo:language="en" fo:country="US" officeooo:paragraph-rsid="0016e3bb" style:font-size-asian="11pt" style:font-size-complex="11pt"/>
    </style:style>
    <style:style style:name="P6" style:family="paragraph" style:parent-style-name="Standard">
      <style:paragraph-properties fo:margin-left="0cm" fo:margin-right="0cm" fo:text-align="justify" style:justify-single-word="false" fo:text-indent="0cm" style:auto-text-indent="false"/>
      <style:text-properties fo:color="#000000" style:font-name="Liberation Serif" fo:font-size="11pt" fo:language="en" fo:country="US" style:font-size-asian="11pt" style:font-size-complex="11pt"/>
    </style:style>
    <style:style style:name="P7" style:family="paragraph" style:parent-style-name="Standard">
      <style:paragraph-properties fo:margin-left="0cm" fo:margin-right="0cm" fo:text-align="justify" style:justify-single-word="false" fo:text-indent="0cm" style:auto-text-indent="false"/>
      <style:text-properties fo:color="#000000" style:font-name="Liberation Serif" fo:font-size="11pt" fo:language="en" fo:country="US" fo:font-weight="bold" style:font-size-asian="11pt" style:font-weight-asian="bold" style:font-size-complex="11pt" style:font-weight-complex="bold"/>
    </style:style>
    <style:style style:name="P8" style:family="paragraph" style:parent-style-name="Standard">
      <style:paragraph-properties fo:margin-left="0cm" fo:margin-right="0cm" fo:text-align="justify" style:justify-single-word="false" fo:text-indent="0cm" style:auto-text-indent="false"/>
      <style:text-properties fo:language="en" fo:country="US"/>
    </style:style>
    <style:style style:name="P9" style:family="paragraph" style:parent-style-name="Table_20_Contents">
      <style:paragraph-properties fo:margin-left="0cm" fo:margin-right="0cm" fo:text-align="justify" style:justify-single-word="false" fo:text-indent="0cm" style:auto-text-indent="false"/>
      <style:text-properties style:font-name="Liberation Serif" fo:font-size="11pt" fo:language="en" fo:country="US" officeooo:paragraph-rsid="0016e3bb" style:font-size-asian="11pt" style:font-size-complex="11pt"/>
    </style:style>
    <style:style style:name="P10" style:family="paragraph" style:parent-style-name="Table_20_Contents">
      <style:text-properties fo:font-size="11pt" fo:font-weight="bold" officeooo:paragraph-rsid="0016e3bb" style:font-size-asian="11pt" style:font-weight-asian="bold" style:font-size-complex="11pt" style:font-weight-complex="bold"/>
    </style:style>
    <style:style style:name="P11" style:family="paragraph" style:parent-style-name="Table_20_Contents">
      <style:text-properties fo:font-size="11pt" fo:font-weight="bold" officeooo:rsid="0016e3bb" officeooo:paragraph-rsid="0016e3bb" style:font-size-asian="11pt" style:font-weight-asian="bold" style:font-size-complex="11pt" style:font-weight-complex="bold"/>
    </style:style>
    <style:style style:name="P12" style:family="paragraph" style:parent-style-name="Table_20_Contents">
      <style:text-properties fo:font-size="11pt" officeooo:paragraph-rsid="0016e3bb" style:font-size-asian="11pt" style:font-size-complex="11pt"/>
    </style:style>
    <style:style style:name="P13" style:family="paragraph" style:parent-style-name="Table_20_Contents">
      <style:text-properties fo:font-size="11pt" officeooo:rsid="008fef9d" officeooo:paragraph-rsid="0016e3bb" style:font-size-asian="11pt" style:font-size-complex="11pt"/>
    </style:style>
    <style:style style:name="P14" style:family="paragraph" style:parent-style-name="Table_20_Contents">
      <style:text-properties fo:font-size="11pt" officeooo:rsid="00d2e1a5" officeooo:paragraph-rsid="0016e3bb" style:font-size-asian="11pt" style:font-size-complex="11pt"/>
    </style:style>
    <style:style style:name="P15" style:family="paragraph" style:parent-style-name="Table_20_Contents">
      <style:text-properties fo:font-size="11pt" officeooo:rsid="0091b8d7" officeooo:paragraph-rsid="0016e3bb" style:font-size-asian="11pt" style:font-size-complex="11pt"/>
    </style:style>
    <style:style style:name="P16" style:family="paragraph" style:parent-style-name="Table_20_Contents">
      <style:text-properties fo:font-size="11pt" officeooo:rsid="00900d7a" officeooo:paragraph-rsid="0016e3bb" style:font-size-asian="11pt" style:font-size-complex="11pt"/>
    </style:style>
    <style:style style:name="P17" style:family="paragraph" style:parent-style-name="Table_20_Contents">
      <style:text-properties fo:font-size="11pt" officeooo:rsid="00e3b536" officeooo:paragraph-rsid="00e3b536" style:font-size-asian="11pt" style:font-size-complex="11pt"/>
    </style:style>
    <style:style style:name="P18" style:family="paragraph" style:parent-style-name="Table_20_Contents">
      <style:text-properties officeooo:paragraph-rsid="00e5644a"/>
    </style:style>
    <style:style style:name="P19" style:family="paragraph" style:parent-style-name="Standard">
      <style:paragraph-properties fo:text-align="justify" style:justify-single-word="false"/>
      <style:text-properties fo:color="#000000" style:font-name="Liberation Serif" fo:font-size="11pt" fo:font-style="normal" style:text-underline-style="none" fo:font-weight="normal" officeooo:rsid="00242a38" officeooo:paragraph-rsid="00242a38" style:font-size-asian="11pt" style:font-style-asian="normal" style:font-weight-asian="normal" style:font-size-complex="11pt" style:font-style-complex="normal" style:font-weight-complex="normal"/>
    </style:style>
    <style:style style:name="P20" style:family="paragraph" style:parent-style-name="Standard">
      <style:paragraph-properties fo:text-align="justify" style:justify-single-word="false"/>
      <style:text-properties fo:color="#000000" style:font-name="Liberation Serif" fo:font-size="11pt" fo:font-style="normal" style:text-underline-style="none" fo:font-weight="normal" officeooo:rsid="00270007" officeooo:paragraph-rsid="00270007" style:font-size-asian="11pt" style:font-style-asian="normal" style:font-weight-asian="normal" style:font-size-complex="11pt" style:font-style-complex="normal" style:font-weight-complex="normal"/>
    </style:style>
    <style:style style:name="P21" style:family="paragraph" style:parent-style-name="Standard">
      <style:paragraph-properties fo:text-align="justify" style:justify-single-word="false"/>
      <style:text-properties fo:color="#000000" style:font-name="Liberation Serif" fo:font-size="11pt" fo:language="en" fo:country="US" fo:font-style="italic"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P22" style:family="paragraph" style:parent-style-name="Standard">
      <style:paragraph-properties fo:text-align="justify" style:justify-single-word="false"/>
      <style:text-properties fo:color="#000000" style:font-name="Liberation Serif" fo:font-size="11pt" fo:language="en" fo:country="US" fo:font-style="normal" style:text-underline-style="none" fo:font-weight="bold" style:font-size-asian="11pt" style:font-style-asian="normal" style:font-weight-asian="bold" style:font-size-complex="11pt" style:font-style-complex="normal" style:font-weight-complex="bold"/>
    </style:style>
    <style:style style:name="P23" style:family="paragraph" style:parent-style-name="Standard">
      <style:paragraph-properties fo:text-align="justify" style:justify-single-word="false"/>
      <style:text-properties fo:color="#000000" style:font-name="Liberation Serif" fo:font-size="11pt" fo:language="en" fo:country="US" fo:font-style="normal" style:text-underline-style="none" fo:font-weight="bold" officeooo:paragraph-rsid="000b87b1" style:font-size-asian="11pt" style:font-style-asian="normal" style:font-weight-asian="bold" style:font-size-complex="11pt" style:font-style-complex="normal" style:font-weight-complex="bold"/>
    </style:style>
    <style:style style:name="P24" style:family="paragraph" style:parent-style-name="Standard">
      <style:paragraph-properties fo:text-align="justify" style:justify-single-word="false"/>
      <style:text-properties fo:color="#000000" style:font-name="Liberation Serif" fo:font-size="11pt" fo:language="en" fo:country="US" fo:font-style="normal" style:text-underline-style="none" fo:font-weight="normal" style:font-size-asian="11pt" style:font-style-asian="normal" style:font-weight-asian="normal" style:font-size-complex="11pt" style:font-style-complex="normal" style:font-weight-complex="normal"/>
    </style:style>
    <style:style style:name="P25" style:family="paragraph" style:parent-style-name="Standard">
      <style:paragraph-properties fo:text-align="justify" style:justify-single-word="false"/>
      <style:text-properties fo:color="#000000" style:font-name="Liberation Serif" fo:font-size="11pt" fo:language="en" fo:country="US" fo:font-style="normal" style:text-underline-style="none" fo:font-weight="normal" officeooo:paragraph-rsid="000b87b1" style:font-size-asian="11pt" style:font-style-asian="normal" style:font-weight-asian="normal" style:font-size-complex="11pt" style:font-style-complex="normal" style:font-weight-complex="normal"/>
    </style:style>
    <style:style style:name="P26" style:family="paragraph" style:parent-style-name="Standard">
      <style:paragraph-properties fo:text-align="justify" style:justify-single-word="false"/>
      <style:text-properties fo:color="#000000" style:font-name="Liberation Serif" fo:font-size="11pt" fo:language="en" fo:country="US" style:font-size-asian="11pt" style:font-size-complex="11pt"/>
    </style:style>
    <style:style style:name="P27" style:family="paragraph" style:parent-style-name="Standard">
      <style:paragraph-properties fo:text-align="justify" style:justify-single-word="false"/>
      <style:text-properties fo:color="#000000" style:font-name="Liberation Serif" fo:font-size="11pt" fo:language="en" fo:country="US" fo:font-weight="bold" style:font-size-asian="11pt" style:font-weight-asian="bold" style:font-size-complex="11pt" style:font-weight-complex="bold"/>
    </style:style>
    <style:style style:name="P28" style:family="paragraph" style:parent-style-name="Standard">
      <style:paragraph-properties fo:text-align="justify"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0242a38" officeooo:paragraph-rsid="00242a38" style:letter-kerning="true" style:font-name-asian="DejaVu Sans2" style:font-size-asian="11pt" style:font-style-asian="normal" style:font-weight-asian="normal" style:font-name-complex="DejaVu Sans2" style:font-size-complex="11pt" style:font-style-complex="normal" style:font-weight-complex="normal" style:text-emphasize="none" style:text-overline-style="none" style:text-overline-color="font-color"/>
    </style:style>
    <style:style style:name="P29" style:family="paragraph" style:parent-style-name="Standard">
      <style:paragraph-properties fo:text-align="justify"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0270007" officeooo:paragraph-rsid="00270007" style:letter-kerning="true" style:font-name-asian="DejaVu Sans2" style:font-size-asian="11pt" style:font-style-asian="normal" style:font-weight-asian="normal" style:font-name-complex="DejaVu Sans2" style:font-size-complex="11pt" style:font-style-complex="normal" style:font-weight-complex="normal" style:text-emphasize="none" style:text-overline-style="none" style:text-overline-color="font-color"/>
    </style:style>
    <style:style style:name="P30" style:family="paragraph" style:parent-style-name="Standard">
      <style:paragraph-properties fo:text-align="justify" style:justify-single-word="false"/>
      <style:text-properties officeooo:paragraph-rsid="002590c4"/>
    </style:style>
    <style:style style:name="P31" style:family="paragraph" style:parent-style-name="Standard">
      <style:paragraph-properties fo:text-align="justify" style:justify-single-word="false"/>
      <style:text-properties officeooo:paragraph-rsid="00242a38"/>
    </style:style>
    <style:style style:name="P32" style:family="paragraph" style:parent-style-name="Standard">
      <style:paragraph-properties fo:text-align="justify" style:justify-single-word="false"/>
      <style:text-properties fo:font-size="11pt" officeooo:paragraph-rsid="00242a38" style:font-size-asian="11pt" style:font-size-complex="11pt"/>
    </style:style>
    <style:style style:name="P33" style:family="paragraph" style:parent-style-name="Standard">
      <style:paragraph-properties fo:text-align="justify" style:justify-single-word="false"/>
      <style:text-properties fo:font-size="11pt" fo:language="en" fo:country="US" style:font-size-asian="11pt" style:font-size-complex="11pt"/>
    </style:style>
    <style:style style:name="P34" style:family="paragraph" style:parent-style-name="Standard">
      <style:paragraph-properties fo:text-align="justify" style:justify-single-word="false"/>
      <style:text-properties fo:font-size="11pt" fo:language="en" fo:country="US" fo:font-style="normal" style:text-underline-style="none" style:font-size-asian="11pt" style:font-style-asian="normal" style:font-size-complex="11pt" style:font-style-complex="normal"/>
    </style:style>
    <style:style style:name="P35" style:family="paragraph" style:parent-style-name="Standard">
      <style:paragraph-properties fo:text-align="justify" style:justify-single-word="false"/>
      <style:text-properties fo:font-size="11pt" fo:language="en" fo:country="US" fo:font-weight="bold" style:font-size-asian="11pt" style:font-weight-asian="bold" style:font-size-complex="11pt" style:font-weight-complex="bold"/>
    </style:style>
    <style:style style:name="P36" style:family="paragraph" style:parent-style-name="Standard">
      <style:text-properties fo:font-size="14pt" fo:language="en" fo:country="US" fo:font-weight="bold" style:font-size-asian="14pt" style:font-weight-asian="bold" style:font-size-complex="14pt" style:font-weight-complex="bold"/>
    </style:style>
    <style:style style:name="P37" style:family="paragraph" style:parent-style-name="Standard">
      <style:text-properties fo:language="en" fo:country="US"/>
    </style:style>
    <style:style style:name="P38" style:family="paragraph" style:parent-style-name="Standard">
      <style:paragraph-properties fo:text-align="justify" style:justify-single-word="false"/>
      <style:text-properties fo:language="en" fo:country="US"/>
    </style:style>
    <style:style style:name="P39" style:family="paragraph" style:parent-style-name="Standard">
      <style:paragraph-properties fo:text-align="justify" style:justify-single-word="false"/>
      <style:text-properties fo:language="en" fo:country="US" fo:font-style="normal" style:text-underline-style="none" style:font-style-asian="normal" style:font-style-complex="normal"/>
    </style:style>
    <style:style style:name="P40" style:family="paragraph" style:parent-style-name="Standard">
      <style:paragraph-properties fo:margin-left="0.616cm" fo:margin-right="0cm" fo:text-align="justify" style:justify-single-word="false" fo:text-indent="0cm" style:auto-text-indent="false"/>
      <style:text-properties fo:color="#000000" style:font-name="Liberation Serif" fo:font-size="11pt" fo:language="en" fo:country="US" style:font-size-asian="11pt" style:font-size-complex="11pt"/>
    </style:style>
    <style:style style:name="P41" style:family="paragraph" style:parent-style-name="Standard">
      <style:paragraph-properties fo:text-align="justify" style:justify-single-word="false" fo:break-before="page"/>
      <style:text-properties fo:language="en" fo:country="US"/>
    </style:style>
    <style:style style:name="P42" style:family="paragraph" style:parent-style-name="Table_20_Contents">
      <style:text-properties fo:font-size="11pt" officeooo:rsid="0014594b" officeooo:paragraph-rsid="0014594b" style:font-size-asian="11pt" style:font-size-complex="11pt"/>
    </style:style>
    <style:style style:name="P43" style:family="paragraph" style:parent-style-name="Standard" style:list-style-name="L1">
      <style:paragraph-properties fo:text-align="justify" style:justify-single-word="false"/>
      <style:text-properties fo:color="#000000" style:font-name="Liberation Serif" fo:font-size="11pt" fo:language="en" fo:country="US" fo:font-style="normal" style:text-underline-style="none" fo:font-weight="normal" style:font-size-asian="11pt" style:font-style-asian="normal" style:font-weight-asian="normal" style:font-size-complex="11pt" style:font-style-complex="normal" style:font-weight-complex="normal"/>
    </style:style>
    <style:style style:name="P44" style:family="paragraph" style:parent-style-name="Standard" style:list-style-name="L3">
      <style:paragraph-properties fo:text-align="justify" style:justify-single-word="false"/>
      <style:text-properties fo:color="#000000" style:font-name="Liberation Serif" fo:font-size="11pt" fo:language="en" fo:country="US" style:font-size-asian="11pt" style:font-size-complex="11pt"/>
    </style:style>
    <style:style style:name="P45" style:family="paragraph" style:parent-style-name="Standard" style:list-style-name="L5">
      <style:paragraph-properties fo:text-align="justify" style:justify-single-word="false"/>
      <style:text-properties fo:color="#000000" style:font-name="Liberation Serif" fo:font-size="11pt" fo:language="en" fo:country="US" officeooo:paragraph-rsid="001038fc" style:font-size-asian="11pt" style:font-size-complex="11pt"/>
    </style:style>
    <style:style style:name="P46" style:family="paragraph" style:parent-style-name="Standard" style:list-style-name="L6">
      <style:paragraph-properties fo:text-align="justify" style:justify-single-word="false"/>
      <style:text-properties fo:color="#000000" style:font-name="Liberation Serif" fo:font-size="11pt" fo:language="en" fo:country="US" style:font-size-asian="11pt" style:font-size-complex="11pt"/>
    </style:style>
    <style:style style:name="P47" style:family="paragraph" style:parent-style-name="Standard" style:list-style-name="L6">
      <style:paragraph-properties fo:text-align="justify" style:justify-single-word="false"/>
      <style:text-properties fo:color="#000000" style:font-name="Liberation Serif" fo:font-size="11pt" fo:language="en" fo:country="US" officeooo:paragraph-rsid="00109f1d" style:font-size-asian="11pt" style:font-size-complex="11pt"/>
    </style:style>
    <style:style style:name="P48" style:family="paragraph" style:parent-style-name="Standard" style:list-style-name="L8">
      <style:paragraph-properties fo:text-align="justify" style:justify-single-word="false"/>
      <style:text-properties fo:color="#000000" style:font-name="Liberation Serif" fo:font-size="11pt" fo:font-style="italic" style:text-underline-style="solid" style:text-underline-width="auto" style:text-underline-color="font-color" fo:font-weight="normal" officeooo:rsid="0018a23a" officeooo:paragraph-rsid="001a9ce2" style:font-size-asian="11pt" style:font-style-asian="italic" style:font-weight-asian="normal" style:font-size-complex="11pt" style:font-style-complex="italic" style:font-weight-complex="normal"/>
    </style:style>
    <style:style style:name="P49" style:family="paragraph" style:parent-style-name="Standard" style:list-style-name="L8">
      <style:paragraph-properties fo:text-align="justify" style:justify-single-word="false"/>
      <style:text-properties fo:color="#000000" style:font-name="Liberation Serif" fo:font-size="11pt" fo:font-style="italic" style:text-underline-style="solid" style:text-underline-width="auto" style:text-underline-color="font-color" fo:font-weight="normal" officeooo:rsid="0057ec40" officeooo:paragraph-rsid="0057ec40" style:font-size-asian="11pt" style:font-style-asian="italic" style:font-weight-asian="normal" style:font-size-complex="11pt" style:font-style-complex="italic" style:font-weight-complex="normal"/>
    </style:style>
    <style:style style:name="P50" style:family="paragraph" style:parent-style-name="Standard" style:list-style-name="L15">
      <style:paragraph-properties fo:text-align="justify" style:justify-single-word="false"/>
      <style:text-properties fo:color="#000000" style:font-name="Liberation Serif" fo:font-size="11pt" fo:font-style="italic" style:text-underline-style="solid" style:text-underline-width="auto" style:text-underline-color="font-color" fo:font-weight="normal" officeooo:paragraph-rsid="001a9ce2" style:font-size-asian="11pt" style:font-style-asian="italic" style:font-weight-asian="normal" style:font-size-complex="11pt" style:font-style-complex="italic" style:font-weight-complex="normal"/>
    </style:style>
    <style:style style:name="P51" style:family="paragraph" style:parent-style-name="Standard" style:list-style-name="L17">
      <style:paragraph-properties fo:text-align="justify" style:justify-single-word="false"/>
      <style:text-properties fo:color="#000000" style:font-name="Liberation Serif" fo:font-size="11pt" fo:font-style="italic" style:text-underline-style="solid" style:text-underline-width="auto" style:text-underline-color="font-color" fo:font-weight="normal" officeooo:paragraph-rsid="0059da51" style:font-size-asian="11pt" style:font-style-asian="italic" style:font-weight-asian="normal" style:font-size-complex="11pt" style:font-style-complex="italic" style:font-weight-complex="normal"/>
    </style:style>
    <style:style style:name="P52" style:family="paragraph" style:parent-style-name="Standard" style:list-style-name="L20">
      <style:paragraph-properties fo:text-align="justify" style:justify-single-word="false"/>
      <style:text-properties fo:color="#000000" style:font-name="Liberation Serif" fo:font-size="11pt" fo:font-style="italic" style:text-underline-style="solid" style:text-underline-width="auto" style:text-underline-color="font-color" fo:font-weight="normal" officeooo:rsid="008fef9d" officeooo:paragraph-rsid="001a9ce2" style:font-size-asian="11pt" style:font-style-asian="italic" style:font-weight-asian="normal" style:font-size-complex="11pt" style:font-style-complex="italic" style:font-weight-complex="normal"/>
    </style:style>
    <style:style style:name="P53" style:family="paragraph" style:parent-style-name="Standard" style:list-style-name="L21">
      <style:paragraph-properties fo:text-align="justify" style:justify-single-word="false"/>
      <style:text-properties fo:color="#000000" style:font-name="Liberation Serif" fo:font-size="11pt" fo:font-style="italic" style:text-underline-style="solid" style:text-underline-width="auto" style:text-underline-color="font-color" fo:font-weight="normal" officeooo:rsid="00900d7a" officeooo:paragraph-rsid="001a9ce2" style:font-size-asian="11pt" style:font-style-asian="italic" style:font-weight-asian="normal" style:font-size-complex="11pt" style:font-style-complex="italic" style:font-weight-complex="normal"/>
    </style:style>
    <style:style style:name="P54" style:family="paragraph" style:parent-style-name="Standard" style:list-style-name="L2">
      <style:paragraph-properties fo:text-align="justify" style:justify-single-word="false">
        <style:tab-stops>
          <style:tab-stop style:position="0.365cm"/>
        </style:tab-stops>
      </style:paragraph-properties>
      <style:text-properties fo:color="#000000" style:text-outline="false" style:text-line-through-style="none" style:text-line-through-type="none" style:font-name="Times New Roman" fo:font-size="11pt" fo:letter-spacing="normal" fo:language="en" fo:country="US" fo:font-style="normal" fo:text-shadow="none" style:text-underline-style="none" fo:font-weight="normal" style:letter-kerning="false" fo:background-color="transparent" style:font-name-asian="DejaVu Sans1" style:font-size-asian="11pt" style:font-style-asian="normal" style:font-weight-asian="normal" style:font-name-complex="DejaVu Sans1" style:font-size-complex="11pt" style:font-style-complex="normal" style:font-weight-complex="normal" style:text-emphasize="none" style:text-overline-style="none" style:text-overline-color="font-color"/>
    </style:style>
    <style:style style:name="P55" style:family="paragraph" style:parent-style-name="Standard" style:list-style-name="L2">
      <style:paragraph-properties fo:text-align="justify" style:justify-single-word="false">
        <style:tab-stops>
          <style:tab-stop style:position="0.365cm"/>
        </style:tab-stops>
      </style:paragraph-properties>
      <style:text-properties fo:color="#000000" style:text-outline="false" style:text-line-through-style="none" style:text-line-through-type="none" style:font-name="Times New Roman" fo:font-size="11pt" fo:letter-spacing="normal" fo:language="en" fo:country="US" fo:font-style="normal" fo:text-shadow="none" style:text-underline-style="none" fo:font-weight="normal" officeooo:paragraph-rsid="000ff22e" style:letter-kerning="false" fo:background-color="transparent" style:font-name-asian="DejaVu Sans1" style:font-size-asian="11pt" style:font-style-asian="normal" style:font-weight-asian="normal" style:font-name-complex="DejaVu Sans1" style:font-size-complex="11pt" style:font-style-complex="normal" style:font-weight-complex="normal" style:text-emphasize="none" style:text-overline-style="none" style:text-overline-color="font-color"/>
    </style:style>
    <style:style style:name="P56" style:family="paragraph" style:parent-style-name="Standard" style:list-style-name="L11">
      <style:paragraph-properties fo:text-align="justify" style:justify-single-word="false"/>
      <style:text-properties fo:color="#000000" style:text-outline="false" style:text-line-through-style="none" style:text-line-through-type="none" style:font-name="Liberation Serif" fo:font-size="11pt" fo:font-style="italic" fo:text-shadow="none" style:text-underline-style="solid" style:text-underline-width="auto" style:text-underline-color="font-color" fo:font-weight="normal" officeooo:rsid="008fef9d" officeooo:paragraph-rsid="001a9ce2" style:letter-kerning="true" style:font-name-asian="DejaVu Sans2" style:font-size-asian="11pt" style:font-style-asian="italic" style:font-weight-asian="normal" style:font-name-complex="DejaVu Sans2" style:font-size-complex="11pt" style:font-style-complex="italic" style:font-weight-complex="normal" style:text-emphasize="none" style:text-overline-style="none" style:text-overline-color="font-color"/>
    </style:style>
    <style:style style:name="P57" style:family="paragraph" style:parent-style-name="Standard" style:list-style-name="L13">
      <style:paragraph-properties fo:text-align="justify" style:justify-single-word="false"/>
      <style:text-properties fo:color="#000000" style:text-outline="false" style:text-line-through-style="none" style:text-line-through-type="none" style:font-name="Liberation Serif" fo:font-size="11pt" fo:font-style="italic" fo:text-shadow="none" style:text-underline-style="solid" style:text-underline-width="auto" style:text-underline-color="font-color" fo:font-weight="normal" officeooo:rsid="008fef9d" officeooo:paragraph-rsid="0018a23a" style:letter-kerning="true" style:font-name-asian="DejaVu Sans2" style:font-size-asian="11pt" style:font-style-asian="italic" style:font-weight-asian="normal" style:font-name-complex="DejaVu Sans2" style:font-size-complex="11pt" style:font-style-complex="italic" style:font-weight-complex="normal" style:text-emphasize="none" style:text-overline-style="none" style:text-overline-color="font-color"/>
    </style:style>
    <style:style style:name="P58" style:family="paragraph" style:parent-style-name="Standard" style:list-style-name="L13">
      <style:paragraph-properties fo:text-align="justify" style:justify-single-word="false"/>
      <style:text-properties fo:color="#000000" style:text-outline="false" style:text-line-through-style="none" style:text-line-through-type="none" style:font-name="Liberation Serif" fo:font-size="11pt" fo:font-style="italic" fo:text-shadow="none" style:text-underline-style="solid" style:text-underline-width="auto" style:text-underline-color="font-color" fo:font-weight="normal" officeooo:rsid="008fef9d" officeooo:paragraph-rsid="001a9ce2" style:letter-kerning="true" style:font-name-asian="DejaVu Sans2" style:font-size-asian="11pt" style:font-style-asian="italic" style:font-weight-asian="normal" style:font-name-complex="DejaVu Sans2" style:font-size-complex="11pt" style:font-style-complex="italic" style:font-weight-complex="normal" style:text-emphasize="none" style:text-overline-style="none" style:text-overline-color="font-color"/>
    </style:style>
    <style:style style:name="P59" style:family="paragraph" style:parent-style-name="Standard" style:list-style-name="L14">
      <style:paragraph-properties fo:text-align="justify" style:justify-single-word="false"/>
      <style:text-properties fo:color="#000000" style:text-outline="false" style:text-line-through-style="none" style:text-line-through-type="none" style:font-name="Liberation Serif" fo:font-size="11pt" fo:font-style="italic" fo:text-shadow="none" style:text-underline-style="solid" style:text-underline-width="auto" style:text-underline-color="font-color" fo:font-weight="normal" officeooo:rsid="008fef9d" officeooo:paragraph-rsid="001a9ce2" style:letter-kerning="true" style:font-name-asian="DejaVu Sans2" style:font-size-asian="11pt" style:font-style-asian="italic" style:font-weight-asian="normal" style:font-name-complex="DejaVu Sans2" style:font-size-complex="11pt" style:font-style-complex="italic" style:font-weight-complex="normal" style:text-emphasize="none" style:text-overline-style="none" style:text-overline-color="font-color"/>
    </style:style>
    <style:style style:name="P60" style:family="paragraph" style:parent-style-name="Standard" style:list-style-name="L19">
      <style:paragraph-properties fo:text-align="justify" style:justify-single-word="false"/>
      <style:text-properties fo:color="#000000" style:text-outline="false" style:text-line-through-style="none" style:text-line-through-type="none" style:font-name="Liberation Serif" fo:font-size="11pt" fo:font-style="italic" fo:text-shadow="none" style:text-underline-style="solid" style:text-underline-width="auto" style:text-underline-color="font-color" fo:font-weight="normal" officeooo:rsid="008fef9d" officeooo:paragraph-rsid="001a9ce2" style:letter-kerning="true" style:font-name-asian="DejaVu Sans2" style:font-size-asian="11pt" style:font-style-asian="italic" style:font-weight-asian="normal" style:font-name-complex="DejaVu Sans2" style:font-size-complex="11pt" style:font-style-complex="italic" style:font-weight-complex="normal" style:text-emphasize="none" style:text-overline-style="none" style:text-overline-color="font-color"/>
    </style:style>
    <style:style style:name="P61" style:family="paragraph" style:parent-style-name="Standard" style:list-style-name="L12">
      <style:paragraph-properties fo:text-align="justify" style:justify-single-word="false"/>
      <style:text-properties fo:color="#000000" style:text-outline="false" style:text-line-through-style="none" style:text-line-through-type="none" style:font-name="Liberation Serif" fo:font-size="11pt" fo:font-style="italic" fo:text-shadow="none" style:text-underline-style="solid" style:text-underline-width="auto" style:text-underline-color="font-color" fo:font-weight="normal" officeooo:rsid="00171519" officeooo:paragraph-rsid="00171519" style:letter-kerning="true" style:font-name-asian="DejaVu Sans2" style:font-size-asian="11pt" style:font-style-asian="italic" style:font-weight-asian="normal" style:font-name-complex="DejaVu Sans2" style:font-size-complex="11pt" style:font-style-complex="italic" style:font-weight-complex="normal" style:text-emphasize="none" style:text-overline-style="none" style:text-overline-color="font-color"/>
    </style:style>
    <style:style style:name="P62" style:family="paragraph" style:parent-style-name="Standard">
      <style:paragraph-properties fo:text-align="justify"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0171519" officeooo:paragraph-rsid="00171519" style:letter-kerning="true" style:font-name-asian="DejaVu Sans2" style:font-size-asian="11pt" style:font-style-asian="normal" style:font-weight-asian="normal" style:font-name-complex="DejaVu Sans2" style:font-size-complex="11pt" style:font-style-complex="normal" style:font-weight-complex="normal" style:text-emphasize="none" style:text-overline-style="none" style:text-overline-color="font-color"/>
    </style:style>
    <style:style style:name="P63" style:family="paragraph" style:parent-style-name="Standard" style:list-style-name="L2">
      <style:paragraph-properties fo:text-align="justify" style:justify-single-word="false"/>
      <style:text-properties fo:language="en" fo:country="US"/>
    </style:style>
    <style:style style:name="P64" style:family="paragraph" style:parent-style-name="Standard" style:list-style-name="L2">
      <style:paragraph-properties fo:text-align="justify" style:justify-single-word="false"/>
      <style:text-properties fo:language="en" fo:country="US" officeooo:paragraph-rsid="000b87b1"/>
    </style:style>
    <style:style style:name="P65" style:family="paragraph" style:parent-style-name="Standard" style:list-style-name="L2">
      <style:paragraph-properties fo:text-align="justify" style:justify-single-word="false"/>
      <style:text-properties fo:language="en" fo:country="US" officeooo:paragraph-rsid="000d5714"/>
    </style:style>
    <style:style style:name="P66" style:family="paragraph" style:parent-style-name="Standard" style:list-style-name="L2">
      <style:paragraph-properties fo:text-align="justify" style:justify-single-word="false"/>
      <style:text-properties fo:language="en" fo:country="US" officeooo:paragraph-rsid="000e90cb"/>
    </style:style>
    <style:style style:name="P67" style:family="paragraph" style:parent-style-name="Standard" style:list-style-name="L2">
      <style:paragraph-properties fo:text-align="justify" style:justify-single-word="false"/>
      <style:text-properties fo:language="en" fo:country="US" officeooo:paragraph-rsid="000ff22e"/>
    </style:style>
    <style:style style:name="P68" style:family="paragraph" style:parent-style-name="Standard" style:list-style-name="L2">
      <style:paragraph-properties fo:text-align="justify" style:justify-single-word="false">
        <style:tab-stops>
          <style:tab-stop style:position="0.365cm"/>
        </style:tab-stops>
      </style:paragraph-properties>
      <style:text-properties fo:language="en" fo:country="US"/>
    </style:style>
    <style:style style:name="P69" style:family="paragraph" style:parent-style-name="Standard" style:list-style-name="L7">
      <style:paragraph-properties fo:text-align="justify" style:justify-single-word="false"/>
      <style:text-properties fo:language="en" fo:country="US" officeooo:paragraph-rsid="0010c3a2"/>
    </style:style>
    <style:style style:name="P70" style:family="paragraph" style:parent-style-name="Standard" style:list-style-name="L8">
      <style:paragraph-properties fo:text-align="justify" style:justify-single-word="false"/>
      <style:text-properties officeooo:paragraph-rsid="0018a23a"/>
    </style:style>
    <style:style style:name="P71" style:family="paragraph" style:parent-style-name="Standard" style:list-style-name="L8">
      <style:paragraph-properties fo:text-align="justify" style:justify-single-word="false"/>
      <style:text-properties officeooo:paragraph-rsid="001a9ce2"/>
    </style:style>
    <style:style style:name="P72" style:family="paragraph" style:parent-style-name="Standard" style:list-style-name="L9">
      <style:paragraph-properties fo:text-align="justify" style:justify-single-word="false"/>
      <style:text-properties officeooo:paragraph-rsid="00183715"/>
    </style:style>
    <style:style style:name="P73" style:family="paragraph" style:parent-style-name="Standard" style:list-style-name="L9">
      <style:paragraph-properties fo:text-align="justify" style:justify-single-word="false"/>
      <style:text-properties officeooo:paragraph-rsid="001a9ce2"/>
    </style:style>
    <style:style style:name="P74" style:family="paragraph" style:parent-style-name="Standard" style:list-style-name="L10">
      <style:paragraph-properties fo:text-align="justify" style:justify-single-word="false"/>
      <style:text-properties officeooo:paragraph-rsid="0058f7f7"/>
    </style:style>
    <style:style style:name="P75" style:family="paragraph" style:parent-style-name="Standard" style:list-style-name="L11">
      <style:paragraph-properties fo:text-align="justify" style:justify-single-word="false"/>
      <style:text-properties officeooo:paragraph-rsid="001a9ce2"/>
    </style:style>
    <style:style style:name="P76" style:family="paragraph" style:parent-style-name="Standard" style:list-style-name="L13">
      <style:paragraph-properties fo:text-align="justify" style:justify-single-word="false"/>
      <style:text-properties officeooo:paragraph-rsid="0018a23a"/>
    </style:style>
    <style:style style:name="P77" style:family="paragraph" style:parent-style-name="Standard" style:list-style-name="L13">
      <style:paragraph-properties fo:text-align="justify" style:justify-single-word="false"/>
      <style:text-properties officeooo:paragraph-rsid="001a9ce2"/>
    </style:style>
    <style:style style:name="P78" style:family="paragraph" style:parent-style-name="Standard" style:list-style-name="L16">
      <style:paragraph-properties fo:text-align="justify" style:justify-single-word="false"/>
      <style:text-properties officeooo:paragraph-rsid="0018a23a"/>
    </style:style>
    <style:style style:name="P79" style:family="paragraph" style:parent-style-name="Standard" style:list-style-name="L18">
      <style:paragraph-properties fo:text-align="justify" style:justify-single-word="false"/>
      <style:text-properties officeooo:paragraph-rsid="001a9ce2"/>
    </style:style>
    <style:style style:name="P80" style:family="paragraph" style:parent-style-name="Standard" style:list-style-name="L14">
      <style:paragraph-properties fo:text-align="justify" style:justify-single-word="false"/>
      <style:text-properties officeooo:paragraph-rsid="001a9ce2"/>
    </style:style>
    <style:style style:name="P81" style:family="paragraph" style:parent-style-name="Standard" style:list-style-name="L14">
      <style:paragraph-properties fo:text-align="justify" style:justify-single-word="false"/>
      <style:text-properties officeooo:paragraph-rsid="0058f7f7"/>
    </style:style>
    <style:style style:name="P82" style:family="paragraph" style:parent-style-name="Standard" style:list-style-name="L8">
      <style:paragraph-properties fo:text-align="justify" style:justify-single-word="false"/>
      <style:text-properties fo:font-size="11pt" officeooo:paragraph-rsid="001c6ebd" style:font-size-asian="11pt" style:font-size-complex="11pt"/>
    </style:style>
    <style:style style:name="P83" style:family="paragraph" style:parent-style-name="Standard" style:list-style-name="L19">
      <style:paragraph-properties fo:text-align="justify" style:justify-single-word="false"/>
      <style:text-properties fo:font-size="11pt" officeooo:paragraph-rsid="001c6ebd" style:font-size-asian="11pt" style:font-size-complex="11pt"/>
    </style:style>
    <style:style style:name="P84" style:family="paragraph" style:parent-style-name="Standard" style:list-style-name="L14">
      <style:paragraph-properties fo:text-align="justify" style:justify-single-word="false"/>
      <style:text-properties fo:font-size="11pt" officeooo:paragraph-rsid="001c6ebd" style:font-size-asian="11pt" style:font-size-complex="11pt"/>
    </style:style>
    <style:style style:name="P85" style:family="paragraph" style:parent-style-name="Standard" style:list-style-name="L14">
      <style:paragraph-properties fo:text-align="justify" style:justify-single-word="false"/>
      <style:text-properties fo:font-size="11pt" officeooo:paragraph-rsid="001a9ce2" style:font-size-asian="11pt" style:font-size-complex="11pt"/>
    </style:style>
    <style:style style:name="P86" style:family="paragraph" style:parent-style-name="Standard" style:list-style-name="L20">
      <style:paragraph-properties fo:text-align="justify" style:justify-single-word="false"/>
      <style:text-properties fo:font-size="11pt" officeooo:paragraph-rsid="001c6ebd" style:font-size-asian="11pt" style:font-size-complex="11pt"/>
    </style:style>
    <style:style style:name="P87" style:family="paragraph" style:parent-style-name="Standard" style:list-style-name="L21">
      <style:paragraph-properties fo:text-align="justify" style:justify-single-word="false"/>
      <style:text-properties fo:font-size="11pt" officeooo:paragraph-rsid="001c6ebd" style:font-size-asian="11pt" style:font-size-complex="11pt"/>
    </style:style>
    <style:style style:name="P88" style:family="paragraph" style:parent-style-name="Standard" style:list-style-name="L2">
      <style:paragraph-properties fo:text-align="justify" style:justify-single-word="false" style:writing-mode="lr-tb"/>
      <style:text-properties fo:language="en" fo:country="US"/>
    </style:style>
    <style:style style:name="P89" style:family="paragraph" style:parent-style-name="Standard" style:list-style-name="L2">
      <style:paragraph-properties fo:text-align="justify" style:justify-single-word="false" style:writing-mode="lr-tb"/>
      <style:text-properties fo:language="en" fo:country="US" officeooo:paragraph-rsid="000b87b1"/>
    </style:style>
    <style:style style:name="P90" style:family="paragraph" style:parent-style-name="Standard" style:list-style-name="L2">
      <style:paragraph-properties fo:text-align="justify" style:justify-single-word="false" style:writing-mode="lr-tb"/>
      <style:text-properties fo:language="en" fo:country="US" officeooo:paragraph-rsid="000d5714"/>
    </style:style>
    <style:style style:name="P91" style:family="paragraph" style:parent-style-name="Standard" style:list-style-name="L2">
      <style:paragraph-properties fo:text-align="justify" style:justify-single-word="false" style:writing-mode="lr-tb"/>
      <style:text-properties fo:language="en" fo:country="US" officeooo:paragraph-rsid="000e90cb"/>
    </style:style>
    <style:style style:name="P92" style:family="paragraph" style:parent-style-name="Standard" style:list-style-name="L2">
      <style:paragraph-properties fo:text-align="justify" style:justify-single-word="false" style:writing-mode="lr-tb"/>
      <style:text-properties fo:language="en" fo:country="US" officeooo:paragraph-rsid="000ff22e"/>
    </style:style>
    <style:style style:name="P93" style:family="paragraph" style:parent-style-name="Standard" style:list-style-name="L2">
      <style:paragraph-properties fo:text-align="justify" style:justify-single-word="false" style:writing-mode="lr-tb"/>
      <style:text-properties fo:color="#000000" style:text-outline="false" style:text-line-through-style="none" style:text-line-through-type="none" style:font-name="Liberation Serif" fo:font-size="11pt" fo:letter-spacing="normal" fo:language="en" fo:country="US" fo:font-style="italic" fo:text-shadow="none" style:text-underline-style="none" fo:font-weight="normal" style:letter-kerning="false" style:font-name-asian="DejaVu Sans1" style:font-size-asian="11pt" style:font-style-asian="italic" style:font-weight-asian="normal" style:font-name-complex="DejaVu Sans1" style:font-size-complex="11pt" style:font-style-complex="italic" style:font-weight-complex="normal" style:text-emphasize="none" style:text-overline-style="none" style:text-overline-color="font-color"/>
    </style:style>
    <style:style style:name="P94" style:family="paragraph" style:parent-style-name="Standard" style:list-style-name="L2">
      <style:paragraph-properties fo:text-align="justify" style:justify-single-word="false" style:writing-mode="lr-tb"/>
      <style:text-properties officeooo:paragraph-rsid="000e90cb"/>
    </style:style>
    <style:style style:name="P95" style:family="paragraph" style:parent-style-name="Standard" style:list-style-name="L2">
      <style:paragraph-properties fo:text-align="justify" style:justify-single-word="false" style:writing-mode="lr-tb"/>
      <style:text-properties fo:font-size="11pt" officeooo:paragraph-rsid="000ff22e" style:font-size-asian="11pt" style:font-size-complex="11pt"/>
    </style:style>
    <style:style style:name="P96" style:family="paragraph" style:parent-style-name="Standard" style:list-style-name="L2">
      <style:paragraph-properties fo:text-align="justify" style:justify-single-word="false" style:writing-mode="lr-tb"/>
      <style:text-properties style:font-name="Times New Roman" fo:font-size="11pt" style:font-size-asian="11pt" style:font-size-complex="11pt"/>
    </style:style>
    <style:style style:name="P97" style:family="paragraph" style:parent-style-name="Standard" style:list-style-name="L2">
      <style:paragraph-properties fo:text-align="justify" style:justify-single-word="false" style:writing-mode="lr-tb"/>
      <style:text-properties style:font-name="Times New Roman" fo:font-size="11pt" officeooo:paragraph-rsid="000ff22e" style:font-size-asian="11pt" style:font-size-complex="11pt"/>
    </style:style>
    <style:style style:name="P98" style:family="paragraph" style:parent-style-name="Standard" style:list-style-name="L3">
      <style:paragraph-properties fo:margin-left="0cm" fo:margin-right="0cm" fo:text-align="justify" style:justify-single-word="false" fo:text-indent="0cm" style:auto-text-indent="false"/>
      <style:text-properties fo:color="#000000" style:font-name="Liberation Serif" fo:font-size="11pt" fo:language="en" fo:country="US" style:font-size-asian="11pt" style:font-size-complex="11pt"/>
    </style:style>
    <style:style style:name="P99" style:family="paragraph" style:parent-style-name="Standard" style:list-style-name="L3">
      <style:paragraph-properties fo:margin-left="0cm" fo:margin-right="0cm" fo:text-align="justify" style:justify-single-word="false" fo:text-indent="0cm" style:auto-text-indent="false"/>
      <style:text-properties fo:color="#000000" style:font-name="Liberation Serif" fo:font-size="11pt" fo:language="en" fo:country="US" fo:font-style="normal" style:text-underline-style="none" fo:font-weight="bold" style:font-size-asian="11pt" style:font-style-asian="normal" style:font-weight-asian="bold" style:font-size-complex="11pt" style:font-style-complex="normal" style:font-weight-complex="bold"/>
    </style:style>
    <style:style style:name="P100" style:family="paragraph" style:parent-style-name="Standard" style:list-style-name="L3">
      <style:paragraph-properties fo:margin-left="0cm" fo:margin-right="0cm" fo:text-align="justify" style:justify-single-word="false" fo:text-indent="0cm" style:auto-text-indent="false"/>
      <style:text-properties fo:font-size="11pt" fo:language="en" fo:country="US" style:font-size-asian="11pt" style:font-size-complex="11pt"/>
    </style:style>
    <style:style style:name="P101" style:family="paragraph" style:parent-style-name="Standard" style:list-style-name="L4">
      <style:paragraph-properties fo:margin-left="1.251cm" fo:margin-right="0cm" fo:text-align="justify" style:justify-single-word="false" fo:text-indent="-0.635cm" style:auto-text-indent="false"/>
      <style:text-properties fo:language="en" fo:country="US"/>
    </style:style>
    <style:style style:name="P102" style:family="paragraph" style:parent-style-name="Standard" style:list-style-name="L3">
      <style:paragraph-properties fo:margin-left="1.251cm" fo:margin-right="0cm" fo:text-align="justify" style:justify-single-word="false" fo:text-indent="-0.635cm" style:auto-text-indent="false"/>
      <style:text-properties fo:font-size="11pt" fo:language="en" fo:country="US" style:font-size-asian="11pt" style:font-size-complex="11pt"/>
    </style:style>
    <style:style style:name="P103" style:family="paragraph" style:parent-style-name="Standard" style:list-style-name="L4">
      <style:paragraph-properties fo:margin-left="2.501cm" fo:margin-right="0cm" fo:text-align="justify" style:justify-single-word="false" fo:text-indent="-0.635cm" style:auto-text-indent="false"/>
      <style:text-properties fo:language="en" fo:country="US"/>
    </style:style>
    <style:style style:name="P104" style:family="paragraph" style:parent-style-name="Standard" style:list-style-name="L3">
      <style:paragraph-properties fo:margin-left="2.501cm" fo:margin-right="0cm" fo:text-align="justify" style:justify-single-word="false" fo:text-indent="-0.635cm" style:auto-text-indent="false"/>
      <style:text-properties fo:font-size="11pt" fo:language="en" fo:country="US" style:font-size-asian="11pt" style:font-size-complex="11pt"/>
    </style:style>
    <style:style style:name="P105" style:family="paragraph" style:parent-style-name="Standard" style:list-style-name="L19">
      <style:paragraph-properties fo:margin-left="2.501cm" fo:margin-right="0cm" fo:text-align="justify" style:justify-single-word="false" fo:text-indent="-0.635cm" style:auto-text-indent="false"/>
      <style:text-properties fo:color="#000000" style:text-outline="false" style:text-line-through-style="none" style:text-line-through-type="none" style:font-name="Liberation Serif" fo:font-size="11pt" fo:font-style="italic" fo:text-shadow="none" style:text-underline-style="none" fo:font-weight="normal" officeooo:rsid="008fef9d" officeooo:paragraph-rsid="001dfaef" style:letter-kerning="true" style:font-name-asian="DejaVu Sans2" style:font-size-asian="11pt" style:font-style-asian="italic" style:font-weight-asian="normal" style:font-name-complex="DejaVu Sans2" style:font-size-complex="11pt" style:font-style-complex="italic" style:font-weight-complex="normal" style:text-emphasize="none" style:text-overline-style="none" style:text-overline-color="font-color"/>
    </style:style>
    <style:style style:name="P106" style:family="paragraph" style:parent-style-name="Standard" style:list-style-name="L3">
      <style:paragraph-properties fo:margin-left="3.752cm" fo:margin-right="0cm" fo:text-align="justify" style:justify-single-word="false" fo:text-indent="-0.635cm" style:auto-text-indent="false"/>
      <style:text-properties fo:color="#000000" style:font-name="Liberation Serif" fo:font-size="11pt" fo:language="en" fo:country="US" style:font-size-asian="11pt" style:font-size-complex="11pt"/>
    </style:style>
    <style:style style:name="T1" style:family="text">
      <style:text-properties fo:color="#000000" style:font-name="Liberation Serif"/>
    </style:style>
    <style:style style:name="T2" style:family="text">
      <style:text-properties fo:color="#000000" style:font-name="Liberation Serif" fo:font-size="11pt" style:font-size-asian="11pt" style:font-size-complex="11pt"/>
    </style:style>
    <style:style style:name="T3" style:family="text">
      <style:text-properties fo:color="#000000" style:font-name="Liberation Serif" fo:font-size="11pt" officeooo:rsid="000c925e" style:font-size-asian="11pt" style:font-size-complex="11pt"/>
    </style:style>
    <style:style style:name="T4" style:family="text">
      <style:text-properties fo:color="#000000" style:font-name="Liberation Serif" fo:font-size="11pt" officeooo:rsid="000d5714" style:font-size-asian="11pt" style:font-size-complex="11pt"/>
    </style:style>
    <style:style style:name="T5" style:family="text">
      <style:text-properties fo:color="#000000" style:font-name="Liberation Serif" fo:font-size="11pt" officeooo:rsid="000ff22e" style:font-size-asian="11pt" style:font-size-complex="11pt"/>
    </style:style>
    <style:style style:name="T6" style:family="text">
      <style:text-properties fo:color="#000000" style:font-name="Liberation Serif" fo:font-size="11pt" officeooo:rsid="008fef9d" style:font-size-asian="11pt" style:font-size-complex="11pt"/>
    </style:style>
    <style:style style:name="T7" style:family="text">
      <style:text-properties fo:color="#000000" style:font-name="Liberation Serif" fo:font-size="11pt" fo:font-style="normal" style:text-underline-style="none" style:font-size-asian="11pt" style:font-style-asian="normal" style:font-size-complex="11pt" style:font-style-complex="normal"/>
    </style:style>
    <style:style style:name="T8" style:family="text">
      <style:text-properties fo:color="#000000" style:font-name="Liberation Serif" fo:font-size="11pt" fo:font-style="normal" style:text-underline-style="none" officeooo:rsid="000b87b1" style:font-size-asian="11pt" style:font-style-asian="normal" style:font-size-complex="11pt" style:font-style-complex="normal"/>
    </style:style>
    <style:style style:name="T9" style:family="text">
      <style:text-properties fo:color="#000000" style:font-name="Liberation Serif" fo:font-size="11pt" fo:font-style="normal" style:text-underline-style="none" officeooo:rsid="000c925e" style:font-size-asian="11pt" style:font-style-asian="normal" style:font-size-complex="11pt" style:font-style-complex="normal"/>
    </style:style>
    <style:style style:name="T10" style:family="text">
      <style:text-properties fo:color="#000000" style:font-name="Liberation Serif" fo:font-size="11pt" fo:font-style="normal" style:text-underline-style="none" officeooo:rsid="000d5714" style:font-size-asian="11pt" style:font-style-asian="normal" style:font-size-complex="11pt" style:font-style-complex="normal"/>
    </style:style>
    <style:style style:name="T11" style:family="text">
      <style:text-properties fo:color="#000000" style:font-name="Liberation Serif" fo:font-size="11pt" fo:font-style="normal" style:text-underline-style="none" officeooo:rsid="000e90cb" style:font-size-asian="11pt" style:font-style-asian="normal" style:font-size-complex="11pt" style:font-style-complex="normal"/>
    </style:style>
    <style:style style:name="T12" style:family="text">
      <style:text-properties fo:color="#000000" style:font-name="Liberation Serif" fo:font-size="11pt" fo:font-style="normal" style:text-underline-style="none" officeooo:rsid="000ff22e" style:font-size-asian="11pt" style:font-style-asian="normal" style:font-size-complex="11pt" style:font-style-complex="normal"/>
    </style:style>
    <style:style style:name="T13" style:family="text">
      <style:text-properties fo:color="#000000" style:font-name="Liberation Serif" fo:font-size="11pt" fo:font-style="normal" style:text-underline-style="none" officeooo:rsid="0010c3a2" style:font-size-asian="11pt" style:font-style-asian="normal" style:font-size-complex="11pt" style:font-style-complex="normal"/>
    </style:style>
    <style:style style:name="T14" style:family="text">
      <style:text-properties fo:color="#000000" style:font-name="Liberation Serif" fo:font-size="11pt" fo:font-style="normal" style:text-underline-style="none" fo:font-weight="bold" style:font-size-asian="11pt" style:font-style-asian="normal" style:font-weight-asian="bold" style:font-size-complex="11pt" style:font-style-complex="normal" style:font-weight-complex="bold"/>
    </style:style>
    <style:style style:name="T15" style:family="text">
      <style:text-properties fo:color="#000000" style:font-name="Liberation Serif" fo:font-size="11pt" fo:font-style="normal" style:text-underline-style="none" fo:font-weight="bold" officeooo:rsid="000b87b1" style:font-size-asian="11pt" style:font-style-asian="normal" style:font-weight-asian="bold" style:font-size-complex="11pt" style:font-style-complex="normal" style:font-weight-complex="bold"/>
    </style:style>
    <style:style style:name="T16" style:family="text">
      <style:text-properties fo:color="#000000" style:font-name="Liberation Serif" fo:font-size="11pt" fo:font-style="normal" style:text-underline-style="none" fo:font-weight="bold" officeooo:rsid="0018a23a" style:font-size-asian="11pt" style:font-style-asian="normal" style:font-weight-asian="bold" style:font-size-complex="11pt" style:font-style-complex="normal" style:font-weight-complex="bold"/>
    </style:style>
    <style:style style:name="T17" style:family="text">
      <style:text-properties fo:color="#000000" style:font-name="Liberation Serif" fo:font-size="11pt" fo:font-style="normal" style:text-underline-style="none" fo:font-weight="bold" officeooo:rsid="001a9ce2" style:font-size-asian="11pt" style:font-style-asian="normal" style:font-weight-asian="bold" style:font-name-complex="Arial" style:font-size-complex="11pt" style:font-style-complex="normal" style:font-weight-complex="bold"/>
    </style:style>
    <style:style style:name="T18" style:family="text">
      <style:text-properties fo:color="#000000" style:font-name="Liberation Serif" fo:font-size="11pt" fo:font-style="normal" style:text-underline-style="none" fo:font-weight="normal" officeooo:rsid="00242a38" style:font-size-asian="11pt" style:font-style-asian="normal" style:font-weight-asian="normal" style:font-size-complex="11pt" style:font-style-complex="normal" style:font-weight-complex="normal"/>
    </style:style>
    <style:style style:name="T19" style:family="text">
      <style:text-properties fo:color="#000000" style:font-name="Liberation Serif" fo:font-size="11pt" fo:font-style="normal" style:text-underline-style="none" fo:font-weight="normal" officeooo:rsid="002590c4" style:font-size-asian="11pt" style:font-style-asian="normal" style:font-weight-asian="normal" style:font-size-complex="11pt" style:font-style-complex="normal" style:font-weight-complex="normal"/>
    </style:style>
    <style:style style:name="T20" style:family="text">
      <style:text-properties fo:color="#000000" style:font-name="Liberation Serif" fo:font-size="11pt" fo:font-style="normal" style:text-underline-style="solid" style:text-underline-width="auto" style:text-underline-color="font-color" style:font-size-asian="11pt" style:font-style-asian="normal" style:font-size-complex="11pt" style:font-style-complex="normal"/>
    </style:style>
    <style:style style:name="T21" style:family="text">
      <style:text-properties fo:color="#000000" style:font-name="Liberation Serif" fo:font-size="11pt" fo:font-style="italic" style:text-underline-style="none" style:font-size-asian="11pt" style:font-style-asian="italic" style:font-size-complex="11pt" style:font-style-complex="italic"/>
    </style:style>
    <style:style style:name="T22" style:family="text">
      <style:text-properties fo:color="#000000" style:font-name="Liberation Serif" fo:font-size="11pt" fo:font-style="italic" style:text-underline-style="none" fo:font-weight="normal" style:font-size-asian="11pt" style:font-style-asian="italic" style:font-weight-asian="normal" style:font-size-complex="11pt" style:font-style-complex="italic" style:font-weight-complex="normal"/>
    </style:style>
    <style:style style:name="T23" style:family="text">
      <style:text-properties fo:color="#000000" style:font-name="Liberation Serif" fo:font-size="11pt" fo:font-style="italic" style:text-underline-style="none" fo:font-weight="normal" officeooo:rsid="0018a23a" style:font-size-asian="11pt" style:font-style-asian="italic" style:font-weight-asian="normal" style:font-name-complex="Arial" style:font-size-complex="11pt" style:font-style-complex="italic" style:font-weight-complex="normal"/>
    </style:style>
    <style:style style:name="T24" style:family="text">
      <style:text-properties fo:color="#000000" style:font-name="Liberation Serif" fo:font-size="11pt" fo:font-style="italic" style:text-underline-style="solid" style:text-underline-width="auto" style:text-underline-color="font-color" style:font-size-asian="11pt" style:font-style-asian="italic" style:font-size-complex="11pt" style:font-style-complex="italic"/>
    </style:style>
    <style:style style:name="T25" style:family="text">
      <style:text-properties fo:color="#000000" style:font-name="Liberation Serif" fo:font-size="11pt" fo:font-style="italic" style:text-underline-style="solid" style:text-underline-width="auto" style:text-underline-color="font-color" officeooo:rsid="000c925e" style:font-size-asian="11pt" style:font-style-asian="italic" style:font-size-complex="11pt" style:font-style-complex="italic"/>
    </style:style>
    <style:style style:name="T26" style:family="text">
      <style:text-properties fo:color="#000000" style:font-name="Liberation Serif" fo:font-size="11pt" fo:font-style="italic" style:text-underline-style="solid" style:text-underline-width="auto" style:text-underline-color="font-color" officeooo:rsid="000d5714" style:font-size-asian="11pt" style:font-style-asian="italic" style:font-size-complex="11pt" style:font-style-complex="italic"/>
    </style:style>
    <style:style style:name="T27" style:family="text">
      <style:text-properties fo:color="#000000" style:font-name="Liberation Serif" fo:font-size="11pt" fo:font-style="italic" style:text-underline-style="solid" style:text-underline-width="auto" style:text-underline-color="font-color" officeooo:rsid="000e90cb" style:font-size-asian="11pt" style:font-style-asian="italic" style:font-size-complex="11pt" style:font-style-complex="italic"/>
    </style:style>
    <style:style style:name="T28" style:family="text">
      <style:text-properties fo:color="#000000" style:font-name="Liberation Serif" fo:font-size="11pt" fo:font-style="italic" style:text-underline-style="solid" style:text-underline-width="auto" style:text-underline-color="font-color" officeooo:rsid="0010c3a2" style:font-size-asian="11pt" style:font-style-asian="italic" style:font-size-complex="11pt" style:font-style-complex="italic"/>
    </style:style>
    <style:style style:name="T29" style:family="text">
      <style:text-properties fo:color="#000000" style:font-name="Liberation Serif" fo:font-size="11pt" fo:font-style="italic" style:text-underline-style="solid" style:text-underline-width="auto" style:text-underline-color="font-color" fo:font-weight="normal" officeooo:rsid="0018a23a" style:font-size-asian="11pt" style:font-style-asian="italic" style:font-weight-asian="normal" style:font-name-complex="Arial" style:font-size-complex="11pt" style:font-style-complex="italic" style:font-weight-complex="normal"/>
    </style:style>
    <style:style style:name="T30" style:family="text">
      <style:text-properties fo:color="#000000" style:font-name="Liberation Serif" fo:font-size="11pt" fo:font-style="italic" style:text-underline-style="solid" style:text-underline-width="auto" style:text-underline-color="font-color" fo:font-weight="normal" style:font-size-asian="11pt" style:font-style-asian="italic" style:font-weight-asian="normal" style:font-size-complex="11pt" style:font-style-complex="italic" style:font-weight-complex="normal"/>
    </style:style>
    <style:style style:name="T31" style:family="text">
      <style:text-properties fo:color="#000000" style:font-name="Liberation Serif" fo:font-size="11pt" fo:font-style="italic" style:text-underline-style="solid" style:text-underline-width="auto" style:text-underline-color="font-color" fo:font-weight="normal" officeooo:rsid="008fef9d" style:font-size-asian="11pt" style:font-style-asian="italic" style:font-weight-asian="normal" style:font-size-complex="11pt" style:font-style-complex="italic" style:font-weight-complex="normal"/>
    </style:style>
    <style:style style:name="T32" style:family="text">
      <style:text-properties fo:color="#000000" style:font-name="Liberation Serif" fo:font-size="11pt" fo:font-style="italic" style:font-size-asian="11pt" style:font-style-asian="italic" style:font-size-complex="11pt" style:font-style-complex="italic"/>
    </style:style>
    <style:style style:name="T33" style:family="text">
      <style:text-properties fo:color="#000000" style:font-name="Liberation Serif" fo:font-size="11pt" fo:font-style="italic" officeooo:rsid="000c925e" style:font-size-asian="11pt" style:font-style-asian="italic" style:font-size-complex="11pt" style:font-style-complex="italic"/>
    </style:style>
    <style:style style:name="T34" style:family="text">
      <style:text-properties fo:color="#000000" style:font-name="Liberation Serif" fo:font-size="11pt" fo:font-weight="normal" officeooo:rsid="002590c4" style:font-size-asian="11pt" style:font-weight-asian="normal" style:font-size-complex="11pt" style:font-weight-complex="normal"/>
    </style:style>
    <style:style style:name="T35" style:family="text">
      <style:text-properties fo:color="#000000" style:font-name="Liberation Serif" fo:font-size="11pt" fo:font-weight="normal" officeooo:rsid="00242a38" style:font-size-asian="11pt" style:font-weight-asian="normal" style:font-size-complex="11pt" style:font-weight-complex="normal"/>
    </style:style>
    <style:style style:name="T36" style:family="text">
      <style:text-properties fo:color="#000000" style:font-name="Liberation Serif" fo:font-size="11pt" fo:font-weight="bold" style:font-size-asian="11pt" style:font-weight-asian="bold" style:font-size-complex="11pt" style:font-weight-complex="bold"/>
    </style:style>
    <style:style style:name="T37" style:family="text">
      <style:text-properties fo:color="#000000" style:font-name="Liberation Serif" fo:font-size="11pt" fo:font-weight="bold" officeooo:rsid="0018a23a" style:font-size-asian="11pt" style:font-weight-asian="bold" style:font-size-complex="11pt" style:font-weight-complex="bold"/>
    </style:style>
    <style:style style:name="T38" style:family="text">
      <style:text-properties fo:color="#000000" style:font-name="Liberation Serif" fo:font-style="italic" style:text-underline-style="solid" style:text-underline-width="auto" style:text-underline-color="font-color" fo:font-weight="normal" officeooo:rsid="009a426e" style:font-style-asian="italic" style:font-weight-asian="normal" style:font-style-complex="italic" style:font-weight-complex="normal"/>
    </style:style>
    <style:style style:name="T39" style:family="text">
      <style:text-properties fo:color="#000000" style:font-name="Liberation Serif" fo:font-style="italic" style:text-underline-style="solid" style:text-underline-width="auto" style:text-underline-color="font-color" fo:font-weight="normal" officeooo:rsid="008fef9d" style:font-style-asian="italic" style:font-weight-asian="normal" style:font-style-complex="italic" style:font-weight-complex="normal"/>
    </style:style>
    <style:style style:name="T40" style:family="text">
      <style:text-properties fo:color="#000000" style:font-name="Liberation Serif" fo:font-style="italic" style:text-underline-style="solid" style:text-underline-width="auto" style:text-underline-color="font-color" fo:font-weight="normal" officeooo:rsid="00270007" style:font-style-asian="italic" style:font-weight-asian="normal" style:font-style-complex="italic" style:font-weight-complex="normal"/>
    </style:style>
    <style:style style:name="T41" style:family="text">
      <style:text-properties fo:color="#000000" style:font-name="Liberation Serif" fo:font-style="italic" style:text-underline-style="none" fo:font-weight="bold" officeooo:rsid="001c6ebd" style:font-style-asian="italic" style:font-weight-asian="bold" style:font-style-complex="italic" style:font-weight-complex="bold"/>
    </style:style>
    <style:style style:name="T42" style:family="text">
      <style:text-properties fo:color="#000000" style:font-name="Liberation Serif" fo:font-weight="bold" style:font-weight-asian="bold" style:font-weight-complex="bold"/>
    </style:style>
    <style:style style:name="T43" style:family="text">
      <style:text-properties fo:color="#000000" style:font-name="Liberation Serif" fo:font-style="normal" style:font-style-asian="normal" style:font-style-complex="normal"/>
    </style:style>
    <style:style style:name="T44" style:family="text">
      <style:text-properties fo:color="#000000" style:font-name="Liberation Serif" officeooo:rsid="000d5714"/>
    </style:style>
    <style:style style:name="T45" style:family="text">
      <style:text-properties fo:color="#000000" style:font-name="Liberation Serif" officeooo:rsid="000ff22e"/>
    </style:style>
    <style:style style:name="T46" style:family="text">
      <style:text-properties fo:color="#000000" style:font-name="Liberation Serif" officeooo:rsid="0010c3a2"/>
    </style:style>
    <style:style style:name="T47" style:family="text">
      <style:text-properties fo:color="#000000" style:text-outline="false" style:text-line-through-style="none" style:text-line-through-type="none" style:font-name="Liberation Serif" fo:font-size="11pt" fo:letter-spacing="normal" fo:language="en" fo:country="none" fo:font-style="normal" fo:text-shadow="none" style:text-underline-style="none" fo:font-weight="bold" style:letter-kerning="false" style:font-name-asian="DejaVu Sans1" style:font-size-asian="11pt" style:font-style-asian="normal" style:font-weight-asian="bold" style:font-name-complex="DejaVu Sans1" style:font-size-complex="11pt" style:font-style-complex="normal" style:font-weight-complex="bold" style:text-emphasize="none" style:text-overline-style="none" style:text-overline-color="font-color"/>
    </style:style>
    <style:style style:name="T48" style:family="text">
      <style:text-properties fo:color="#000000" style:text-outline="false" style:text-line-through-style="none" style:text-line-through-type="none" style:font-name="Liberation Serif" fo:font-size="11pt" fo:letter-spacing="normal" fo:language="en" fo:country="none" fo:font-style="normal" fo:text-shadow="none" style:text-underline-style="none" fo:font-weight="bold" officeooo:rsid="000ff22e" style:letter-kerning="false" style:font-name-asian="DejaVu Sans1" style:font-size-asian="11pt" style:font-style-asian="normal" style:font-weight-asian="bold" style:font-name-complex="DejaVu Sans1" style:font-size-complex="11pt" style:font-style-complex="normal" style:font-weight-complex="bold" style:text-emphasize="none" style:text-overline-style="none" style:text-overline-color="font-color"/>
    </style:style>
    <style:style style:name="T49" style:family="text">
      <style:text-properties fo:color="#000000" style:text-outline="false" style:text-line-through-style="none" style:text-line-through-type="none" style:font-name="Liberation Serif" fo:font-size="11pt" fo:letter-spacing="normal" fo:language="en" fo:country="none" fo:font-style="normal" fo:text-shadow="none" style:text-underline-style="none" fo:font-weight="bold" style:letter-kerning="false" fo:background-color="transparent" loext:char-shading-value="0" style:font-name-asian="DejaVu Sans1" style:font-size-asian="11pt" style:font-style-asian="normal" style:font-weight-asian="bold" style:font-name-complex="DejaVu Sans1" style:font-size-complex="11pt" style:font-style-complex="normal" style:font-weight-complex="bold" style:text-emphasize="none" style:text-overline-style="none" style:text-overline-color="font-color"/>
    </style:style>
    <style:style style:name="T50" style:family="text">
      <style:text-properties fo:color="#000000" style:text-outline="false" style:text-line-through-style="none" style:text-line-through-type="none" style:font-name="Liberation Serif" fo:font-size="11pt" fo:letter-spacing="normal" fo:language="en" fo:country="none" fo:font-style="normal" fo:text-shadow="none" style:text-underline-style="none" fo:font-weight="bold" officeooo:rsid="000ff22e" style:letter-kerning="false" fo:background-color="transparent" loext:char-shading-value="0" style:font-name-asian="DejaVu Sans1" style:font-size-asian="11pt" style:font-style-asian="normal" style:font-weight-asian="bold" style:font-name-complex="DejaVu Sans1" style:font-size-complex="11pt" style:font-style-complex="normal" style:font-weight-complex="bold" style:text-emphasize="none" style:text-overline-style="none" style:text-overline-color="font-color"/>
    </style:style>
    <style:style style:name="T51" style:family="text">
      <style:text-properties fo:color="#000000" style:text-outline="false" style:text-line-through-style="none" style:text-line-through-type="none" style:font-name="Liberation Serif" fo:font-size="11pt" fo:letter-spacing="normal" fo:language="en" fo:country="none" fo:font-style="normal" fo:text-shadow="none" style:text-underline-style="none" fo:font-weight="bold" officeooo:rsid="0010c3a2" style:letter-kerning="false" fo:background-color="transparent" loext:char-shading-value="0" style:font-name-asian="DejaVu Sans1" style:font-size-asian="11pt" style:font-style-asian="normal" style:font-weight-asian="bold" style:font-name-complex="DejaVu Sans1" style:font-size-complex="11pt" style:font-style-complex="normal" style:font-weight-complex="bold" style:text-emphasize="none" style:text-overline-style="none" style:text-overline-color="font-color"/>
    </style:style>
    <style:style style:name="T52" style:family="text">
      <style:text-properties fo:color="#000000" style:text-outline="false" style:text-line-through-style="none" style:text-line-through-type="none" style:font-name="Liberation Serif" fo:font-size="11pt" fo:letter-spacing="normal" fo:font-style="normal" fo:text-shadow="none" style:text-underline-style="none" fo:font-weight="normal" style:letter-kerning="false" fo:background-color="transparent" loext:char-shading-value="0" style:font-name-asian="DejaVu Sans1" style:font-size-asian="11pt" style:font-style-asian="normal" style:font-weight-asian="normal" style:font-name-complex="DejaVu Sans1" style:font-size-complex="11pt" style:font-style-complex="normal" style:font-weight-complex="normal" style:text-emphasize="none" style:text-overline-style="none" style:text-overline-color="font-color"/>
    </style:style>
    <style:style style:name="T53" style:family="text">
      <style:text-properties fo:color="#000000" style:text-outline="false" style:text-line-through-style="none" style:text-line-through-type="none" style:font-name="Liberation Serif" fo:font-size="11pt" fo:letter-spacing="normal" fo:font-style="normal" fo:text-shadow="none" style:text-underline-style="none" fo:font-weight="normal" officeooo:rsid="0010c3a2" style:letter-kerning="false" fo:background-color="transparent" loext:char-shading-value="0" style:font-name-asian="DejaVu Sans1" style:font-size-asian="11pt" style:font-style-asian="normal" style:font-weight-asian="normal" style:font-name-complex="DejaVu Sans1" style:font-size-complex="11pt" style:font-style-complex="normal" style:font-weight-complex="normal" style:text-emphasize="none" style:text-overline-style="none" style:text-overline-color="font-color"/>
    </style:style>
    <style:style style:name="T54" style:family="text">
      <style:text-properties fo:color="#000000" style:text-outline="false" style:text-line-through-style="none" style:text-line-through-type="none" style:font-name="Liberation Serif" fo:font-size="11pt" fo:letter-spacing="normal" fo:font-style="normal" fo:text-shadow="none" style:text-underline-style="none" fo:font-weight="normal" style:letter-kerning="false" style:font-name-asian="DejaVu Sans1" style:font-size-asian="11pt" style:font-style-asian="normal" style:font-weight-asian="normal" style:font-name-complex="DejaVu Sans1" style:font-size-complex="11pt" style:font-style-complex="normal" style:font-weight-complex="normal" style:text-emphasize="none" style:text-overline-style="none" style:text-overline-color="font-color"/>
    </style:style>
    <style:style style:name="T55" style:family="text">
      <style:text-properties fo:color="#000000" style:text-outline="false" style:text-line-through-style="none" style:text-line-through-type="none" style:font-name="Liberation Serif" fo:font-size="11pt" fo:letter-spacing="normal" fo:font-style="normal" fo:text-shadow="none" style:text-underline-style="none" fo:font-weight="normal" officeooo:rsid="000c925e" style:letter-kerning="false" style:font-name-asian="DejaVu Sans1" style:font-size-asian="11pt" style:font-style-asian="normal" style:font-weight-asian="normal" style:font-name-complex="DejaVu Sans1" style:font-size-complex="11pt" style:font-style-complex="normal" style:font-weight-complex="normal" style:text-emphasize="none" style:text-overline-style="none" style:text-overline-color="font-color"/>
    </style:style>
    <style:style style:name="T56" style:family="text">
      <style:text-properties fo:color="#000000" style:text-outline="false" style:text-line-through-style="none" style:text-line-through-type="none" style:font-name="Liberation Serif" fo:font-size="11pt" fo:letter-spacing="normal" fo:font-style="normal" fo:text-shadow="none" style:text-underline-style="none" fo:font-weight="normal" officeooo:rsid="000d5714" style:letter-kerning="false" style:font-name-asian="DejaVu Sans1" style:font-size-asian="11pt" style:font-style-asian="normal" style:font-weight-asian="normal" style:font-name-complex="DejaVu Sans1" style:font-size-complex="11pt" style:font-style-complex="normal" style:font-weight-complex="normal" style:text-emphasize="none" style:text-overline-style="none" style:text-overline-color="font-color"/>
    </style:style>
    <style:style style:name="T57" style:family="text">
      <style:text-properties fo:color="#000000" style:text-outline="false" style:text-line-through-style="none" style:text-line-through-type="none" style:font-name="Liberation Serif" fo:font-size="11pt" fo:letter-spacing="normal" fo:font-style="normal" fo:text-shadow="none" style:text-underline-style="none" fo:font-weight="normal" officeooo:rsid="000e90cb" style:letter-kerning="false" style:font-name-asian="DejaVu Sans1" style:font-size-asian="11pt" style:font-style-asian="normal" style:font-weight-asian="normal" style:font-name-complex="DejaVu Sans1" style:font-size-complex="11pt" style:font-style-complex="normal" style:font-weight-complex="normal" style:text-emphasize="none" style:text-overline-style="none" style:text-overline-color="font-color"/>
    </style:style>
    <style:style style:name="T58" style:family="text">
      <style:text-properties fo:color="#000000" style:text-outline="false" style:text-line-through-style="none" style:text-line-through-type="none" style:font-name="Liberation Serif" fo:font-size="11pt" fo:letter-spacing="normal" fo:font-style="normal" fo:text-shadow="none" style:text-underline-style="none" fo:font-weight="normal" officeooo:rsid="000ff22e" style:letter-kerning="false" style:font-name-asian="DejaVu Sans1" style:font-size-asian="11pt" style:font-style-asian="normal" style:font-weight-asian="normal" style:font-name-complex="DejaVu Sans1" style:font-size-complex="11pt" style:font-style-complex="normal" style:font-weight-complex="normal" style:text-emphasize="none" style:text-overline-style="none" style:text-overline-color="font-color"/>
    </style:style>
    <style:style style:name="T59" style:family="text">
      <style:text-properties fo:color="#000000" style:text-outline="false" style:text-line-through-style="none" style:text-line-through-type="none" style:font-name="Liberation Serif" fo:font-size="11pt" fo:letter-spacing="normal" fo:font-style="normal" fo:text-shadow="none" style:text-underline-style="none" fo:font-weight="bold" style:letter-kerning="false" style:font-name-asian="DejaVu Sans1" style:font-size-asian="11pt" style:font-style-asian="normal" style:font-weight-asian="bold" style:font-name-complex="DejaVu Sans1" style:font-size-complex="11pt" style:font-style-complex="normal" style:font-weight-complex="bold" style:text-emphasize="none" style:text-overline-style="none" style:text-overline-color="font-color"/>
    </style:style>
    <style:style style:name="T60" style:family="text">
      <style:text-properties fo:color="#000000" style:text-outline="false" style:text-line-through-style="none" style:text-line-through-type="none" style:font-name="Liberation Serif" fo:font-size="11pt" fo:letter-spacing="normal" fo:font-style="normal" fo:text-shadow="none" style:text-underline-style="none" fo:font-weight="bold" officeooo:rsid="000b87b1" style:letter-kerning="false" style:font-name-asian="DejaVu Sans1" style:font-size-asian="11pt" style:font-style-asian="normal" style:font-weight-asian="bold" style:font-name-complex="DejaVu Sans1" style:font-size-complex="11pt" style:font-style-complex="normal" style:font-weight-complex="bold" style:text-emphasize="none" style:text-overline-style="none" style:text-overline-color="font-color"/>
    </style:style>
    <style:style style:name="T61" style:family="text">
      <style:text-properties fo:color="#000000" style:text-outline="false" style:text-line-through-style="none" style:text-line-through-type="none" style:font-name="Liberation Serif" fo:font-size="11pt" fo:letter-spacing="normal" fo:font-style="normal" fo:text-shadow="none" style:text-underline-style="none" fo:font-weight="bold" officeooo:rsid="000d5714" style:letter-kerning="false" style:font-name-asian="DejaVu Sans1" style:font-size-asian="11pt" style:font-style-asian="normal" style:font-weight-asian="bold" style:font-name-complex="DejaVu Sans1" style:font-size-complex="11pt" style:font-style-complex="normal" style:font-weight-complex="bold" style:text-emphasize="none" style:text-overline-style="none" style:text-overline-color="font-color"/>
    </style:style>
    <style:style style:name="T62" style:family="text">
      <style:text-properties fo:color="#000000" style:text-outline="false" style:text-line-through-style="none" style:text-line-through-type="none" style:font-name="Liberation Serif" fo:font-size="11pt" fo:letter-spacing="normal" fo:font-style="normal" fo:text-shadow="none" style:text-underline-style="none" fo:font-weight="bold" officeooo:rsid="000e90cb" style:letter-kerning="false" style:font-name-asian="DejaVu Sans1" style:font-size-asian="11pt" style:font-style-asian="normal" style:font-weight-asian="bold" style:font-name-complex="DejaVu Sans1" style:font-size-complex="11pt" style:font-style-complex="normal" style:font-weight-complex="bold" style:text-emphasize="none" style:text-overline-style="none" style:text-overline-color="font-color"/>
    </style:style>
    <style:style style:name="T63" style:family="text">
      <style:text-properties fo:color="#000000" style:text-outline="false" style:text-line-through-style="none" style:text-line-through-type="none" style:font-name="Liberation Serif" fo:font-size="11pt" fo:letter-spacing="normal" fo:font-style="normal" fo:text-shadow="none" style:text-underline-style="none" fo:font-weight="bold" officeooo:rsid="000ff22e" style:letter-kerning="false" style:font-name-asian="DejaVu Sans1" style:font-size-asian="11pt" style:font-style-asian="normal" style:font-weight-asian="bold" style:font-name-complex="DejaVu Sans1" style:font-size-complex="11pt" style:font-style-complex="normal" style:font-weight-complex="bold" style:text-emphasize="none" style:text-overline-style="none" style:text-overline-color="font-color"/>
    </style:style>
    <style:style style:name="T64" style:family="text">
      <style:text-properties fo:color="#000000" style:text-outline="false" style:text-line-through-style="none" style:text-line-through-type="none" style:font-name="Liberation Serif" fo:font-size="11pt" fo:letter-spacing="normal" fo:font-style="italic" fo:text-shadow="none" style:text-underline-style="solid" style:text-underline-width="auto" style:text-underline-color="font-color" fo:font-weight="normal" style:letter-kerning="false" style:font-name-asian="DejaVu Sans1" style:font-size-asian="11pt" style:font-style-asian="italic" style:font-weight-asian="normal" style:font-name-complex="DejaVu Sans1" style:font-size-complex="11pt" style:font-style-complex="italic" style:font-weight-complex="normal" style:text-emphasize="none" style:text-overline-style="none" style:text-overline-color="font-color"/>
    </style:style>
    <style:style style:name="T65" style:family="text">
      <style:text-properties fo:color="#000000" style:text-outline="false" style:text-line-through-style="none" style:text-line-through-type="none" style:font-name="Liberation Serif" fo:font-size="11pt" fo:letter-spacing="normal" fo:font-style="italic" fo:text-shadow="none" style:text-underline-style="solid" style:text-underline-width="auto" style:text-underline-color="font-color" fo:font-weight="normal" officeooo:rsid="000c925e" style:letter-kerning="false" style:font-name-asian="DejaVu Sans1" style:font-size-asian="11pt" style:font-style-asian="italic" style:font-weight-asian="normal" style:font-name-complex="DejaVu Sans1" style:font-size-complex="11pt" style:font-style-complex="italic" style:font-weight-complex="normal" style:text-emphasize="none" style:text-overline-style="none" style:text-overline-color="font-color"/>
    </style:style>
    <style:style style:name="T66" style:family="text">
      <style:text-properties fo:color="#000000" style:text-outline="false" style:text-line-through-style="none" style:text-line-through-type="none" style:font-name="Liberation Serif" fo:font-size="11pt" fo:letter-spacing="normal" fo:font-style="italic" fo:text-shadow="none" style:text-underline-style="solid" style:text-underline-width="auto" style:text-underline-color="font-color" fo:font-weight="normal" officeooo:rsid="000d5714" style:letter-kerning="false" style:font-name-asian="DejaVu Sans1" style:font-size-asian="11pt" style:font-style-asian="italic" style:font-weight-asian="normal" style:font-name-complex="DejaVu Sans1" style:font-size-complex="11pt" style:font-style-complex="italic" style:font-weight-complex="normal" style:text-emphasize="none" style:text-overline-style="none" style:text-overline-color="font-color"/>
    </style:style>
    <style:style style:name="T67" style:family="text">
      <style:text-properties fo:color="#000000" style:text-outline="false" style:text-line-through-style="none" style:text-line-through-type="none" style:font-name="Liberation Serif" fo:font-size="11pt" fo:letter-spacing="normal" fo:font-style="italic" fo:text-shadow="none" style:text-underline-style="solid" style:text-underline-width="auto" style:text-underline-color="font-color" fo:font-weight="normal" officeooo:rsid="000e90cb" style:letter-kerning="false" style:font-name-asian="DejaVu Sans1" style:font-size-asian="11pt" style:font-style-asian="italic" style:font-weight-asian="normal" style:font-name-complex="DejaVu Sans1" style:font-size-complex="11pt" style:font-style-complex="italic" style:font-weight-complex="normal" style:text-emphasize="none" style:text-overline-style="none" style:text-overline-color="font-color"/>
    </style:style>
    <style:style style:name="T68" style:family="text">
      <style:text-properties fo:color="#000000" style:text-outline="false" style:text-line-through-style="none" style:text-line-through-type="none" style:font-name="Liberation Serif" fo:font-size="11pt" fo:letter-spacing="normal" fo:font-style="italic" fo:text-shadow="none" style:text-underline-style="solid" style:text-underline-width="auto" style:text-underline-color="font-color" fo:font-weight="normal" style:letter-kerning="false" fo:background-color="transparent" loext:char-shading-value="0" style:font-name-asian="DejaVu Sans1" style:font-size-asian="11pt" style:font-style-asian="italic" style:font-weight-asian="normal" style:font-name-complex="DejaVu Sans1" style:font-size-complex="11pt" style:font-style-complex="italic" style:font-weight-complex="normal" style:text-emphasize="none" style:text-overline-style="none" style:text-overline-color="font-color"/>
    </style:style>
    <style:style style:name="T69" style:family="text">
      <style:text-properties fo:color="#000000" style:text-outline="false" style:text-line-through-style="none" style:text-line-through-type="none" style:font-name="Liberation Serif" fo:font-size="11pt" fo:letter-spacing="normal" fo:font-style="italic" fo:text-shadow="none" style:text-underline-style="none" fo:font-weight="normal" style:letter-kerning="false" style:font-name-asian="DejaVu Sans1" style:font-size-asian="11pt" style:font-style-asian="italic" style:font-weight-asian="normal" style:font-name-complex="DejaVu Sans1" style:font-size-complex="11pt" style:font-style-complex="italic" style:font-weight-complex="normal" style:text-emphasize="none" style:text-overline-style="none" style:text-overline-color="font-color"/>
    </style:style>
    <style:style style:name="T70" style:family="text">
      <style:text-properties fo:color="#000000" style:text-outline="false" style:text-line-through-style="none" style:text-line-through-type="none" style:font-name="Liberation Serif" fo:font-size="11pt" fo:letter-spacing="normal" fo:font-style="italic" fo:text-shadow="none" style:text-underline-style="none" fo:font-weight="normal" style:letter-kerning="false" fo:background-color="transparent" loext:char-shading-value="0" style:font-name-asian="DejaVu Sans1" style:font-size-asian="11pt" style:font-style-asian="italic" style:font-weight-asian="normal" style:font-name-complex="DejaVu Sans1" style:font-size-complex="11pt" style:font-style-complex="italic" style:font-weight-complex="normal" style:text-emphasize="none" style:text-overline-style="none" style:text-overline-color="font-color"/>
    </style:style>
    <style:style style:name="T71" style:family="text">
      <style:text-properties fo:color="#000000" style:text-outline="false" style:text-line-through-style="none" style:text-line-through-type="none" style:font-name="Liberation Serif" fo:font-size="11pt" fo:letter-spacing="normal" fo:language="en" fo:country="US" fo:font-style="normal" fo:text-shadow="none" style:text-underline-style="none" fo:font-weight="bold" style:letter-kerning="false" style:font-name-asian="DejaVu Sans1" style:font-size-asian="11pt" style:font-style-asian="normal" style:font-weight-asian="bold" style:font-name-complex="Arial" style:font-size-complex="11pt" style:font-style-complex="normal" style:font-weight-complex="bold" style:text-emphasize="none" style:text-overline-style="none" style:text-overline-color="font-color"/>
    </style:style>
    <style:style style:name="T72" style:family="text">
      <style:text-properties fo:color="#000000" style:text-outline="false" style:text-line-through-style="none" style:text-line-through-type="none" style:font-name="Liberation Serif" fo:font-size="11pt" fo:letter-spacing="normal" fo:language="en" fo:country="US" fo:font-style="normal" fo:text-shadow="none" style:text-underline-style="none" fo:font-weight="bold" style:letter-kerning="false" style:font-name-asian="DejaVu Sans1" style:font-size-asian="11pt" style:font-style-asian="normal" style:font-weight-asian="bold" style:font-name-complex="DejaVu Sans1" style:font-size-complex="11pt" style:font-style-complex="normal" style:font-weight-complex="bold" style:text-emphasize="none" style:text-overline-style="none" style:text-overline-color="font-color"/>
    </style:style>
    <style:style style:name="T73" style:family="text">
      <style:text-properties fo:color="#000000" style:text-outline="false" style:text-line-through-style="none" style:text-line-through-type="none" style:font-name="Liberation Serif" fo:font-size="11pt" fo:letter-spacing="normal" fo:language="en" fo:country="US" fo:font-style="normal" fo:text-shadow="none" style:text-underline-style="none" fo:font-weight="normal" style:letter-kerning="false" style:font-name-asian="DejaVu Sans1" style:font-size-asian="11pt" style:font-style-asian="normal" style:font-weight-asian="normal" style:font-name-complex="Arial" style:font-size-complex="11pt" style:font-style-complex="normal" style:font-weight-complex="normal" style:text-emphasize="none" style:text-overline-style="none" style:text-overline-color="font-color"/>
    </style:style>
    <style:style style:name="T74" style:family="text">
      <style:text-properties fo:color="#000000" style:text-outline="false" style:text-line-through-style="none" style:text-line-through-type="none" style:font-name="Liberation Serif" fo:font-size="11pt" fo:letter-spacing="normal" fo:language="en" fo:country="US" fo:font-style="normal" fo:text-shadow="none" style:text-underline-style="none" fo:font-weight="normal" style:letter-kerning="false" style:font-name-asian="DejaVu Sans1" style:font-size-asian="11pt" style:font-style-asian="normal" style:font-weight-asian="normal" style:font-name-complex="DejaVu Sans1" style:font-size-complex="11pt" style:font-style-complex="normal" style:font-weight-complex="normal" style:text-emphasize="none" style:text-overline-style="none" style:text-overline-color="font-color"/>
    </style:style>
    <style:style style:name="T75" style:family="text">
      <style:text-properties fo:color="#000000" style:text-outline="false" style:text-line-through-style="none" style:text-line-through-type="none" style:font-name="Liberation Serif" fo:font-size="11pt" fo:letter-spacing="normal" fo:language="en" fo:country="US" fo:font-style="italic" fo:text-shadow="none" style:text-underline-style="solid" style:text-underline-width="auto" style:text-underline-color="font-color" fo:font-weight="bold" style:letter-kerning="false" style:font-name-asian="DejaVu Sans1" style:font-size-asian="11pt" style:font-style-asian="italic" style:font-weight-asian="bold" style:font-name-complex="Arial" style:font-size-complex="11pt" style:font-style-complex="italic" style:font-weight-complex="bold" style:text-emphasize="none" style:text-overline-style="none" style:text-overline-color="font-color"/>
    </style:style>
    <style:style style:name="T76" style:family="text">
      <style:text-properties fo:color="#000000" style:text-outline="false" style:text-line-through-style="none" style:text-line-through-type="none" style:font-name="Liberation Serif" fo:font-size="11pt" fo:letter-spacing="normal" fo:language="en" fo:country="US" fo:font-style="italic" fo:text-shadow="none" style:text-underline-style="solid" style:text-underline-width="auto" style:text-underline-color="font-color" fo:font-weight="normal" style:letter-kerning="false" style:font-name-asian="DejaVu Sans1" style:font-size-asian="11pt" style:font-style-asian="italic" style:font-weight-asian="normal" style:font-name-complex="DejaVu Sans1" style:font-size-complex="11pt" style:font-style-complex="italic" style:font-weight-complex="normal" style:text-emphasize="none" style:text-overline-style="none" style:text-overline-color="font-color"/>
    </style:style>
    <style:style style:name="T77" style:family="text">
      <style:text-properties fo:color="#000000" style:text-outline="false" style:text-line-through-style="none" style:text-line-through-type="none" style:font-name="Liberation Serif" fo:font-size="11pt" fo:letter-spacing="normal" fo:language="en" fo:country="US" fo:font-style="italic" fo:text-shadow="none" style:text-underline-style="none" fo:font-weight="normal" style:letter-kerning="false" style:font-name-asian="DejaVu Sans1" style:font-size-asian="11pt" style:font-style-asian="italic" style:font-weight-asian="normal" style:font-name-complex="DejaVu Sans1" style:font-size-complex="11pt" style:font-style-complex="italic" style:font-weight-complex="normal" style:text-emphasize="none" style:text-overline-style="none" style:text-overline-color="font-color"/>
    </style:style>
    <style:style style:name="T78" style:family="text">
      <style:text-properties fo:color="#000000" style:text-outline="false" style:text-line-through-style="none" style:text-line-through-type="none" style:font-name="Liberation Serif" fo:font-size="11pt" fo:font-style="italic" fo:text-shadow="none" style:text-underline-style="solid" style:text-underline-width="auto" style:text-underline-color="font-color" fo:font-weight="normal" officeooo:rsid="008fef9d" style:letter-kerning="true" style:font-name-asian="DejaVu Sans2" style:font-size-asian="11pt" style:font-style-asian="italic" style:font-weight-asian="normal" style:font-name-complex="DejaVu Sans2" style:font-size-complex="11pt" style:font-style-complex="italic" style:font-weight-complex="normal" style:text-emphasize="none" style:text-overline-style="none" style:text-overline-color="font-color"/>
    </style:style>
    <style:style style:name="T79" style:family="text">
      <style:text-properties fo:color="#000000" style:text-outline="false" style:text-line-through-style="none" style:text-line-through-type="none" style:font-name="Liberation Serif" fo:font-size="11pt" fo:font-style="italic" fo:text-shadow="none" style:text-underline-style="solid" style:text-underline-width="auto" style:text-underline-color="font-color" fo:font-weight="normal" officeooo:rsid="0018a23a" style:letter-kerning="true" style:font-name-asian="DejaVu Sans2" style:font-size-asian="11pt" style:font-style-asian="italic" style:font-weight-asian="normal" style:font-name-complex="Arial" style:font-size-complex="11pt" style:font-style-complex="italic" style:font-weight-complex="normal" style:text-emphasize="none" style:text-overline-style="none" style:text-overline-color="font-color"/>
    </style:style>
    <style:style style:name="T80" style:family="text">
      <style:text-properties fo:color="#000000" style:text-outline="false" style:text-line-through-style="none" style:text-line-through-type="none" style:font-name="Liberation Serif" fo:font-size="11pt" fo:font-style="italic" fo:text-shadow="none" style:text-underline-style="solid" style:text-underline-width="auto" style:text-underline-color="font-color" fo:font-weight="normal" officeooo:rsid="00242a38" style:letter-kerning="true" style:font-name-asian="DejaVu Sans2" style:font-size-asian="11pt" style:font-style-asian="italic" style:font-weight-asian="normal" style:font-name-complex="Arial" style:font-size-complex="11pt" style:font-style-complex="italic" style:font-weight-complex="normal" style:text-emphasize="none" style:text-overline-style="none" style:text-overline-color="font-color"/>
    </style:style>
    <style:style style:name="T81" style:family="text">
      <style:text-properties fo:color="#000000" style:text-outline="false" style:text-line-through-style="none" style:text-line-through-type="none" style:font-name="Liberation Serif" fo:font-size="11pt" fo:font-style="italic" fo:text-shadow="none" style:text-underline-style="solid" style:text-underline-width="auto" style:text-underline-color="font-color" fo:font-weight="normal" officeooo:rsid="0058f7f7" style:letter-kerning="true" style:font-name-asian="DejaVu Sans2" style:font-size-asian="11pt" style:font-style-asian="italic" style:font-weight-asian="normal" style:font-name-complex="Arial" style:font-size-complex="11pt" style:font-style-complex="italic" style:font-weight-complex="normal" style:text-emphasize="none" style:text-overline-style="none" style:text-overline-color="font-color"/>
    </style:style>
    <style:style style:name="T82" style:family="text">
      <style:text-properties fo:color="#000000" style:text-outline="false" style:text-line-through-style="none" style:text-line-through-type="none" style:font-name="Liberation Serif" fo:font-size="11pt" fo:font-style="italic" fo:text-shadow="none" style:text-underline-style="none" fo:font-weight="bold" officeooo:rsid="001a9ce2" style:letter-kerning="true" style:font-name-asian="DejaVu Sans2" style:font-size-asian="11pt" style:font-style-asian="italic" style:font-weight-asian="bold" style:font-name-complex="DejaVu Sans2" style:font-size-complex="11pt" style:font-style-complex="italic" style:font-weight-complex="bold" style:text-emphasize="none" style:text-overline-style="none" style:text-overline-color="font-color"/>
    </style:style>
    <style:style style:name="T83" style:family="text">
      <style:text-properties fo:color="#000000" style:text-outline="false" style:text-line-through-style="none" style:text-line-through-type="none" style:font-name="Liberation Serif" fo:font-size="11pt" fo:font-style="italic" fo:text-shadow="none" style:text-underline-style="none" fo:font-weight="normal" officeooo:rsid="008fef9d" style:letter-kerning="true" style:font-name-asian="DejaVu Sans2" style:font-size-asian="11pt" style:font-style-asian="italic" style:font-weight-asian="normal" style:font-name-complex="DejaVu Sans2" style:font-size-complex="11pt" style:font-style-complex="italic" style:font-weight-complex="normal" style:text-emphasize="none" style:text-overline-style="none" style:text-overline-color="font-color"/>
    </style:style>
    <style:style style:name="T84" style:family="text">
      <style:text-properties fo:color="#000000" style:text-outline="false" style:text-line-through-style="none" style:text-line-through-type="none" style:font-name="Liberation Serif" fo:font-size="11pt" fo:font-style="italic" fo:text-shadow="none" style:text-underline-style="none" fo:font-weight="normal" officeooo:rsid="001a9ce2" style:letter-kerning="true" style:font-name-asian="DejaVu Sans2" style:font-size-asian="11pt" style:font-style-asian="italic" style:font-weight-asian="normal" style:font-name-complex="DejaVu Sans2" style:font-size-complex="11pt" style:font-style-complex="italic" style:font-weight-complex="normal" style:text-emphasize="none" style:text-overline-style="none" style:text-overline-color="font-color"/>
    </style:style>
    <style:style style:name="T85" style:family="text">
      <style:text-properties fo:color="#000000" style:text-outline="false" style:text-line-through-style="none" style:text-line-through-type="none" style:font-name="Liberation Serif" fo:font-size="11pt" fo:font-style="normal" fo:text-shadow="none" style:text-underline-style="none" fo:font-weight="normal" officeooo:rsid="008fef9d" style:letter-kerning="true" style:font-name-asian="DejaVu Sans2" style:font-size-asian="11pt" style:font-style-asian="normal" style:font-weight-asian="normal" style:font-name-complex="DejaVu Sans2" style:font-size-complex="11pt" style:font-style-complex="normal" style:font-weight-complex="normal" style:text-emphasize="none" style:text-overline-style="none" style:text-overline-color="font-color"/>
    </style:style>
    <style:style style:name="T86" style:family="text">
      <style:text-properties fo:color="#000000" style:text-outline="false" style:text-line-through-style="none" style:text-line-through-type="none" style:font-name="Liberation Serif" fo:font-size="11pt" fo:font-style="normal" fo:text-shadow="none" style:text-underline-style="none" fo:font-weight="bold" officeooo:rsid="0018a23a" style:letter-kerning="true" style:font-name-asian="DejaVu Sans2" style:font-size-asian="11pt" style:font-style-asian="normal" style:font-weight-asian="bold" style:font-name-complex="DejaVu Sans2" style:font-size-complex="11pt" style:font-style-complex="normal" style:font-weight-complex="bold" style:text-emphasize="none" style:text-overline-style="none" style:text-overline-color="font-color"/>
    </style:style>
    <style:style style:name="T87" style:family="text">
      <style:text-properties fo:color="#000000" style:text-outline="false" style:text-line-through-style="none" style:text-line-through-type="none" style:font-name="Liberation Serif" fo:font-size="11pt" fo:font-style="normal" fo:text-shadow="none" style:text-underline-style="none" fo:font-weight="bold" officeooo:rsid="0058f7f7" style:letter-kerning="true" style:font-name-asian="DejaVu Sans2" style:font-size-asian="11pt" style:font-style-asian="normal" style:font-weight-asian="bold" style:font-name-complex="Arial" style:font-size-complex="11pt" style:font-style-complex="normal" style:font-weight-complex="bold" style:text-emphasize="none" style:text-overline-style="none" style:text-overline-color="font-color"/>
    </style:style>
    <style:style style:name="T88" style:family="text">
      <style:text-properties fo:color="#000000" style:text-outline="false" style:text-line-through-style="none" style:text-line-through-type="none" style:font-name="Liberation Serif" fo:font-style="italic" fo:text-shadow="none" style:text-underline-style="solid" style:text-underline-width="auto" style:text-underline-color="font-color" fo:font-weight="normal" officeooo:rsid="009a426e" style:letter-kerning="true" style:font-name-asian="DejaVu Sans2" style:font-style-asian="italic" style:font-weight-asian="normal" style:font-name-complex="DejaVu Sans2" style:font-style-complex="italic" style:font-weight-complex="normal" style:text-emphasize="none" style:text-overline-style="none" style:text-overline-color="font-color"/>
    </style:style>
    <style:style style:name="T89" style:family="text">
      <style:text-properties fo:color="#000000" style:text-outline="false" style:text-line-through-style="none" style:text-line-through-type="none" style:font-name="Liberation Serif" fo:font-style="italic" fo:text-shadow="none" style:text-underline-style="solid" style:text-underline-width="auto" style:text-underline-color="font-color" fo:font-weight="normal" officeooo:rsid="008fef9d" style:letter-kerning="true" style:font-name-asian="DejaVu Sans2" style:font-style-asian="italic" style:font-weight-asian="normal" style:font-name-complex="DejaVu Sans2" style:font-style-complex="italic" style:font-weight-complex="normal" style:text-emphasize="none" style:text-overline-style="none" style:text-overline-color="font-color"/>
    </style:style>
    <style:style style:name="T90" style:family="text">
      <style:text-properties fo:color="#000000" style:text-outline="false" style:text-line-through-style="none" style:text-line-through-type="none" style:font-name="Liberation Serif" fo:font-style="italic" fo:text-shadow="none" style:text-underline-style="none" fo:font-weight="normal" officeooo:rsid="001a9ce2" style:letter-kerning="true" style:font-name-asian="DejaVu Sans2" style:font-style-asian="italic" style:font-weight-asian="normal" style:font-name-complex="DejaVu Sans2" style:font-style-complex="italic" style:font-weight-complex="normal" style:text-emphasize="none" style:text-overline-style="none" style:text-overline-color="font-color"/>
    </style:style>
    <style:style style:name="T91" style:family="text">
      <style:text-properties fo:color="#000000" style:text-outline="false" style:text-line-through-style="none" style:text-line-through-type="none" style:font-name="Liberation Serif" fo:font-style="italic" fo:text-shadow="none" style:text-underline-style="none" fo:font-weight="bold" officeooo:rsid="001a9ce2" style:letter-kerning="true" style:font-name-asian="DejaVu Sans2" style:font-style-asian="italic" style:font-weight-asian="bold" style:font-name-complex="DejaVu Sans2" style:font-style-complex="italic" style:font-weight-complex="bold" style:text-emphasize="none" style:text-overline-style="none" style:text-overline-color="font-color"/>
    </style:style>
    <style:style style:name="T92" style:family="text">
      <style:text-properties fo:color="#000000" style:text-outline="false" style:text-line-through-style="none" style:text-line-through-type="none" style:font-name="Liberation Serif" fo:letter-spacing="normal" fo:language="en" fo:country="none" fo:font-style="normal" fo:text-shadow="none" style:text-underline-style="none" fo:font-weight="bold" style:letter-kerning="false" style:font-name-asian="DejaVu Sans1" style:font-style-asian="normal" style:font-weight-asian="bold" style:font-name-complex="DejaVu Sans1" style:font-style-complex="normal" style:font-weight-complex="bold" style:text-emphasize="none" style:text-overline-style="none" style:text-overline-color="font-color"/>
    </style:style>
    <style:style style:name="T93" style:family="text">
      <style:text-properties fo:color="#000000" style:text-outline="false" style:text-line-through-style="none" style:text-line-through-type="none" style:font-name="Liberation Serif" fo:letter-spacing="normal" fo:language="en" fo:country="none" fo:font-style="normal" fo:text-shadow="none" style:text-underline-style="none" fo:font-weight="bold" style:letter-kerning="false" fo:background-color="transparent" loext:char-shading-value="0" style:font-name-asian="DejaVu Sans1" style:font-style-asian="normal" style:font-weight-asian="bold" style:font-name-complex="DejaVu Sans1" style:font-style-complex="normal" style:font-weight-complex="bold" style:text-emphasize="none" style:text-overline-style="none" style:text-overline-color="font-color"/>
    </style:style>
    <style:style style:name="T94" style:family="text">
      <style:text-properties fo:color="#000000" style:text-outline="false" style:text-line-through-style="none" style:text-line-through-type="none" style:font-name="Liberation Serif" fo:letter-spacing="normal" fo:language="en" fo:country="none" fo:font-style="normal" fo:text-shadow="none" style:text-underline-style="none" fo:font-weight="bold" officeooo:rsid="000ff22e" style:letter-kerning="false" fo:background-color="transparent" loext:char-shading-value="0" style:font-name-asian="DejaVu Sans1" style:font-style-asian="normal" style:font-weight-asian="bold" style:font-name-complex="DejaVu Sans1" style:font-style-complex="normal" style:font-weight-complex="bold" style:text-emphasize="none" style:text-overline-style="none" style:text-overline-color="font-color"/>
    </style:style>
    <style:style style:name="T95" style:family="text">
      <style:text-properties fo:color="#000000" style:text-outline="false" style:text-line-through-style="none" style:text-line-through-type="none" style:font-name="Liberation Serif" fo:letter-spacing="normal" fo:font-style="normal" fo:text-shadow="none" style:text-underline-style="none" fo:font-weight="normal" style:letter-kerning="false" style:font-name-asian="DejaVu Sans1" style:font-style-asian="normal" style:font-weight-asian="normal" style:font-name-complex="DejaVu Sans1" style:font-style-complex="normal" style:font-weight-complex="normal" style:text-emphasize="none" style:text-overline-style="none" style:text-overline-color="font-color"/>
    </style:style>
    <style:style style:name="T96" style:family="text">
      <style:text-properties fo:color="#000000" style:text-outline="false" style:text-line-through-style="none" style:text-line-through-type="none" style:font-name="Liberation Serif" fo:letter-spacing="normal" fo:language="en" fo:country="US" fo:font-style="italic" fo:text-shadow="none" style:text-underline-style="solid" style:text-underline-width="auto" style:text-underline-color="font-color" fo:font-weight="normal" style:letter-kerning="false" style:font-name-asian="DejaVu Sans1" style:font-style-asian="italic" style:font-weight-asian="normal" style:font-name-complex="DejaVu Sans1" style:font-style-complex="italic" style:font-weight-complex="normal" style:text-emphasize="none" style:text-overline-style="none" style:text-overline-color="font-color"/>
    </style:style>
    <style:style style:name="T97" style:family="text">
      <style:text-properties fo:color="#000000" style:text-outline="false" style:text-line-through-style="none" style:text-line-through-type="none" style:font-name="Liberation Serif" fo:letter-spacing="normal" fo:language="en" fo:country="US" fo:font-style="italic" fo:text-shadow="none" style:text-underline-style="solid" style:text-underline-width="auto" style:text-underline-color="font-color" fo:font-weight="normal" style:letter-kerning="false" fo:background-color="transparent" loext:char-shading-value="0" style:font-name-asian="DejaVu Sans1" style:font-style-asian="italic" style:font-weight-asian="normal" style:font-name-complex="DejaVu Sans1" style:font-style-complex="italic" style:font-weight-complex="normal" style:text-emphasize="none" style:text-overline-style="none" style:text-overline-color="font-color"/>
    </style:style>
    <style:style style:name="T98" style:family="text">
      <style:text-properties fo:color="#000000" style:text-outline="false" style:text-line-through-style="none" style:text-line-through-type="none" style:font-name="Liberation Serif" fo:letter-spacing="normal" fo:language="en" fo:country="US" fo:font-style="italic" fo:text-shadow="none" style:text-underline-style="none" fo:font-weight="normal" style:letter-kerning="false" style:font-name-asian="DejaVu Sans1" style:font-style-asian="italic" style:font-weight-asian="normal" style:font-name-complex="DejaVu Sans1" style:font-style-complex="italic" style:font-weight-complex="normal" style:text-emphasize="none" style:text-overline-style="none" style:text-overline-color="font-color"/>
    </style:style>
    <style:style style:name="T99" style:family="text">
      <style:text-properties fo:color="#000000" style:text-outline="false" style:text-line-through-style="none" style:text-line-through-type="none" style:font-name="Liberation Serif" fo:letter-spacing="normal" fo:language="en" fo:country="US" fo:font-style="normal" fo:text-shadow="none" style:text-underline-style="none" fo:font-weight="normal" style:letter-kerning="false" style:font-name-asian="DejaVu Sans1" style:font-style-asian="normal" style:font-weight-asian="normal" style:font-name-complex="DejaVu Sans1" style:font-style-complex="normal" style:font-weight-complex="normal" style:text-emphasize="none" style:text-overline-style="none" style:text-overline-color="font-color"/>
    </style:style>
    <style:style style:name="T100" style:family="text">
      <style:text-properties fo:color="#000000" style:text-outline="false" style:text-line-through-style="none" style:text-line-through-type="none" style:font-name="Liberation Serif" fo:letter-spacing="normal" fo:language="en" fo:country="US" fo:font-style="normal" fo:text-shadow="none" style:text-underline-style="none" fo:font-weight="normal" officeooo:rsid="000ff22e" style:letter-kerning="false" style:font-name-asian="DejaVu Sans1" style:font-style-asian="normal" style:font-weight-asian="normal" style:font-name-complex="DejaVu Sans1" style:font-style-complex="normal" style:font-weight-complex="normal" style:text-emphasize="none" style:text-overline-style="none" style:text-overline-color="font-color"/>
    </style:style>
    <style:style style:name="T101" style:family="text">
      <style:text-properties fo:color="#000000" style:text-outline="false" style:text-line-through-style="none" style:text-line-through-type="none" style:font-name="Liberation Serif" fo:letter-spacing="normal" fo:language="en" fo:country="US" fo:font-style="normal" fo:text-shadow="none" style:text-underline-style="none" fo:font-weight="normal" style:letter-kerning="false" fo:background-color="transparent" loext:char-shading-value="0" style:font-name-asian="DejaVu Sans1" style:font-style-asian="normal" style:font-weight-asian="normal" style:font-name-complex="DejaVu Sans1" style:font-style-complex="normal" style:font-weight-complex="normal" style:text-emphasize="none" style:text-overline-style="none" style:text-overline-color="font-color"/>
    </style:style>
    <style:style style:name="T102" style:family="text">
      <style:text-properties fo:color="#000000" style:text-outline="false" style:text-line-through-style="none" style:text-line-through-type="none" style:font-name="Liberation Serif" fo:letter-spacing="normal" fo:language="en" fo:country="US" fo:font-style="normal" fo:text-shadow="none" style:text-underline-style="none" fo:font-weight="normal" officeooo:rsid="000ff22e" style:letter-kerning="false" fo:background-color="transparent" loext:char-shading-value="0" style:font-name-asian="DejaVu Sans1" style:font-style-asian="normal" style:font-weight-asian="normal" style:font-name-complex="DejaVu Sans1" style:font-style-complex="normal" style:font-weight-complex="normal" style:text-emphasize="none" style:text-overline-style="none" style:text-overline-color="font-color"/>
    </style:style>
    <style:style style:name="T103" style:family="text">
      <style:text-properties fo:color="#000000" style:text-outline="false" style:text-line-through-style="none" style:text-line-through-type="none" style:font-name="Liberation Serif" fo:font-style="normal" fo:text-shadow="none" style:text-underline-style="none" fo:font-weight="normal" officeooo:rsid="00242a38" style:letter-kerning="true" style:font-name-asian="DejaVu Sans2" style:font-style-asian="normal" style:font-weight-asian="normal" style:font-name-complex="DejaVu Sans2" style:font-style-complex="normal" style:font-weight-complex="normal" style:text-emphasize="none" style:text-overline-style="none" style:text-overline-color="font-color"/>
    </style:style>
    <style:style style:name="T104" style:family="text">
      <style:text-properties fo:color="#000000" style:text-outline="false" style:text-line-through-style="none" style:text-line-through-type="none" style:font-name="Liberation Serif" fo:font-style="normal" fo:text-shadow="none" style:text-underline-style="none" fo:font-weight="normal" officeooo:rsid="002590c4" style:letter-kerning="true" style:font-name-asian="DejaVu Sans2" style:font-style-asian="normal" style:font-weight-asian="normal" style:font-name-complex="DejaVu Sans2" style:font-style-complex="normal" style:font-weight-complex="normal" style:text-emphasize="none" style:text-overline-style="none" style:text-overline-color="font-color"/>
    </style:style>
    <style:style style:name="T105" style:family="text">
      <style:text-properties fo:color="#000000" style:text-outline="false" style:text-line-through-style="none" style:text-line-through-type="none" style:font-name="Times New Roman" fo:font-size="11pt" fo:letter-spacing="normal" fo:font-style="normal" fo:text-shadow="none" style:text-underline-style="none" fo:font-weight="normal" style:letter-kerning="false" fo:background-color="transparent" loext:char-shading-value="0" style:font-name-asian="DejaVu Sans1" style:font-size-asian="11pt" style:font-style-asian="normal" style:font-weight-asian="normal" style:font-name-complex="DejaVu Sans1" style:font-size-complex="11pt" style:font-style-complex="normal" style:font-weight-complex="normal" style:text-emphasize="none" style:text-overline-style="none" style:text-overline-color="font-color"/>
    </style:style>
    <style:style style:name="T106" style:family="text">
      <style:text-properties fo:color="#000000" style:text-outline="false" style:text-line-through-style="none" style:text-line-through-type="none" style:font-name="Times New Roman" fo:font-size="11pt" fo:letter-spacing="normal" fo:font-style="italic" fo:text-shadow="none" style:text-underline-style="solid" style:text-underline-width="auto" style:text-underline-color="font-color" fo:font-weight="normal" style:letter-kerning="false" fo:background-color="transparent" loext:char-shading-value="0" style:font-name-asian="DejaVu Sans1" style:font-size-asian="11pt" style:font-style-asian="italic" style:font-weight-asian="normal" style:font-name-complex="DejaVu Sans1" style:font-size-complex="11pt" style:font-style-complex="italic" style:font-weight-complex="normal" style:text-emphasize="none" style:text-overline-style="none" style:text-overline-color="font-color"/>
    </style:style>
    <style:style style:name="T107" style:family="text">
      <style:text-properties fo:color="#000000" style:text-outline="false" style:text-line-through-style="none" style:text-line-through-type="none" style:font-name="Times New Roman" fo:font-size="11pt" fo:letter-spacing="normal" fo:font-style="italic" fo:text-shadow="none" style:text-underline-style="solid" style:text-underline-width="auto" style:text-underline-color="font-color" fo:font-weight="normal" officeooo:rsid="0010c3a2" style:letter-kerning="false" fo:background-color="transparent" loext:char-shading-value="0" style:font-name-asian="DejaVu Sans1" style:font-size-asian="11pt" style:font-style-asian="italic" style:font-weight-asian="normal" style:font-name-complex="DejaVu Sans1" style:font-size-complex="11pt" style:font-style-complex="italic" style:font-weight-complex="normal" style:text-emphasize="none" style:text-overline-style="none" style:text-overline-color="font-color"/>
    </style:style>
    <style:style style:name="T108" style:family="text">
      <style:text-properties fo:color="#000000" style:font-name="Times New Roman" fo:font-size="11pt" style:font-size-asian="11pt" style:font-size-complex="11pt"/>
    </style:style>
    <style:style style:name="T109" style:family="text">
      <style:text-properties fo:color="#000000" style:font-name="Times New Roman" fo:font-size="11pt" fo:font-style="italic" style:text-underline-style="solid" style:text-underline-width="auto" style:text-underline-color="font-color" style:font-size-asian="11pt" style:font-style-asian="italic" style:font-size-complex="11pt" style:font-style-complex="italic"/>
    </style:style>
    <style:style style:name="T110" style:family="text">
      <style:text-properties fo:font-size="11pt" style:font-size-asian="11pt" style:font-size-complex="11pt"/>
    </style:style>
    <style:style style:name="T111" style:family="text">
      <style:text-properties fo:font-size="11pt" officeooo:rsid="00e3b536" style:font-size-asian="11pt" style:font-size-complex="11pt"/>
    </style:style>
    <style:style style:name="T112" style:family="text">
      <style:text-properties fo:font-size="11pt" fo:font-weight="normal" officeooo:rsid="00e5644a" style:font-size-asian="11pt" style:font-weight-asian="normal" style:font-size-complex="11pt" style:font-weight-complex="normal"/>
    </style:style>
    <style:style style:name="T113" style:family="text">
      <style:text-properties style:use-window-font-color="true" style:text-outline="false" style:text-line-through-style="none" style:text-line-through-type="none" style:font-name="Liberation Serif" fo:letter-spacing="normal" fo:language="en" fo:country="US" fo:font-style="italic" fo:text-shadow="none" style:text-underline-style="solid" style:text-underline-width="auto" style:text-underline-color="font-color" fo:font-weight="normal" style:letter-kerning="false" fo:background-color="transparent" loext:char-shading-value="0" style:font-name-asian="DejaVu Sans1" style:font-style-asian="italic" style:font-weight-asian="normal" style:font-name-complex="DejaVu Sans1" style:font-style-complex="italic" style:font-weight-complex="normal" style:text-emphasize="none" style:text-overline-style="none" style:text-overline-color="font-color"/>
    </style:style>
    <style:style style:name="T114" style:family="text">
      <style:text-properties style:use-window-font-color="true" style:text-outline="false" style:text-line-through-style="none" style:text-line-through-type="none" style:font-name="Liberation Serif" fo:letter-spacing="normal" fo:language="en" fo:country="US" fo:font-style="italic" fo:text-shadow="none" style:text-underline-style="none" fo:font-weight="normal" style:letter-kerning="false" fo:background-color="transparent" loext:char-shading-value="0" style:font-name-asian="DejaVu Sans1" style:font-style-asian="italic" style:font-weight-asian="normal" style:font-name-complex="DejaVu Sans1" style:font-style-complex="italic" style:font-weight-complex="normal" style:text-emphasize="none" style:text-overline-style="none" style:text-overline-color="font-color"/>
    </style:style>
    <style:style style:name="T115" style:family="text">
      <style:text-properties style:use-window-font-color="true" style:text-outline="false" style:text-line-through-style="none" style:text-line-through-type="none" style:font-name="Liberation Serif" fo:letter-spacing="normal" fo:language="en" fo:country="US" fo:font-style="normal" fo:text-shadow="none" style:text-underline-style="none" fo:font-weight="normal" style:letter-kerning="false" fo:background-color="transparent" loext:char-shading-value="0" style:font-name-asian="DejaVu Sans1" style:font-style-asian="normal" style:font-weight-asian="normal" style:font-name-complex="DejaVu Sans1" style:font-style-complex="normal" style:font-weight-complex="normal" style:text-emphasize="none" style:text-overline-style="none" style:text-overline-color="font-color"/>
    </style:style>
    <style:style style:name="T116" style:family="text">
      <style:text-properties style:use-window-font-color="true" style:text-outline="false" style:text-line-through-style="none" style:text-line-through-type="none" style:font-name="Liberation Serif" fo:font-size="11pt" fo:letter-spacing="normal" fo:font-style="normal" fo:text-shadow="none" style:text-underline-style="none" fo:font-weight="normal" style:letter-kerning="false" style:font-name-asian="DejaVu Sans1" style:font-size-asian="11pt" style:font-style-asian="normal" style:font-weight-asian="normal" style:font-name-complex="DejaVu Sans1" style:font-size-complex="11pt" style:font-style-complex="normal" style:font-weight-complex="normal" style:text-emphasize="none" style:text-overline-style="none" style:text-overline-color="font-color"/>
    </style:style>
    <style:style style:name="T117" style:family="text">
      <style:text-properties style:use-window-font-color="true" style:text-outline="false" style:text-line-through-style="none" style:text-line-through-type="none" style:font-name="Liberation Serif" fo:font-size="11pt" fo:letter-spacing="normal" fo:font-style="normal" fo:text-shadow="none" style:text-underline-style="none" fo:font-weight="normal" style:letter-kerning="false" fo:background-color="transparent" loext:char-shading-value="0" style:font-name-asian="DejaVu Sans1" style:font-size-asian="11pt" style:font-style-asian="normal" style:font-weight-asian="normal" style:font-name-complex="DejaVu Sans1" style:font-size-complex="11pt" style:font-style-complex="normal" style:font-weight-complex="normal" style:text-emphasize="none" style:text-overline-style="none" style:text-overline-color="font-color"/>
    </style:style>
    <style:style style:name="T118" style:family="text">
      <style:text-properties style:use-window-font-color="true" style:text-outline="false" style:text-line-through-style="none" style:text-line-through-type="none" style:font-name="Liberation Serif" fo:font-size="11pt" fo:letter-spacing="normal" fo:font-style="italic" fo:text-shadow="none" style:text-underline-style="solid" style:text-underline-width="auto" style:text-underline-color="font-color" fo:font-weight="normal" style:letter-kerning="false" style:font-name-asian="DejaVu Sans1" style:font-size-asian="11pt" style:font-style-asian="italic" style:font-weight-asian="normal" style:font-name-complex="DejaVu Sans1" style:font-size-complex="11pt" style:font-style-complex="italic" style:font-weight-complex="normal" style:text-emphasize="none" style:text-overline-style="none" style:text-overline-color="font-color"/>
    </style:style>
    <style:style style:name="T119" style:family="text">
      <style:text-properties style:use-window-font-color="true" style:text-outline="false" style:text-line-through-style="none" style:text-line-through-type="none" style:font-name="Liberation Serif" fo:font-size="11pt" fo:letter-spacing="normal" fo:font-style="italic" fo:text-shadow="none" style:text-underline-style="solid" style:text-underline-width="auto" style:text-underline-color="font-color" fo:font-weight="normal" style:letter-kerning="false" fo:background-color="transparent" loext:char-shading-value="0" style:font-name-asian="DejaVu Sans1" style:font-size-asian="11pt" style:font-style-asian="italic" style:font-weight-asian="normal" style:font-name-complex="DejaVu Sans1" style:font-size-complex="11pt" style:font-style-complex="italic" style:font-weight-complex="normal" style:text-emphasize="none" style:text-overline-style="none" style:text-overline-color="font-color"/>
    </style:style>
    <style:style style:name="T120" style:family="text">
      <style:text-properties style:use-window-font-color="true" style:text-outline="false" style:text-line-through-style="none" style:text-line-through-type="none" style:font-name="Liberation Serif" fo:font-size="11pt" fo:letter-spacing="normal" fo:font-style="italic" fo:text-shadow="none" style:text-underline-style="none" fo:font-weight="normal" style:letter-kerning="false" style:font-name-asian="DejaVu Sans1" style:font-size-asian="11pt" style:font-style-asian="italic" style:font-weight-asian="normal" style:font-name-complex="DejaVu Sans1" style:font-size-complex="11pt" style:font-style-complex="italic" style:font-weight-complex="normal" style:text-emphasize="none" style:text-overline-style="none" style:text-overline-color="font-color"/>
    </style:style>
    <style:style style:name="T121" style:family="text">
      <style:text-properties style:use-window-font-color="true" style:text-outline="false" style:text-line-through-style="none" style:text-line-through-type="none" style:font-name="Liberation Serif" fo:font-size="11pt" fo:letter-spacing="normal" fo:font-style="italic" fo:text-shadow="none" style:text-underline-style="none" fo:font-weight="normal" style:letter-kerning="false" fo:background-color="transparent" loext:char-shading-value="0" style:font-name-asian="DejaVu Sans1" style:font-size-asian="11pt" style:font-style-asian="italic" style:font-weight-asian="normal" style:font-name-complex="DejaVu Sans1" style:font-size-complex="11pt" style:font-style-complex="italic" style:font-weight-complex="normal" style:text-emphasize="none" style:text-overline-style="none" style:text-overline-color="font-color"/>
    </style:style>
    <style:style style:name="T122" style:family="text">
      <style:text-properties fo:font-style="normal" style:text-underline-style="none" fo:font-weight="bold" officeooo:rsid="0057ec40" style:font-style-asian="normal" style:font-weight-asian="bold" style:font-style-complex="normal" style:font-weight-complex="bold"/>
    </style:style>
    <style:style style:name="T123" style:family="text">
      <style:text-properties fo:font-style="italic" style:text-underline-style="solid" style:text-underline-width="auto" style:text-underline-color="font-color" style:font-style-asian="italic" style:font-style-complex="italic"/>
    </style:style>
    <style:style style:name="T124" style:family="text">
      <style:text-properties fo:font-style="italic" style:text-underline-style="solid" style:text-underline-width="auto" style:text-underline-color="font-color" officeooo:rsid="00109f1d" style:font-style-asian="italic" style:font-style-complex="italic"/>
    </style:style>
    <style:style style:name="T125" style:family="text">
      <style:text-properties fo:font-style="italic" style:text-underline-style="solid" style:text-underline-width="auto" style:text-underline-color="font-color" officeooo:rsid="001038fc" style:font-style-asian="italic" style:font-style-complex="italic"/>
    </style:style>
    <style:style style:name="T126" style:family="text">
      <style:text-properties style:font-name="Liberation Serif"/>
    </style:style>
    <style:style style:name="T127" style:family="text">
      <style:text-properties style:font-name="Liberation Serif" fo:language="en" fo:country="none" fo:font-weight="bold" style:font-weight-asian="bold" style:font-weight-complex="bold"/>
    </style:style>
    <style:style style:name="T128" style:family="text">
      <style:text-properties style:font-name="Liberation Serif" fo:language="en" fo:country="none" fo:font-weight="bold" officeooo:rsid="000ff22e" style:font-weight-asian="bold" style:font-weight-complex="bold"/>
    </style:style>
    <style:style style:name="T129" style:family="text">
      <style:text-properties fo:font-weight="normal" style:font-weight-asian="normal" style:font-weight-complex="normal"/>
    </style:style>
    <style:style style:name="T130" style:family="text">
      <style:text-properties fo:font-weight="normal" officeooo:rsid="000b87b1" style:font-weight-asian="normal" style:font-weight-complex="normal"/>
    </style:style>
    <style:style style:name="T131" style:family="text">
      <style:text-properties fo:font-weight="normal" officeooo:rsid="00e5644a" style:font-weight-asian="normal" style:font-weight-complex="normal"/>
    </style:style>
    <style:style style:name="T132" style:family="text">
      <style:text-properties officeooo:rsid="000b87b1"/>
    </style:style>
    <style:style style:name="T133" style:family="text">
      <style:text-properties officeooo:rsid="000ff22e"/>
    </style:style>
    <style:style style:name="T134" style:family="text">
      <style:text-properties style:text-outline="false" style:text-line-through-style="none" style:text-line-through-type="none" fo:letter-spacing="normal" fo:language="en" fo:country="none" fo:font-style="normal" fo:text-shadow="none" style:text-underline-style="none" fo:font-weight="bold" style:letter-kerning="false" style:font-name-asian="DejaVu Sans1" style:font-style-asian="normal" style:font-weight-asian="bold" style:font-name-complex="DejaVu Sans1" style:font-style-complex="normal" style:font-weight-complex="bold" style:text-emphasize="none" style:text-overline-style="none" style:text-overline-color="font-color"/>
    </style:style>
    <style:style style:name="T135" style:family="text">
      <style:text-properties style:text-outline="false" style:text-line-through-style="none" style:text-line-through-type="none" fo:letter-spacing="normal" fo:language="en" fo:country="none" fo:font-style="normal" fo:text-shadow="none" style:text-underline-style="none" fo:font-weight="bold" officeooo:rsid="001038fc" style:letter-kerning="false" style:font-name-asian="DejaVu Sans1" style:font-style-asian="normal" style:font-weight-asian="bold" style:font-name-complex="DejaVu Sans1" style:font-style-complex="normal" style:font-weight-complex="bold" style:text-emphasize="none" style:text-overline-style="none" style:text-overline-color="font-color"/>
    </style:style>
    <style:style style:name="T136" style:family="text">
      <style:text-properties style:text-outline="false" style:text-line-through-style="none" style:text-line-through-type="none" fo:letter-spacing="normal" fo:language="en" fo:country="none" fo:font-style="normal" fo:text-shadow="none" style:text-underline-style="none" fo:font-weight="bold" style:letter-kerning="false" fo:background-color="transparent" loext:char-shading-value="0" style:font-name-asian="DejaVu Sans1" style:font-style-asian="normal" style:font-weight-asian="bold" style:font-name-complex="DejaVu Sans1" style:font-style-complex="normal" style:font-weight-complex="bold" style:text-emphasize="none" style:text-overline-style="none" style:text-overline-color="font-color"/>
    </style:style>
    <style:style style:name="T137" style:family="text">
      <style:text-properties style:text-outline="false" style:text-line-through-style="none" style:text-line-through-type="none" fo:letter-spacing="normal" fo:language="en" fo:country="none" fo:font-style="normal" fo:text-shadow="none" style:text-underline-style="none" fo:font-weight="bold" officeooo:rsid="00109f1d" style:letter-kerning="false" fo:background-color="transparent" loext:char-shading-value="0" style:font-name-asian="DejaVu Sans1" style:font-style-asian="normal" style:font-weight-asian="bold" style:font-name-complex="DejaVu Sans1" style:font-style-complex="normal" style:font-weight-complex="bold" style:text-emphasize="none" style:text-overline-style="none" style:text-overline-color="font-color"/>
    </style:style>
    <style:style style:name="T138" style:family="text">
      <style:text-properties style:text-outline="false" style:text-line-through-style="none" style:text-line-through-type="none" fo:letter-spacing="normal" fo:language="en" fo:country="none" fo:font-style="normal" fo:text-shadow="none" style:text-underline-style="none" fo:font-weight="normal" officeooo:rsid="001038fc" style:letter-kerning="false" style:font-name-asian="DejaVu Sans1" style:font-style-asian="normal" style:font-weight-asian="normal" style:font-name-complex="DejaVu Sans1" style:font-style-complex="normal" style:font-weight-complex="normal" style:text-emphasize="none" style:text-overline-style="none" style:text-overline-color="font-color"/>
    </style:style>
    <style:style style:name="T139" style:family="text">
      <style:text-properties officeooo:rsid="001038fc"/>
    </style:style>
    <style:style style:name="T140" style:family="text">
      <style:text-properties officeooo:rsid="00109f1d"/>
    </style:style>
    <style:style style:name="T141" style:family="text">
      <style:text-properties officeooo:rsid="0010c3a2"/>
    </style:style>
    <style:style style:name="T142" style:family="text">
      <style:text-properties officeooo:rsid="00d2e1a5"/>
    </style:style>
    <style:style style:name="T143" style:family="text">
      <style:text-properties officeooo:rsid="00900d7a"/>
    </style:style>
    <style:style style:name="T144" style:family="text">
      <style:text-properties officeooo:rsid="000ac0ce"/>
    </style:style>
    <style:style style:name="T145" style:family="text">
      <style:text-properties officeooo:rsid="0014594b"/>
    </style:style>
    <style:style style:name="T146" style:family="text">
      <style:text-properties officeooo:rsid="00157fec"/>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51cm" fo:text-indent="-0.635cm" fo:margin-left="1.25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886cm" fo:text-indent="-0.635cm" fo:margin-left="1.88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6">Description of Work <text:span text:style-name="T132">P</text:span>ackages</text:p>
      <text:p text:style-name="P21"/>
      <text:p text:style-name="P21"/>
      <text:p text:style-name="P23">Introduction to Work <text:span text:style-name="T132">P</text:span>ackages</text:p>
      <text:p text:style-name="P25"/>
      <text:p text:style-name="P23"><text:span text:style-name="T129">The citizen observations are used for risk and resource optimisation in an One Health approach (One Health=Environmen</text:span><text:span text:style-name="T130">ta</text:span><text:span text:style-name="T129">l Health + Human Health). Health observations will be evaluated according to the benefit for the environmental health assessment and vice-versa the environmental observations of citizens will be evaluated according to the benefit for the assessment of health risks. The primary driver is a short-term economical benefit that has the potential for a long-term public health improvement. Work packages will measure a change in the </text:span><text:span text:style-name="T130">work-flow</text:span><text:span text:style-name="T129"> of citizen</text:span><text:span text:style-name="T130">s</text:span><text:span text:style-name="T129"> and detect the workload for an optimi</text:span><text:span text:style-name="T130">s</text:span><text:span text:style-name="T129">ed work</text:span><text:span text:style-name="T130">-</text:span><text:span text:style-name="T129">flow to assess the sustainability of proposed citizen observatory. A requirement of the combination of work packages is that </text:span></text:p>
      <text:list xml:id="list37219750912078544" text:style-name="L1">
        <text:list-item>
          <text:p text:style-name="P43">the citizen observations get a short-term (economical) benefit (e.g. precision-farming → less agrochemical with same harvest yield).</text:p>
        </text:list-item>
        <text:list-item>
          <text:p text:style-name="P43">citizens are aware of <text:span text:style-name="T132">the </text:span>long-term benefit of a sustainable citizen observatory <text:span text:style-name="T132">(CiOb)</text:span> (e.g. health related impact of economical benefit and the awareness about the value of citizen observations for a sustainable concept of the CiOb<text:span text:style-name="T132">).</text:span></text:p>
        </text:list-item>
        <text:list-item>
          <text:p text:style-name="P43">the work<text:span text:style-name="T132">-</text:span>flow for integration o<text:span text:style-name="T132">f</text:span> citizen observations will create an acceptable workload for the citizens.</text:p>
        </text:list-item>
        <text:list-item>
          <text:p text:style-name="P43">the whole process of development is citizen-driven/user-driven.</text:p>
        </text:list-item>
      </text:list>
      <text:p text:style-name="P24">Environmental conditions (e.g. mosquito breeding places, exposure to agrochemical<text:span text:style-name="T132">s</text:span>) induce health risks. The work packages of an integrated approach for One Health uses citizen observations to identify risk mitigation options in the environmental and the health domain, because the health risk can be reduced by intervention for environmental conditions. Furthermore environmental conditions might not be changeable completely and needs additional intervention in the health domain. The citizen observation fulfil two task<text:span text:style-name="T132">s</text:span>, <text:span text:style-name="T132">to </text:span>collect regional relevant data and an implemented and executed observation plan creates permanent awareness. </text:p>
      <text:p text:style-name="P22"/>
      <text:p text:style-name="P22"/>
      <text:p text:style-name="P22">ICT4D</text:p>
      <text:p text:style-name="P26"/>
      <text:p text:style-name="P33"><text:span text:style-name="T1">To implement risk mitigation strategies, the identification of the ICT and non-ICT communication infrastructure is crucial to reach efficiently risk-exposed population. Therefore, effective non-ICT and ICT-channels will be identified. On this basis, options for optimising the communication channels can be derived by conducting a cost-benefit analysis including the last mile problem. The implementation strategy will be evaluated in pilot regions in rural areas.</text:span></text:p>
      <text:p text:style-name="P27"/>
      <text:p text:style-name="P27">Work Steps:</text:p>
      <text:list xml:id="list7952010792192095818" text:style-name="L2">
        <text:list-item>
          <text:p text:style-name="P63"><text:span text:style-name="T54">Implementation of the </text:span><text:span text:style-name="T64">Pretest</text:span><text:span text:style-name="T54"> with an existing survey tool:</text:span><text:span text:style-name="T7"> </text:span><text:span text:style-name="T116">What is currently available for supporting the accessibility of agricultural/health services? Survey</text:span><text:span text:style-name="T2"> on the inventory including the the analysis of the agricultural/health-situation, the ICT-situation, the cultural situation, the socio-economic situation and of a frequently used information and communication-channel. Additionally, the citizen's observations that could be transmitted via the communication channels will be identified. Furthermore, a s</text:span><text:span text:style-name="T54">oftware analysis will be carried out. Implementing the subsets of questions <text:s/>'</text:span><text:span text:style-name="T64">questions-PH-0' </text:span><text:span text:style-name="T54">from the </text:span><text:span text:style-name="T64">Public Health Team</text:span><text:span text:style-name="T54">, </text:span><text:span text:style-name="T69">'</text:span><text:span text:style-name="T64">questions-LUO-0' </text:span><text:span text:style-name="T54">from the </text:span><text:span text:style-name="T64">Land Use Optimisation Team</text:span><text:span text:style-name="T54">, '</text:span><text:span text:style-name="T64">questions-RL-0' </text:span><text:span text:style-name="T54">from the </text:span><text:span text:style-name="T64">Risk Literacy Team, </text:span><text:span text:style-name="T54">'</text:span><text:span text:style-name="T64">questions-UWA-0' </text:span><text:span text:style-name="T54">from the <text:s/>Usability Workflow Analysis Team and '</text:span><text:span text:style-name="T64">questions-SD-0' </text:span><text:span text:style-name="T54">from the software development-team.</text:span></text:p>
        </text:list-item>
        <text:list-item>
          <text:p text:style-name="P63"><text:span text:style-name="T2">Identification of the existing communication channels and report on how information can be transmitted via the identified communication channels, what information can be transmitted via the identified communication channels, how and what kind of citizen's observations can be transmitted via the communication channels and a classification of the quality of the information transfer via the identified communication channels.</text:span></text:p>
        </text:list-item>
        <text:list-item>
          <text:p text:style-name="P63"><text:soft-page-break/><text:span text:style-name="T15">Deliverable 1:</text:span><text:span text:style-name="T8"> </text:span><text:span text:style-name="T24">Provision</text:span><text:span text:style-name="T7"> of the developed </text:span><text:span text:style-name="T24">'report-ICT4D-0'</text:span><text:span text:style-name="T7"> to the </text:span><text:span text:style-name="T24">Risk Literacy-Team</text:span><text:span text:style-name="T7">.</text:span></text:p>
        </text:list-item>
        <text:list-item>
          <text:p text:style-name="P63"><text:span text:style-name="T54">Implementation of the </text:span><text:span text:style-name="T64">Measurement 1</text:span><text:span text:style-name="T54"> with an existing survey tool using the identified communication channels based on the results of te prestest. <text:s/>Implementing the subsets of questions <text:s/>'</text:span><text:span text:style-name="T64">questions-PH-1' </text:span><text:span text:style-name="T54">from the </text:span><text:span text:style-name="T64">Public Health Team</text:span><text:span text:style-name="T54">, </text:span><text:span text:style-name="T69">'</text:span><text:span text:style-name="T64">questions-LUO-1' </text:span><text:span text:style-name="T54">from the </text:span><text:span text:style-name="T64">Land Use Optimisation Team</text:span><text:span text:style-name="T54">, '</text:span><text:span text:style-name="T64">questions-RL-1' </text:span><text:span text:style-name="T54">from the </text:span><text:span text:style-name="T64">Risk Literacy Team, </text:span><text:span text:style-name="T54">'</text:span><text:span text:style-name="T64">questions-UWA-1' </text:span><text:span text:style-name="T54">from the <text:s/>Usability Workflow Analysis Team and '</text:span><text:span text:style-name="T64">questions-SD-1' </text:span><text:span text:style-name="T54">from the software development-team.</text:span></text:p>
        </text:list-item>
        <text:list-item>
          <text:p text:style-name="P63"><text:span text:style-name="T54">Optimisation of the existing communication-infrastructure based on the results of the </text:span><text:span text:style-name="T64">Measurment 1, </text:span><text:span text:style-name="T54">the'</text:span><text:span text:style-name="T64">report-RL-1' of the Risk Literacy Team</text:span><text:span text:style-name="T54"> and by implementing the developed </text:span><text:span text:style-name="T64">Prototype 1</text:span><text:span text:style-name="T69"> </text:span><text:span text:style-name="T54">by the </text:span><text:span text:style-name="T64">Software Development Team.</text:span></text:p>
        </text:list-item>
        <text:list-item>
          <text:p text:style-name="P64"><text:span text:style-name="T60">Deliverable 2: </text:span><text:span text:style-name="T64">Provision</text:span><text:span text:style-name="T69"> </text:span><text:span text:style-name="T54">of the '</text:span><text:span text:style-name="T64">report-ICT4D-1'</text:span><text:span text:style-name="T54"> on the optimised communication-infrastructure to the </text:span><text:span text:style-name="T64">Risk Literacy-Team </text:span><text:span text:style-name="T54">and to the </text:span><text:span text:style-name="T64">Software Development Team.</text:span></text:p>
        </text:list-item>
        <text:list-item>
          <text:p text:style-name="P88"><text:span text:style-name="T54">Implementation of the </text:span><text:span text:style-name="T64">Measurement 2</text:span><text:span text:style-name="T54"> with an existing survey tool using the identified communication channels based on the results of te prestest. Implementing the subsets of questions <text:s/>'</text:span><text:span text:style-name="T64">questions-PH-2' </text:span><text:span text:style-name="T54">from the </text:span><text:span text:style-name="T64">Public Health Team</text:span><text:span text:style-name="T54">, </text:span><text:span text:style-name="T69">'</text:span><text:span text:style-name="T64">questions-LUO-2'</text:span><text:span text:style-name="T69"> </text:span><text:span text:style-name="T54">from the </text:span><text:span text:style-name="T64">Land Use Optimisation Team</text:span><text:span text:style-name="T54">, '</text:span><text:span text:style-name="T64">questions-RL-2' </text:span><text:span text:style-name="T54">from the </text:span><text:span text:style-name="T64">Risk Literacy Team, </text:span><text:span text:style-name="T54">'</text:span><text:span text:style-name="T64">questions-UWA-2' </text:span><text:span text:style-name="T54">from the <text:s/>Usability Workflow Analysis Team and '</text:span><text:span text:style-name="T64">questions-SD-2' </text:span><text:span text:style-name="T54">from the software development-team.</text:span></text:p>
        </text:list-item>
        <text:list-item>
          <text:p text:style-name="P88"><text:span text:style-name="T54">Optimisation of the existing communication-infrastructure based on the results of the </text:span><text:span text:style-name="T64">Measurment 2, </text:span><text:span text:style-name="T54">the '</text:span><text:span text:style-name="T64">report-RL-2' of the Risk Literacy Team</text:span><text:span text:style-name="T54"> and by implementing the developed </text:span><text:span text:style-name="T64">Prototype 4</text:span><text:span text:style-name="T69"> </text:span><text:span text:style-name="T54">by the </text:span><text:span text:style-name="T64">Software Development Team.</text:span></text:p>
        </text:list-item>
        <text:list-item>
          <text:p text:style-name="P89"><text:span text:style-name="T60">Deliverable 3: </text:span><text:span text:style-name="T64">Provision</text:span><text:span text:style-name="T69"> </text:span><text:span text:style-name="T54">of the '</text:span><text:span text:style-name="T64">report-ICT4D-2'</text:span><text:span text:style-name="T54"> on the optimised communication-infrastructure to the </text:span><text:span text:style-name="T64">Risk Literacy-Team</text:span><text:span text:style-name="T69"> </text:span><text:span text:style-name="T54">and to the </text:span><text:span text:style-name="T64">Software Development Team.</text:span></text:p>
        </text:list-item>
        <text:list-item>
          <text:p text:style-name="P88"><text:span text:style-name="T54">Implementation of the </text:span><text:span text:style-name="T64">Measurement 3</text:span><text:span text:style-name="T54"> with an existing survey tool using the identified communication channels based on the results of te prestest. Implementing the subsets of questions <text:s/>'</text:span><text:span text:style-name="T64">questions-PH-3' </text:span><text:span text:style-name="T54">from the </text:span><text:span text:style-name="T64">Public Health Team</text:span><text:span text:style-name="T54">, </text:span><text:span text:style-name="T69">'</text:span><text:span text:style-name="T64">questions-LUO-3'</text:span><text:span text:style-name="T69"> </text:span><text:span text:style-name="T54">from the </text:span><text:span text:style-name="T64">Land Use Optimisation Team</text:span><text:span text:style-name="T54">, '</text:span><text:span text:style-name="T64">questions-RL-3' </text:span><text:span text:style-name="T54">from the </text:span><text:span text:style-name="T64">Risk Literacy Team, </text:span><text:span text:style-name="T54">'</text:span><text:span text:style-name="T64">questions-UWA-3' </text:span><text:span text:style-name="T54">from the <text:s/></text:span><text:span text:style-name="T64">Usability Workflow Analysis Team</text:span><text:span text:style-name="T54"> and '</text:span><text:span text:style-name="T64">questions-SD-3' </text:span><text:span text:style-name="T54">from the S</text:span><text:span text:style-name="T64">oftware Development Team.</text:span></text:p>
        </text:list-item>
        <text:list-item>
          <text:p text:style-name="P88"><text:span text:style-name="T54">Optimisation of the existing communication-infrastructure based on the results of the </text:span><text:span text:style-name="T64">Measurment 3, </text:span><text:span text:style-name="T54">the '</text:span><text:span text:style-name="T64">report-RL-3'</text:span><text:span text:style-name="T54"> of the </text:span><text:span text:style-name="T64">Risk Literacy Team</text:span><text:span text:style-name="T54"> and by implementing the optomised </text:span><text:span text:style-name="T64">Prototype 4</text:span><text:span text:style-name="T69"> </text:span><text:span text:style-name="T54">by the </text:span><text:span text:style-name="T64">Software Development Team.</text:span></text:p>
        </text:list-item>
        <text:list-item>
          <text:p text:style-name="P89"><text:span text:style-name="T60">Deliverable 4: </text:span><text:span text:style-name="T64">Provision</text:span><text:span text:style-name="T69"> </text:span><text:span text:style-name="T54">of the '</text:span><text:span text:style-name="T64">report-ICT4D-3'</text:span><text:span text:style-name="T54"> on the optimised communication-infrastructure to the </text:span><text:span text:style-name="T64">Risk Literacy-Team </text:span><text:span text:style-name="T54">and to the </text:span><text:span text:style-name="T64">Software Development Team.</text:span></text:p>
        </text:list-item>
      </text:list>
      <text:p text:style-name="P4"/>
      <text:p text:style-name="P22"/>
      <text:p text:style-name="P39"><text:span text:style-name="T36">Public Health:</text:span><text:span text:style-name="T2"> </text:span></text:p>
      <text:p text:style-name="P26"/>
      <text:p text:style-name="P38"><text:span text:style-name="T2">The Public Health Support in rural areas is supposed to be optimised with the present project. In the context of CiObs, the observations of citizens will be used to <text:s/>identify risks or leverage to potential of </text:span><text:span text:style-name="T3">accessible</text:span><text:span text:style-name="T2"> resources for risk mitigation in the health domain. The risk-exposed citizens receive health risk mitigation support for free. The input data for analysis are a combination of </text:span><text:span text:style-name="T3">c</text:span><text:span text:style-name="T2">itizen </text:span><text:span text:style-name="T3">o</text:span><text:span text:style-name="T2">bservations and items in a questionnaire. The citizen observation are evaluated according to benefit as permanent sensor for the environmental impact on public health.</text:span></text:p>
      <text:p text:style-name="P26"/>
      <text:p text:style-name="P27">Work Steps:</text:p>
      <text:list xml:id="list173312129516422" text:continue-list="list7952010792192095818" text:style-name="L2">
        <text:list-item text:start-value="1">
          <text:p text:style-name="P63"><text:span text:style-name="T2">Development of a </text:span><text:span text:style-name="T24">subset of questions</text:span><text:span text:style-name="T2"> </text:span><text:span text:style-name="T25">'</text:span><text:span text:style-name="T24">questions-PH-0</text:span><text:span text:style-name="T25">'</text:span><text:span text:style-name="T7"> </text:span><text:span text:style-name="T2">and citizen observations </text:span><text:span text:style-name="T3">'</text:span><text:span text:style-name="T32">CO-PH0</text:span><text:span text:style-name="T33">'</text:span><text:span text:style-name="T2"> <text:s/>for the </text:span><text:span text:style-name="T24">Pretest</text:span><text:span text:style-name="T2"> on the topic health and provision of these questions to the </text:span><text:span text:style-name="T24">ICT4D-Team</text:span><text:span text:style-name="T2">.</text:span></text:p>
        </text:list-item>
        <text:list-item>
          <text:p text:style-name="P63"><text:soft-page-break/><text:span text:style-name="T2">Development </text:span><text:span text:style-name="T3">of a </text:span><text:span text:style-name="T2">pilot risk mitigation strategy or improvement of existing selected risk mitigation strateg</text:span><text:span text:style-name="T3">ies </text:span><text:span text:style-name="T2">(topic health) based on the results of the </text:span><text:span text:style-name="T24">Pretest </text:span><text:span text:style-name="T7">and </text:span><text:span text:style-name="T9">'</text:span><text:span text:style-name="T24">report-UWA-0</text:span><text:span text:style-name="T25">'</text:span><text:span text:style-name="T24"> </text:span><text:span text:style-name="T7">of the </text:span><text:span text:style-name="T24">Usability Workflow Analysis Team.</text:span></text:p>
        </text:list-item>
        <text:list-item>
          <text:p text:style-name="P63"><text:span text:style-name="T14">Deliverable 1: </text:span><text:span text:style-name="T24">Provision</text:span><text:span text:style-name="T21"> </text:span><text:span text:style-name="T54">of the </text:span><text:span text:style-name="T64">report-PH-0</text:span><text:span text:style-name="T54"> on the</text:span><text:span text:style-name="T7"> developed risk mitigation strategies to the </text:span><text:span text:style-name="T24">Risk Literacy Team</text:span><text:span text:style-name="T21"> </text:span><text:span text:style-name="T7">and analys</text:span><text:span text:style-name="T9">is of</text:span><text:span text:style-name="T7"> </text:span><text:span text:style-name="T24">recommendations, requirements and constraints</text:span><text:span text:style-name="T7"> from the </text:span><text:span text:style-name="T24">Risk Literacy Team</text:span><text:span text:style-name="T7"> for the further development in the </text:span><text:span text:style-name="T24">Public Health </text:span><text:span text:style-name="T25">T</text:span><text:span text:style-name="T24">eam</text:span><text:span text:style-name="T21">.</text:span></text:p>
        </text:list-item>
        <text:list-item>
          <text:p text:style-name="P63"><text:span text:style-name="T54">Development of a </text:span><text:span text:style-name="T64">subset of questions</text:span><text:span text:style-name="T54"> </text:span><text:span text:style-name="T55">'</text:span><text:span text:style-name="T64">questions-PH-1</text:span><text:span text:style-name="T65">'</text:span><text:span text:style-name="T64"> </text:span><text:span text:style-name="T54">for the </text:span><text:span text:style-name="T118">Measurement 1</text:span><text:span text:style-name="T120"> </text:span><text:span text:style-name="T116">on the topic health to determine the i</text:span><text:span text:style-name="T54">mpact on health of the developed risk mitigation strategies and provision of these questions to the </text:span><text:span text:style-name="T64">ICT4D-Team</text:span><text:span text:style-name="T54"> and evaluat</text:span><text:span text:style-name="T55">ion of</text:span><text:span text:style-name="T54"> the benefit of </text:span><text:span text:style-name="T55">c</text:span><text:span text:style-name="T54">itizen </text:span><text:span text:style-name="T55">o</text:span><text:span text:style-name="T54">bservations for the health risk.</text:span></text:p>
        </text:list-item>
        <text:list-item>
          <text:p text:style-name="P63"><text:span text:style-name="T54">Optimisation amd implementation of the risk mitigation strategies (topic health) based on the results of the </text:span><text:span text:style-name="T64">Measurment 1 </text:span><text:span text:style-name="T54">and the </text:span><text:span text:style-name="T55">'</text:span><text:span text:style-name="T64">report-UWA-1</text:span><text:span text:style-name="T65">'</text:span><text:span text:style-name="T64"> </text:span><text:span text:style-name="T54">of the</text:span><text:span text:style-name="T64"> Usability Workflow Analysis Team.</text:span><text:span text:style-name="T69"> </text:span><text:span text:style-name="T54">Do the citizens regard the risk mitigations strategies as helpful and are the</text:span><text:span text:style-name="T55">y</text:span><text:span text:style-name="T54"> reasonable for integration in their every day workflow?</text:span></text:p>
        </text:list-item>
        <text:list-item>
          <text:p text:style-name="P63"><text:span text:style-name="T59">Deliverable 2: </text:span><text:span text:style-name="T64">Provision</text:span><text:span text:style-name="T69"> </text:span><text:span text:style-name="T54">of the </text:span><text:span text:style-name="T55">'</text:span><text:span text:style-name="T64">report-PH-1</text:span><text:span text:style-name="T65">'</text:span><text:span text:style-name="T54"> on the optimised risk mitigation strategies to the </text:span><text:span text:style-name="T64">Risk Literacy-Team</text:span><text:span text:style-name="T69">.</text:span></text:p>
        </text:list-item>
        <text:list-item>
          <text:p text:style-name="P88"><text:span text:style-name="T54">Analysis of the benefit of enviromental and health related citizen observations (</text:span><text:span text:style-name="T55">h</text:span><text:span text:style-name="T54">ealth related observations are indicators for environmental factors of risk)</text:span><text:span text:style-name="T55">.</text:span><text:span text:style-name="T54"> Improve the public health related design of citizen observations and develop a next version of a </text:span><text:span text:style-name="T64">subset of questions</text:span><text:span text:style-name="T54"> </text:span><text:span text:style-name="T55">'</text:span><text:span text:style-name="T64">questions-PH-2</text:span><text:span text:style-name="T65">'</text:span><text:span text:style-name="T64"> </text:span><text:span text:style-name="T54">for the </text:span><text:span text:style-name="T118">Measurement 2</text:span><text:span text:style-name="T120"> </text:span><text:span text:style-name="T116">on the topic health to determine the i</text:span><text:span text:style-name="T54">mpact on health of the optimised risk mitigation startegies and provision of these questions to the </text:span><text:span text:style-name="T64">ICT4D-Team</text:span><text:span text:style-name="T54">.</text:span></text:p>
        </text:list-item>
        <text:list-item>
          <text:p text:style-name="P88"><text:span text:style-name="T54">Optimisation and implementation of the risk mitigation strategies (topic health) based on the results of the </text:span><text:span text:style-name="T64">Measurment 2 </text:span><text:span text:style-name="T54">and the </text:span><text:span text:style-name="T55">'</text:span><text:span text:style-name="T64">report-UWA-2</text:span><text:span text:style-name="T65">'</text:span><text:span text:style-name="T54"> of the</text:span><text:span text:style-name="T64"> Usability Workflow Analysis Team.</text:span></text:p>
        </text:list-item>
        <text:list-item>
          <text:p text:style-name="P88"><text:span text:style-name="T59">Deliverable 3: </text:span><text:span text:style-name="T64">Provision</text:span><text:span text:style-name="T69"> </text:span><text:span text:style-name="T54">of the </text:span><text:span text:style-name="T64">report-PH-2</text:span><text:span text:style-name="T54"> on the developed risk mitigation strategies to the </text:span><text:span text:style-name="T64">Risk Literacy-Team</text:span><text:span text:style-name="T69">.</text:span></text:p>
        </text:list-item>
        <text:list-item>
          <text:p text:style-name="P88"><text:span text:style-name="T54">Development of a </text:span><text:span text:style-name="T64">subset of questions </text:span><text:span text:style-name="T65">'</text:span><text:span text:style-name="T64">questions-PH-3</text:span><text:span text:style-name="T65">'</text:span><text:span text:style-name="T54"> for the </text:span><text:span text:style-name="T118">Measurement 3</text:span><text:span text:style-name="T120"> </text:span><text:span text:style-name="T116">on the topic health to determine the i</text:span><text:span text:style-name="T54">mpact on health of the optimised risk mitigation startegies and provision of these questions to the </text:span><text:span text:style-name="T64">ICT4D-Team</text:span><text:span text:style-name="T54">.</text:span></text:p>
        </text:list-item>
        <text:list-item>
          <text:p text:style-name="P88"><text:span text:style-name="T54">Optimisation of the risk mitigation strategies (topic health) based on the results of the </text:span><text:span text:style-name="T64">Measurment 3 </text:span><text:span text:style-name="T54">and the </text:span><text:span text:style-name="T55">'</text:span><text:span text:style-name="T64">report-UWA-3</text:span><text:span text:style-name="T65">'</text:span><text:span text:style-name="T64"> </text:span><text:span text:style-name="T54">of the </text:span><text:span text:style-name="T64">Usability Workflow Analysis Team.</text:span></text:p>
        </text:list-item>
        <text:list-item>
          <text:p text:style-name="P88"><text:span text:style-name="T59">Deliverable 4: </text:span><text:span text:style-name="T64">Provision</text:span><text:span text:style-name="T69"> </text:span><text:span text:style-name="T54">of the </text:span><text:span text:style-name="T55">'</text:span><text:span text:style-name="T64">report-PH-3</text:span><text:span text:style-name="T65">'</text:span><text:span text:style-name="T54"> on the developed risk mitigation strategies to the </text:span><text:span text:style-name="T64">Risk Literacy-Team</text:span><text:span text:style-name="T69">.</text:span></text:p>
          <text:p text:style-name="P93"/>
        </text:list-item>
      </text:list>
      <text:p text:style-name="P2"/>
      <text:p text:style-name="P34"><text:span text:style-name="T42">Land Use Optimisation:</text:span><text:span text:style-name="T1"> </text:span></text:p>
      <text:p text:style-name="P26"/>
      <text:p text:style-name="P33"><text:span text:style-name="T1">The Land Use Optimis</text:span><text:span text:style-name="T44">a</text:span><text:span text:style-name="T1">tion in rural areas is supposed to be optimised with the present project. In the context of CiObs, the observations of citizens have an influence on the agricultural situation. The risk-exposed citizens receive </text:span><text:span text:style-name="T95">agro-technical benefit (and thus economical benefit) and</text:span><text:span text:style-name="T43"> </text:span><text:span text:style-name="T1">risk mitigation support for free. The application of agrochemicals is observed. The benefit the user receives for participating in the CiOb is recommendations for improvement of harvest yield.</text:span></text:p>
      <text:p text:style-name="P27"/>
      <text:p text:style-name="P27">Work Steps:</text:p>
      <text:list xml:id="list173311777980033" text:continue-list="list173312129516422" text:style-name="L2">
        <text:list-item text:start-value="1">
          <text:p text:style-name="P63"><text:span text:style-name="T2">Development of a </text:span><text:span text:style-name="T24">subset of questions </text:span><text:span text:style-name="T26">'</text:span><text:span text:style-name="T24">questions-LUO-0</text:span><text:span text:style-name="T26">'</text:span><text:span text:style-name="T2"> for the </text:span><text:span text:style-name="T24">Pretest</text:span><text:span text:style-name="T2"> on the topic agriculture and provision of these questions to the </text:span><text:span text:style-name="T24">ICT4D-Team</text:span><text:span text:style-name="T2"> to d</text:span><text:span text:style-name="T4">e</text:span><text:span text:style-name="T2">termine the currently used technology, methods and awareness of land use.</text:span></text:p>
        </text:list-item>
        <text:list-item>
          <text:p text:style-name="P63"><text:span text:style-name="T2">Create a first version of citizen observations that support the detection of awareness, shift in technology use or impact on land use. Development of risk mitigation strategies (topic agriculture) based on the results of the </text:span><text:span text:style-name="T24">Pretest </text:span><text:span text:style-name="T7">and </text:span><text:span text:style-name="T10">'</text:span><text:span text:style-name="T24">report-UWA-0</text:span><text:span text:style-name="T26">'</text:span><text:span text:style-name="T7"> of the </text:span><text:span text:style-name="T24">Usability Workflow Analysis Team.</text:span></text:p>
        </text:list-item>
        <text:list-item>
          <text:p text:style-name="P65"><text:span text:style-name="T59">Deliverable </text:span><text:span text:style-name="T61">1</text:span><text:span text:style-name="T59">: </text:span><text:span text:style-name="T24">Provision</text:span><text:span text:style-name="T21"> </text:span><text:span text:style-name="T54">of the </text:span><text:span text:style-name="T56">'</text:span><text:span text:style-name="T64">report-LUO-0</text:span><text:span text:style-name="T66">'</text:span><text:span text:style-name="T54"> on the</text:span><text:span text:style-name="T7"> developed risk mitigation strategies to the </text:span><text:span text:style-name="T24">Risk Literacy-Team</text:span><text:span text:style-name="T21">.</text:span></text:p>
        </text:list-item>
        <text:list-item>
          <text:p text:style-name="P63"><text:span text:style-name="T54">Development of a </text:span><text:span text:style-name="T64">subset of questions </text:span><text:span text:style-name="T66">'</text:span><text:span text:style-name="T64">questions-LUO-1</text:span><text:span text:style-name="T66">'</text:span><text:span text:style-name="T54"> for the </text:span><text:span text:style-name="T118">Measurement 1</text:span><text:span text:style-name="T120"> </text:span><text:span text:style-name="T116">on the topic </text:span><text:span text:style-name="T54">agriculture</text:span><text:span text:style-name="T116"> to determine the i</text:span><text:span text:style-name="T54">mpact on agriculture of the </text:span><text:soft-page-break/><text:span text:style-name="T54">developed risk mitigation strategies and provision of these questions to the </text:span><text:span text:style-name="T64">ICT4D-Team</text:span><text:span text:style-name="T54">.</text:span></text:p>
        </text:list-item>
        <text:list-item>
          <text:p text:style-name="P63"><text:span text:style-name="T54">Optimisation of the risk mitigation strategies (topic agriculture) based on the results of the </text:span><text:span text:style-name="T64">Measurment 1 </text:span><text:span text:style-name="T54">and the </text:span><text:span text:style-name="T56">'</text:span><text:span text:style-name="T64">report-UWA-1</text:span><text:span text:style-name="T66">'</text:span><text:span text:style-name="T54"> of the </text:span><text:span text:style-name="T64">Usability Workflow Analysis Team.</text:span><text:span text:style-name="T54"> Integration of crop health detection (image processing, remote sensing).</text:span></text:p>
        </text:list-item>
        <text:list-item>
          <text:p text:style-name="P65"><text:span text:style-name="T59">Deliverable </text:span><text:span text:style-name="T61">2</text:span><text:span text:style-name="T59">: </text:span><text:span text:style-name="T64">Provision</text:span><text:span text:style-name="T69"> </text:span><text:span text:style-name="T54">of the </text:span><text:span text:style-name="T56">'</text:span><text:span text:style-name="T64">report-LUO-1</text:span><text:span text:style-name="T66">'</text:span><text:span text:style-name="T54"> on the optimised risk mitigation strategies to the </text:span><text:span text:style-name="T64">Risk Literacy-Team</text:span><text:span text:style-name="T69">.</text:span></text:p>
        </text:list-item>
        <text:list-item>
          <text:p text:style-name="P88"><text:span text:style-name="T54">Development of a </text:span><text:span text:style-name="T64">subset of questions </text:span><text:span text:style-name="T66">'</text:span><text:span text:style-name="T64">questions-LUO-2</text:span><text:span text:style-name="T66">'</text:span><text:span text:style-name="T54"> for the </text:span><text:span text:style-name="T118">Measurement 2</text:span><text:span text:style-name="T120"> </text:span><text:span text:style-name="T116">on the topic agriculture to determine the i</text:span><text:span text:style-name="T54">mpact on agriculture of the optimised risk mitigation startegies and provision of these questions to the </text:span><text:span text:style-name="T64">ICT4D-Team</text:span><text:span text:style-name="T54">.</text:span></text:p>
        </text:list-item>
        <text:list-item>
          <text:p text:style-name="P88"><text:span text:style-name="T54">Optimisation of the risk mitigation strategies (topic agriculture) based on the results of the </text:span><text:span text:style-name="T64">Measurment 2 </text:span><text:span text:style-name="T54">and the </text:span><text:span text:style-name="T56">'</text:span><text:span text:style-name="T64">report-UWA-2</text:span><text:span text:style-name="T66">'</text:span><text:span text:style-name="T64"> </text:span><text:span text:style-name="T54">of the </text:span><text:span text:style-name="T64">Usability Workflow Analysis Team.</text:span></text:p>
        </text:list-item>
        <text:list-item>
          <text:p text:style-name="P90"><text:span text:style-name="T59">Deliverable </text:span><text:span text:style-name="T61">3</text:span><text:span text:style-name="T59">: </text:span><text:span text:style-name="T64">Provision</text:span><text:span text:style-name="T69"> </text:span><text:span text:style-name="T54">of the </text:span><text:span text:style-name="T56">'</text:span><text:span text:style-name="T64">report-LUO-2</text:span><text:span text:style-name="T66">'</text:span><text:span text:style-name="T54"> on the developed risk mitigation strategies to the </text:span><text:span text:style-name="T64">Risk Literacy-Team</text:span><text:span text:style-name="T69">.</text:span></text:p>
        </text:list-item>
        <text:list-item>
          <text:p text:style-name="P88"><text:span text:style-name="T54">Development of a </text:span><text:span text:style-name="T64">subset of questions </text:span><text:span text:style-name="T66">'</text:span><text:span text:style-name="T64">questions-LUO-3</text:span><text:span text:style-name="T66">'</text:span><text:span text:style-name="T54"> for the </text:span><text:span text:style-name="T118">Measurement 3</text:span><text:span text:style-name="T120"> </text:span><text:span text:style-name="T116">on the topic </text:span><text:span text:style-name="T54">agriculture </text:span><text:span text:style-name="T116">to determine the i</text:span><text:span text:style-name="T54">mpact on agriculture of the optimised risk mitigation startegies and provision of these questions to the </text:span><text:span text:style-name="T64">ICT4D-Team</text:span><text:span text:style-name="T54">.</text:span></text:p>
        </text:list-item>
        <text:list-item>
          <text:p text:style-name="P88"><text:span text:style-name="T54">Optimisation of the risk mitigation strategies (topic agriculture) based on the results of the </text:span><text:span text:style-name="T64">Measurment 3 </text:span><text:span text:style-name="T54">and the </text:span><text:span text:style-name="T56">'</text:span><text:span text:style-name="T64">report-UWA-3</text:span><text:span text:style-name="T66">'</text:span><text:span text:style-name="T54"> of the </text:span><text:span text:style-name="T64">Usability Workflow Analysis Team.</text:span></text:p>
        </text:list-item>
        <text:list-item>
          <text:p text:style-name="P90"><text:span text:style-name="T59">Deliverable 4: </text:span><text:span text:style-name="T64">Provision</text:span><text:span text:style-name="T69"> </text:span><text:span text:style-name="T54">of the </text:span><text:span text:style-name="T56">'</text:span><text:span text:style-name="T64">report-LUO-3</text:span><text:span text:style-name="T66">'</text:span><text:span text:style-name="T54"> on the developed risk mitigation strategies to the </text:span><text:span text:style-name="T64">Risk Literacy-Team</text:span><text:span text:style-name="T69">.</text:span></text:p>
        </text:list-item>
      </text:list>
      <text:p text:style-name="P2"/>
      <text:p text:style-name="P2"/>
      <text:p text:style-name="P1"><text:span text:style-name="Strong_20_Emphasis"><text:span text:style-name="T71">Risk Literacy</text:span></text:span></text:p>
      <text:p text:style-name="P1"><text:span text:style-name="Strong_20_Emphasis"><text:span text:style-name="T75"/></text:span></text:p>
      <text:p text:style-name="P1"><text:span text:style-name="Strong_20_Emphasis"><text:span text:style-name="T73">Risk and resource awareness has to be created for risk mitigation. This can be done via (E-)Learning Modules (ICT for Education - ICT4E) by the education of risk awareness and risk mitigation options.</text:span></text:span></text:p>
      <text:p text:style-name="P1"><text:span text:style-name="Strong_20_Emphasis"><text:span text:style-name="T73"/></text:span></text:p>
      <text:p text:style-name="P27">Work Steps:</text:p>
      <text:list xml:id="list173312112399485" text:continue-list="list173311777980033" text:style-name="L2">
        <text:list-item text:start-value="1">
          <text:p text:style-name="P63"><text:span text:style-name="T2">Development of a </text:span><text:span text:style-name="T24">subset of questions</text:span><text:span text:style-name="T2"> '</text:span><text:span text:style-name="T24">questions-RL-0'</text:span><text:span text:style-name="T2"> for the </text:span><text:span text:style-name="T24">Pretest</text:span><text:span text:style-name="T2"> on the topic risk literacy and provision of these questions to the </text:span><text:span text:style-name="T24">ICT4D-Team</text:span><text:span text:style-name="T2">.</text:span></text:p>
        </text:list-item>
        <text:list-item>
          <text:p text:style-name="P63"><text:span text:style-name="T2">Further processing of risk mitigation strategies (topics health &amp; agriculture) based on the results of the </text:span><text:span text:style-name="T24">Pretest </text:span><text:span text:style-name="T7">and </text:span><text:span text:style-name="T11">'</text:span><text:span text:style-name="T24">report-UWA-0</text:span><text:span text:style-name="T27">'</text:span><text:span text:style-name="T24"> </text:span><text:span text:style-name="T7">of the </text:span><text:span text:style-name="T24">Usability Workflow Analysis Team. </text:span><text:span text:style-name="T20"><text:s/></text:span><text:span text:style-name="T7">E.g. focus is risk awareness according to existing agro techniques and used agrochemicals or awareness for environmental determinants of health risks (e.g. water bodies as mosquito breading place and trash removal (plastics) as risk mitigation options for reducing the amount of stagnant water as potential breading places).</text:span></text:p>
        </text:list-item>
        <text:list-item>
          <text:p text:style-name="P66"><text:span text:style-name="T62">Deliverable 1: </text:span><text:span text:style-name="T24">Provision</text:span><text:span text:style-name="T21"> </text:span><text:span text:style-name="T54">of the '</text:span><text:span text:style-name="T64">report-UWA-0'</text:span><text:span text:style-name="T54"> on the</text:span><text:span text:style-name="T7"> developed risk mitigation strategies to the </text:span><text:span text:style-name="T24">Software Development Team</text:span><text:span text:style-name="T21">.</text:span></text:p>
        </text:list-item>
        <text:list-item>
          <text:p text:style-name="P63"><text:span text:style-name="T54">Development of a </text:span><text:span text:style-name="T64">subset of questions</text:span><text:span text:style-name="T54"> </text:span><text:span text:style-name="T57">'</text:span><text:span text:style-name="T64">questions-RL-1</text:span><text:span text:style-name="T67">'</text:span><text:span text:style-name="T64"> </text:span><text:span text:style-name="T54">for the </text:span><text:span text:style-name="T118">Measurement 1</text:span><text:span text:style-name="T120"> </text:span><text:span text:style-name="T54">on the topic risk literacy</text:span><text:span text:style-name="T116"> </text:span><text:span text:style-name="T54">and provision of these questions to the </text:span><text:span text:style-name="T64">ICT4D-Team</text:span><text:span text:style-name="T54">.</text:span></text:p>
        </text:list-item>
        <text:list-item>
          <text:p text:style-name="P63"><text:span text:style-name="T54">Optimisation of the risk mitigation strategies (topics health &amp; agriculture) based on the results of the </text:span><text:span text:style-name="T64">Measurment 1 </text:span><text:span text:style-name="T54">and the '</text:span><text:span text:style-name="T64">report-UWA-1'</text:span><text:span text:style-name="T54"> of the </text:span><text:span text:style-name="T64">Usability Workflow Analysis Team.</text:span></text:p>
        </text:list-item>
        <text:list-item>
          <text:p text:style-name="P66"><text:span text:style-name="T59">Deliverable </text:span><text:span text:style-name="T62">2</text:span><text:span text:style-name="T59">: </text:span><text:span text:style-name="T64">Provision</text:span><text:span text:style-name="T69"> </text:span><text:span text:style-name="T54">of the '</text:span><text:span text:style-name="T64">report-RL-2'</text:span><text:span text:style-name="T54"> on the optimised risk mitigation strategies to the </text:span><text:span text:style-name="T64">Software Development Team</text:span><text:span text:style-name="T69">.</text:span></text:p>
        </text:list-item>
        <text:list-item>
          <text:p text:style-name="P88"><text:span text:style-name="T54">Development of a </text:span><text:span text:style-name="T64">subset of questions</text:span><text:span text:style-name="T54"> '</text:span><text:span text:style-name="T64">questions-RL-2' </text:span><text:span text:style-name="T54">for the </text:span><text:span text:style-name="T118">Measurement 2</text:span><text:span text:style-name="T120"> </text:span><text:span text:style-name="T54">on the topic risk literacy</text:span><text:span text:style-name="T116"> </text:span><text:span text:style-name="T54">and provision of these questions to the </text:span><text:span text:style-name="T64">ICT4D-Team</text:span><text:span text:style-name="T54">.</text:span></text:p>
        </text:list-item>
        <text:list-item>
          <text:p text:style-name="P88"><text:span text:style-name="T54">Optimisation of the risk mitigation strategies (topics health &amp; agriculture) based on the results of the </text:span><text:span text:style-name="T64">Measurment 2 </text:span><text:span text:style-name="T54">and the '</text:span><text:span text:style-name="T64">report-UWA-2' of the Usability Workflow Analysis Team.</text:span></text:p>
        </text:list-item>
        <text:list-item>
          <text:p text:style-name="P91"><text:span text:style-name="T59">Deliverable </text:span><text:span text:style-name="T62">3</text:span><text:span text:style-name="T59">: </text:span><text:span text:style-name="T64">Provision</text:span><text:span text:style-name="T69"> </text:span><text:span text:style-name="T54">of the '</text:span><text:span text:style-name="T64">report-RL-2'</text:span><text:span text:style-name="T54"> on the developed risk mitigation strategies to the </text:span><text:span text:style-name="T64">Software Development Team</text:span><text:span text:style-name="T69">.</text:span></text:p>
        </text:list-item>
        <text:list-item>
          <text:p text:style-name="P88"><text:soft-page-break/><text:span text:style-name="T54">Development of a </text:span><text:span text:style-name="T64">subset of questions </text:span><text:span text:style-name="T67">'</text:span><text:span text:style-name="T64">questions-RL-3</text:span><text:span text:style-name="T67">'</text:span><text:span text:style-name="T54"> for the </text:span><text:span text:style-name="T118">Measurement 3</text:span><text:span text:style-name="T120"> </text:span><text:span text:style-name="T54">on the topic risk literacy</text:span><text:span text:style-name="T116"> </text:span><text:span text:style-name="T54">and provision of these questions to the </text:span><text:span text:style-name="T64">ICT4D-Team</text:span><text:span text:style-name="T54">.</text:span></text:p>
        </text:list-item>
        <text:list-item>
          <text:p text:style-name="P88"><text:span text:style-name="T54">Optimisation of the risk mitigation strategies (topics health &amp; agriculture) based on the results of the </text:span><text:span text:style-name="T64">Measurment 3 </text:span><text:span text:style-name="T54">and the '</text:span><text:span text:style-name="T64">report-UWA-3'</text:span><text:span text:style-name="T54"> of the </text:span><text:span text:style-name="T64">Usability Workflow Analysis Team.</text:span></text:p>
        </text:list-item>
        <text:list-item>
          <text:p text:style-name="P94"><text:span text:style-name="Strong_20_Emphasis"><text:span text:style-name="T72">Deliverable 4: </text:span></text:span><text:span text:style-name="Strong_20_Emphasis"><text:span text:style-name="T76">Provision</text:span></text:span><text:span text:style-name="Strong_20_Emphasis"><text:span text:style-name="T77"> </text:span></text:span><text:span text:style-name="Strong_20_Emphasis"><text:span text:style-name="T74">of the '</text:span></text:span><text:span text:style-name="Strong_20_Emphasis"><text:span text:style-name="T76">report-RL-3'</text:span></text:span><text:span text:style-name="Strong_20_Emphasis"><text:span text:style-name="T74"> on the developed risk mitigation strategies to the </text:span></text:span><text:span text:style-name="Strong_20_Emphasis"><text:span text:style-name="T76">Software Development Team</text:span></text:span><text:span text:style-name="Strong_20_Emphasis"><text:span text:style-name="T77">.</text:span></text:span></text:p>
        </text:list-item>
      </text:list>
      <text:p text:style-name="P3"/>
      <text:p text:style-name="P4"/>
      <text:p text:style-name="P22">Usability Work<text:span text:style-name="T133">-F</text:span>low Analysis</text:p>
      <text:p text:style-name="P26"/>
      <text:p text:style-name="P33"><text:span text:style-name="T1">A usability evaluation and a work</text:span><text:span text:style-name="T45">-</text:span><text:span text:style-name="T1">flow analysis of the ICT and non-ICT (ICT4D </text:span><text:span text:style-name="T45">after measurement 3</text:span><text:span text:style-name="T1">) supported communication, </text:span><text:span text:style-name="T45">of the agro-technical work-flow and of the health-workflow </text:span><text:span text:style-name="T1">have to be carried out. </text:span><text:span text:style-name="T45">Thereby, the communication network and the work-flow that is actually transported via communication have to be separated.</text:span><text:span text:style-name="T1"> </text:span><text:span text:style-name="T45">The execution of certain processes that happen locally is observed. Key questions in this context could be: How can a farm worker perform measurements himself? How does the work-flow of a farm worker or of a health affected person look and what causes concrete actions?</text:span></text:p>
      <text:p text:style-name="P26"/>
      <text:p text:style-name="P27">Work Steps:</text:p>
      <text:list xml:id="list173312843637303" text:continue-list="list173312112399485" text:style-name="L2">
        <text:list-item text:start-value="1">
          <text:p text:style-name="P63"><text:span text:style-name="T2">Development of a </text:span><text:span text:style-name="T24">subset of questions</text:span><text:span text:style-name="T2"> '</text:span><text:span text:style-name="T24">questions-UWA-0'</text:span><text:span text:style-name="T2"> for the </text:span><text:span text:style-name="T24">Pretest</text:span><text:span text:style-name="T2"> on the current work</text:span><text:span text:style-name="T5">-</text:span><text:span text:style-name="T2">flow in El Salvador (agriculture) and Kenya (health) and provision of these questions to the </text:span><text:span text:style-name="T24">ICT4D-Team</text:span><text:span text:style-name="T2">.</text:span></text:p>
        </text:list-item>
        <text:list-item>
          <text:p text:style-name="P67"><text:span text:style-name="T59">Deliverable </text:span><text:span text:style-name="T63">1</text:span><text:span text:style-name="T59">: </text:span><text:span text:style-name="T24">Provision</text:span><text:span text:style-name="T21"> </text:span><text:span text:style-name="T54">of the '</text:span><text:span text:style-name="T64">report-UWA-0'</text:span><text:span text:style-name="T54"> on the</text:span><text:span text:style-name="T7"> current work</text:span><text:span text:style-name="T12">-</text:span><text:span text:style-name="T7">flow to the </text:span><text:span text:style-name="T24">Public Health Team</text:span><text:span text:style-name="T7">, the </text:span><text:span text:style-name="T24">Land Use Optimisation Team</text:span><text:span text:style-name="T7"> and the </text:span><text:span text:style-name="T24">Risk Literacy Team</text:span><text:span text:style-name="T21">.</text:span></text:p>
        </text:list-item>
        <text:list-item>
          <text:p text:style-name="P63"><text:span text:style-name="T54">Development of a </text:span><text:span text:style-name="T64">subset of questions</text:span><text:span text:style-name="T54"> '</text:span><text:span text:style-name="T64">questions-UWA-1' </text:span><text:span text:style-name="T54">for the </text:span><text:span text:style-name="T118">Measurement 1</text:span><text:span text:style-name="T120"> </text:span><text:span text:style-name="T54">on the work</text:span><text:span text:style-name="T58">-</text:span><text:span text:style-name="T54">flow in the developed risk mitigation st</text:span><text:span text:style-name="T58">r</text:span><text:span text:style-name="T54">ategies</text:span><text:span text:style-name="T116"> </text:span><text:span text:style-name="T54">and provision of these questions to the </text:span><text:span text:style-name="T64">ICT4D-Team</text:span><text:span text:style-name="T54">.</text:span></text:p>
        </text:list-item>
        <text:list-item>
          <text:p text:style-name="P63"><text:span text:style-name="T54">Optimisation of the work</text:span><text:span text:style-name="T58">-</text:span><text:span text:style-name="T54">flow in the developed risk mitigation st</text:span><text:span text:style-name="T58">r</text:span><text:span text:style-name="T54">ategies</text:span><text:span text:style-name="T116"> </text:span><text:span text:style-name="T54"><text:s/>based on the results of the </text:span><text:span text:style-name="T64">Measurement 1.</text:span></text:p>
        </text:list-item>
        <text:list-item>
          <text:p text:style-name="P67"><text:span text:style-name="T59">Deliverable </text:span><text:span text:style-name="T63">2</text:span><text:span text:style-name="T59">: </text:span><text:span text:style-name="T64">Provision</text:span><text:span text:style-name="T69"> </text:span><text:span text:style-name="T54">of the '</text:span><text:span text:style-name="T64">report-UWA-1'</text:span><text:span text:style-name="T54"> on the optimised work</text:span><text:span text:style-name="T58">-</text:span><text:span text:style-name="T54">flow for the risk mitigation strategies to the </text:span><text:span text:style-name="T64">Public Health Team</text:span><text:span text:style-name="T54">, the </text:span><text:span text:style-name="T64">Land Use Optimisation Team</text:span><text:span text:style-name="T54"> and the </text:span><text:span text:style-name="T64">Risk Literacy Team</text:span><text:span text:style-name="T69">.</text:span></text:p>
        </text:list-item>
        <text:list-item>
          <text:p text:style-name="P88"><text:span text:style-name="T54">Development of a </text:span><text:span text:style-name="T64">subset of questions</text:span><text:span text:style-name="T54"> '</text:span><text:span text:style-name="T64">questions-UWA-2' </text:span><text:span text:style-name="T54">for the </text:span><text:span text:style-name="T118">Measurement 2</text:span><text:span text:style-name="T120"> </text:span><text:span text:style-name="T54">on the work</text:span><text:span text:style-name="T58">-</text:span><text:span text:style-name="T54">flow in the developed risk mitigation st</text:span><text:span text:style-name="T58">r</text:span><text:span text:style-name="T54">ategies</text:span><text:span text:style-name="T116"> </text:span><text:span text:style-name="T54">and provision of these questions to the </text:span><text:span text:style-name="T64">ICT4D-Team</text:span><text:span text:style-name="T54">.</text:span></text:p>
        </text:list-item>
        <text:list-item>
          <text:p text:style-name="P88"><text:span text:style-name="T54">Optimisation of the work</text:span><text:span text:style-name="T58">-</text:span><text:span text:style-name="T54">flow in the developed risk mitigation st</text:span><text:span text:style-name="T58">r</text:span><text:span text:style-name="T54">ategies</text:span><text:span text:style-name="T116"> </text:span><text:span text:style-name="T54"><text:s/>based on the results of the </text:span><text:span text:style-name="T64">Measurement 2 </text:span><text:span text:style-name="T54">with inclusion of the developed </text:span><text:span text:style-name="T64">Prototype 4 </text:span><text:span text:style-name="T54">of the </text:span><text:span text:style-name="T64">Software Development Team.</text:span></text:p>
        </text:list-item>
        <text:list-item>
          <text:p text:style-name="P92"><text:span text:style-name="T59">Deliverable </text:span><text:span text:style-name="T63">3</text:span><text:span text:style-name="T59">: </text:span><text:span text:style-name="T64">Provision</text:span><text:span text:style-name="T69"> </text:span><text:span text:style-name="T54">of the '</text:span><text:span text:style-name="T64">report-UWA-2'</text:span><text:span text:style-name="T54"> on the optimised work</text:span><text:span text:style-name="T58">-</text:span><text:span text:style-name="T54">flow for risk mitigation strategies to the </text:span><text:span text:style-name="T64">Public Health Team</text:span><text:span text:style-name="T54">, the </text:span><text:span text:style-name="T64">Land Use Optimisation Team</text:span><text:span text:style-name="T54"> and the </text:span><text:span text:style-name="T64">Risk Literacy Team</text:span><text:span text:style-name="T69">.</text:span></text:p>
        </text:list-item>
        <text:list-item>
          <text:p text:style-name="P88"><text:span text:style-name="T54">Development of a </text:span><text:span text:style-name="T64">subset of questions 'questions-UWA-3'</text:span><text:span text:style-name="T54"> for the </text:span><text:span text:style-name="T118">Measurement 3</text:span><text:span text:style-name="T120"> </text:span><text:span text:style-name="T54">on the work</text:span><text:span text:style-name="T58">-</text:span><text:span text:style-name="T54">flow in the developed risk mitigation st</text:span><text:span text:style-name="T58">r</text:span><text:span text:style-name="T54">ategies</text:span><text:span text:style-name="T116"> </text:span><text:span text:style-name="T54">and provision of these questions to the </text:span><text:span text:style-name="T64">ICT4D-Team</text:span><text:span text:style-name="T54">.</text:span></text:p>
        </text:list-item>
        <text:list-item>
          <text:p text:style-name="P88"><text:span text:style-name="T54">Optimisation of the work</text:span><text:span text:style-name="T58">-</text:span><text:span text:style-name="T54">flow in the developed risk mitigation st</text:span><text:span text:style-name="T58">r</text:span><text:span text:style-name="T54">ategies</text:span><text:span text:style-name="T116"> </text:span><text:span text:style-name="T54"><text:s/>based on the results of the </text:span><text:span text:style-name="T64">Measurement 3 </text:span><text:span text:style-name="T54">with inclusion of the optimised </text:span><text:span text:style-name="T64">Prototype 4 </text:span><text:span text:style-name="T54">of the </text:span><text:span text:style-name="T64">Software Development Team.</text:span></text:p>
        </text:list-item>
        <text:list-item>
          <text:p text:style-name="P95"><text:span text:style-name="Strong_20_Emphasis"><text:span text:style-name="T92">Deliverable 4: </text:span></text:span><text:span text:style-name="Strong_20_Emphasis"><text:span text:style-name="T96">Provision</text:span></text:span><text:span text:style-name="Strong_20_Emphasis"><text:span text:style-name="T98"> </text:span></text:span><text:span text:style-name="Strong_20_Emphasis"><text:span text:style-name="T99">of the '</text:span></text:span><text:span text:style-name="Strong_20_Emphasis"><text:span text:style-name="T96">report-RL-UWA-3'</text:span></text:span><text:span text:style-name="Strong_20_Emphasis"><text:span text:style-name="T99"> on the optimised work</text:span></text:span><text:span text:style-name="Strong_20_Emphasis"><text:span text:style-name="T100">-</text:span></text:span><text:span text:style-name="Strong_20_Emphasis"><text:span text:style-name="T99">flow for risk mitigation strategies to the </text:span></text:span><text:span text:style-name="Strong_20_Emphasis"><text:span text:style-name="T96">Public Health Team</text:span></text:span><text:span text:style-name="Strong_20_Emphasis"><text:span text:style-name="T99">, the </text:span></text:span><text:span text:style-name="Strong_20_Emphasis"><text:span text:style-name="T96">Land Use Optimisation Team</text:span></text:span><text:span text:style-name="Strong_20_Emphasis"><text:span text:style-name="T99"> and the </text:span></text:span><text:span text:style-name="Strong_20_Emphasis"><text:span text:style-name="T96">Risk Literacy Team</text:span></text:span><text:span text:style-name="Strong_20_Emphasis"><text:span text:style-name="T98">.</text:span></text:span></text:p>
        </text:list-item>
      </text:list>
      <text:list xml:id="list8399741743404704767" text:style-name="L3">
        <text:list-header>
          <text:p text:style-name="P44"/>
          <text:p text:style-name="P98"><text:soft-page-break/><text:s text:c="56"/></text:p>
        </text:list-header>
      </text:list>
      <text:p text:style-name="P34"><text:span text:style-name="T42">Software Development:</text:span><text:span text:style-name="T1"> </text:span></text:p>
      <text:p text:style-name="P26"/>
      <text:p text:style-name="P33">The aim of the present project is the development of a simple, everyday usable open source app for mobile devices, which enables the communication of rare risk-incidents and the access to risk minimising resources. In the context of CiObs, resources and risks can be reported with this app by the citizens. This app should enable to receive risk-related information, to communicate risk-related information and a navigation-function should be available, to navigate a user to safe(r) locations or to risk minimising resources. In this context, the open source app "mixare" could be used as app-client. The design and concept of this App should be similar to "WhatsApp", but independent from "Facebook" or "Google". That is, a GUI similar to the "WhatsApp"-GUI should be used and the messages will not be sent via a server, but as standardised e-mails. Speech recognition is required to simplify data collection within the meaning of the CiOb (especially for users in risk situations or for e.g. illiterate or blind users). The integration to an open source navigation-tool (e.g. Navit) will be crucial to enable navigation. Furthermore, offline use of this app should be enabled, as internet connection is not available everywhere. Multinational standards have to be taken into account (interface to WHO). Keeping an eye on future cellphone generations, the hardware this app will be developed for are cheap smartphones. By setting all these requirements and constraints to soft- and hardware, a potentially large target group is supposed to be reached with this app to be able to having an influence on optimising the health situation. Consequently, the app itself will be open source and thus available free of charge. The decision support data, which is required in developing countries or in locations, where human health is endangered, is freely available. For other users, such decision support data will only be available for a fee, e.g. decision support data for wine growing in Germany, to generate a profit for SMEs. Such decision support data could be information on an optimised way of spraying pesticides (low cost precision farming), which would be used by the wine grower to save costs and to increase sales. The first step would be to develop a first prototype, which enables communication in a simple, everyday usable way. Following this, an encoding-mechanism to protect sensible data should be implemented. Afterward, a link to “mixare” and to an open source navigation system should be realised. </text:p>
      <text:p text:style-name="P33">Data Flow:</text:p>
      <text:list xml:id="list5731347379854832856" text:style-name="L4">
        <text:list-item>
          <text:p text:style-name="P101"><text:span text:style-name="T110">Input Client to CiObs-Server: </text:span></text:p>
        </text:list-item>
        <text:list-item>
          <text:p text:style-name="P103"><text:span text:style-name="T110">MAIN: risk and resource-observations.</text:span></text:p>
        </text:list-item>
      </text:list>
      <text:list xml:id="list173312475357530" text:continue-list="list8399741743404704767" text:style-name="L3">
        <text:list-item>
          <text:p text:style-name="P104">Feedback on regional decision support service provided by SMEs and during the project reported for scientific analysis.</text:p>
        </text:list-item>
        <text:list-item>
          <text:p text:style-name="P104">Quality of regional decision support service provided to SMEs and during the project reported for scientific analysis and work flow optimisation.</text:p>
        </text:list-item>
        <text:list-item>
          <text:p text:style-name="P102">Output CiObs-Server to Client:</text:p>
        </text:list-item>
        <text:list-item>
          <text:p text:style-name="P104">Recommendations for resource allocation and usage of regional resources (e.g. agriculture, precision farming )</text:p>
        </text:list-item>
        <text:list-item>
          <text:p text:style-name="P104">Risk warnings issued by health agencies (with digital signature). </text:p>
          <text:p text:style-name="P100"/>
        </text:list-item>
      </text:list>
      <text:p text:style-name="P35">Work Steps: </text:p>
      <text:list xml:id="list173312247223240" text:continue-list="list173312843637303" text:style-name="L2">
        <text:list-item text:start-value="1">
          <text:p text:style-name="P63"><text:span text:style-name="T2">Development of a </text:span><text:span text:style-name="T24">subset of questions</text:span><text:span text:style-name="T2"> '</text:span><text:span text:style-name="T24">questions-SD-0'</text:span><text:span text:style-name="T2"> for the </text:span><text:span text:style-name="T24">Pretest</text:span><text:span text:style-name="T2"> on usable icons and provision of these questions to the </text:span><text:span text:style-name="T24">ICT4D-Team</text:span><text:span text:style-name="T2">.</text:span></text:p>
        </text:list-item>
        <text:list-item>
          <text:p text:style-name="P67"><text:span text:style-name="T47">Deliverable </text:span><text:span text:style-name="T48">1</text:span><text:span text:style-name="T47">: </text:span><text:span text:style-name="T7">Implementation of the developed risk mitigation strategies based on </text:span><text:span text:style-name="T54">'</text:span><text:span text:style-name="T64">report-RL-0' </text:span><text:span text:style-name="T54">of the</text:span><text:span text:style-name="T7"> </text:span><text:span text:style-name="T24">Risk Literacy Team</text:span><text:span text:style-name="T21"> </text:span><text:span text:style-name="T7">and the </text:span><text:span text:style-name="T24">Pretest</text:span><text:span text:style-name="T21">.</text:span></text:p>
        </text:list-item>
        <text:list-item>
          <text:p text:style-name="P63"><text:span text:style-name="T52">Test-phase of the developed risk mitigation strategies <text:s/>in the CiOb.</text:span></text:p>
        </text:list-item>
        <text:list-item>
          <text:p text:style-name="P63"><text:span text:style-name="T54">Development of a </text:span><text:span text:style-name="T64">subset of questions</text:span><text:span text:style-name="T54"> '</text:span><text:span text:style-name="T64">questions-UWA-SD-1' </text:span><text:span text:style-name="T54">for the </text:span><text:span text:style-name="T118">Measurement 1</text:span><text:span text:style-name="T120"> </text:span><text:span text:style-name="T54">on the work</text:span><text:span text:style-name="T58">-</text:span><text:span text:style-name="T54">flow in the developed risk mitigation st</text:span><text:span text:style-name="T58">r</text:span><text:span text:style-name="T54">ategies</text:span><text:span text:style-name="T116"> </text:span><text:span text:style-name="T54">and provision of these questions to the </text:span><text:span text:style-name="T64">ICT4D-Team</text:span><text:span text:style-name="T54">.</text:span></text:p>
        </text:list-item>
        <text:list-item>
          <text:p text:style-name="P67"><text:span text:style-name="T49">Deliverable </text:span><text:span text:style-name="T50">2</text:span><text:span text:style-name="T49">: </text:span><text:span text:style-name="T52">Development of a GUI-Design for a client for spatial decision support via rapid prototyping (</text:span><text:span text:style-name="T68">Prototype 1</text:span><text:span text:style-name="T52">) based on the '</text:span><text:span text:style-name="T68">report-RL-1' </text:span><text:span text:style-name="T52">of the </text:span><text:span text:style-name="T68">Risk Literacy Team</text:span><text:span text:style-name="T70"> </text:span><text:span text:style-name="T52">and the </text:span><text:span text:style-name="T68">Pretest</text:span><text:span text:style-name="T52">.</text:span></text:p>
        </text:list-item>
        <text:list-item>
          <text:p text:style-name="P63"><text:soft-page-break/><text:span text:style-name="T52">Test-phase of </text:span><text:span text:style-name="T68">Prototype 1</text:span><text:span text:style-name="T52"> in the CiOb.</text:span></text:p>
        </text:list-item>
        <text:list-item>
          <text:p text:style-name="P63"><text:span text:style-name="T52">Development of a </text:span><text:span text:style-name="T68">subset of questions</text:span><text:span text:style-name="T52"> '</text:span><text:span text:style-name="T68">questions-UWA-SD-2' </text:span><text:span text:style-name="T52">for the </text:span><text:span text:style-name="T119">Measurement 2</text:span><text:span text:style-name="T121"> </text:span><text:span text:style-name="T52">on the workflow in the developed risk mitigation startegies</text:span><text:span text:style-name="T117"> </text:span><text:span text:style-name="T52">and provision of these questions to the </text:span><text:span text:style-name="T68">ICT4D-Team</text:span><text:span text:style-name="T52">.</text:span></text:p>
        </text:list-item>
        <text:list-item>
          <text:p text:style-name="P67"><text:span text:style-name="T49">Deliverable </text:span><text:span text:style-name="T50">3</text:span><text:span text:style-name="T49">: </text:span><text:span text:style-name="T52">Development of a first prototype of a client for spatial decision support, which enables communication in a simple, everyday usable way, based on the results of </text:span><text:span text:style-name="T68">Pretest, Measurement 1</text:span><text:span text:style-name="T52"> and </text:span><text:span text:style-name="T68">Measurement 2 </text:span><text:span text:style-name="T52">(</text:span><text:span text:style-name="T68">Prototype 2</text:span><text:span text:style-name="T52">).</text:span></text:p>
        </text:list-item>
        <text:list-item>
          <text:p text:style-name="P54">Test-phase of <text:span text:style-name="T123">Prototype 2</text:span> in the CiOb.</text:p>
        </text:list-item>
        <text:list-item>
          <text:p text:style-name="P55"><text:span text:style-name="T127">Deliverable 4: </text:span>Implementation of an encoding-mechanism to protect sensible data (<text:span text:style-name="T123">Prototype 3</text:span>).</text:p>
        </text:list-item>
        <text:list-item>
          <text:p text:style-name="P54">Test-phase of <text:span text:style-name="T123">Prototype 3</text:span> in the CiOb.</text:p>
        </text:list-item>
        <text:list-item>
          <text:p text:style-name="P55"><text:span text:style-name="T127">Deliverable </text:span><text:span text:style-name="T128">5</text:span><text:span text:style-name="T127">: </text:span>Realisation of a link to an augmented reality tool (e.g. mixare, TRL 4/5) and to an open source navigation system (e.g. Navit, TRL 6) (<text:span text:style-name="T123">Prototype 4</text:span>).<text:span text:style-name="T126"> <text:s/></text:span></text:p>
        </text:list-item>
        <text:list-item>
          <text:p text:style-name="P68"><text:span text:style-name="T52">Test-phase of </text:span><text:span text:style-name="T68">Prototype 4</text:span><text:span text:style-name="T52"> in the CiOb.</text:span></text:p>
        </text:list-item>
        <text:list-item>
          <text:p text:style-name="P96"><text:span text:style-name="Strong_20_Emphasis"><text:span text:style-name="T101">Development of a </text:span></text:span><text:span text:style-name="Strong_20_Emphasis"><text:span text:style-name="T97">subset of questions</text:span></text:span><text:span text:style-name="Strong_20_Emphasis"><text:span text:style-name="T101"> '</text:span></text:span><text:span text:style-name="Strong_20_Emphasis"><text:span text:style-name="T97">questions-UWA-SD-3' </text:span></text:span><text:span text:style-name="Strong_20_Emphasis"><text:span text:style-name="T101">for the </text:span></text:span><text:span text:style-name="Strong_20_Emphasis"><text:span text:style-name="T113">Measurement 3</text:span></text:span><text:span text:style-name="Strong_20_Emphasis"><text:span text:style-name="T114"> </text:span></text:span><text:span text:style-name="Strong_20_Emphasis"><text:span text:style-name="T101">on the work</text:span></text:span><text:span text:style-name="Strong_20_Emphasis"><text:span text:style-name="T102">-</text:span></text:span><text:span text:style-name="Strong_20_Emphasis"><text:span text:style-name="T101">flow in the developed risk mitigation st</text:span></text:span><text:span text:style-name="Strong_20_Emphasis"><text:span text:style-name="T102">r</text:span></text:span><text:span text:style-name="Strong_20_Emphasis"><text:span text:style-name="T101">ategies</text:span></text:span><text:span text:style-name="Strong_20_Emphasis"><text:span text:style-name="T115"> </text:span></text:span><text:span text:style-name="Strong_20_Emphasis"><text:span text:style-name="T101">and provision of these questions to the </text:span></text:span><text:span text:style-name="Strong_20_Emphasis"><text:span text:style-name="T97">ICT4D-Team</text:span></text:span><text:span text:style-name="Strong_20_Emphasis"><text:span text:style-name="T101">.</text:span></text:span></text:p>
        </text:list-item>
        <text:list-item>
          <text:p text:style-name="P97"><text:span text:style-name="Strong_20_Emphasis"><text:span text:style-name="T93">Deliverable </text:span></text:span><text:span text:style-name="Strong_20_Emphasis"><text:span text:style-name="T94">6</text:span></text:span><text:span text:style-name="Strong_20_Emphasis"><text:span text:style-name="T93">: </text:span></text:span><text:span text:style-name="Strong_20_Emphasis"><text:span text:style-name="T101">Optimisation of </text:span></text:span><text:span text:style-name="Strong_20_Emphasis"><text:span text:style-name="T97">Prototype 4</text:span></text:span><text:span text:style-name="Strong_20_Emphasis"><text:span text:style-name="T101"> based on the results of </text:span></text:span><text:span text:style-name="Strong_20_Emphasis"><text:span text:style-name="T97">Measurement 3</text:span></text:span><text:span text:style-name="Strong_20_Emphasis"><text:span text:style-name="T101">.</text:span></text:span></text:p>
        </text:list-item>
      </text:list>
      <text:p text:style-name="P40"/>
      <text:list xml:id="list173313260175081" text:continue-list="list173312475357530" text:style-name="L3">
        <text:list-header>
          <text:p text:style-name="P106"><text:s text:c="33"/></text:p>
          <text:p text:style-name="P99">Server Infrastructure</text:p>
        </text:list-header>
      </text:list>
      <text:p text:style-name="P7"/>
      <text:p text:style-name="P8"><text:span text:style-name="T2">For the software development, an analysis of the existing server infrastructure and the integration of mapping resources in e.g. the App Store/Play Store is important. Low cost Linux-Severs that can be cloned and reproduced free of charge shall be implemented within the CiObs. These servers shall be able to communicate and to network. SMEs shall maintain the distributions and offer services via the network.</text:span></text:p>
      <text:p text:style-name="P6"/>
      <text:p text:style-name="P7">Work Step<text:span text:style-name="T141">s</text:span>:</text:p>
      <text:list xml:id="list1850906892082194157" text:style-name="L5">
        <text:list-item>
          <text:p text:style-name="P45">The <text:span text:style-name="T123">server infrastructure analysis</text:span> <text:span text:style-name="T139">(simultanuously with the </text:span><text:span text:style-name="T125">Pretest</text:span><text:span text:style-name="T139">).</text:span></text:p>
        </text:list-item>
        <text:list-item>
          <text:p text:style-name="P45"><text:span text:style-name="T134">Deliverable </text:span><text:span text:style-name="T135">1</text:span><text:span text:style-name="T134">: </text:span><text:span text:style-name="T138">I</text:span><text:span text:style-name="T129">m</text:span>plementation of the <text:span text:style-name="T123">servers</text:span> <text:span text:style-name="T139">(simultanuously with the </text:span><text:span text:style-name="T125">Pretest</text:span><text:span text:style-name="T139">).</text:span></text:p>
        </text:list-item>
      </text:list>
      <text:p text:style-name="P26"/>
      <text:p text:style-name="P26"/>
      <text:p text:style-name="P22">GIS Mapping</text:p>
      <text:p text:style-name="P26"/>
      <text:p text:style-name="P26">GIS risk and resource mapping is used as back-end for mobile devices. SMEs shall maintain the GIS-data and provide services of an economical benefit of low-cost precision agriculture by integration of citizen observations.</text:p>
      <text:p text:style-name="P26"/>
      <text:p text:style-name="P27">Work Steps:</text:p>
      <text:list xml:id="list195264795532640834" text:style-name="L6">
        <text:list-item>
          <text:p text:style-name="P46">Analysis of the available data in databases like <text:span text:style-name="T123">GEOSS</text:span> and <text:span text:style-name="T123">Copernicus Land Monitoring Services</text:span>.</text:p>
        </text:list-item>
        <text:list-item>
          <text:p text:style-name="P47"><text:span text:style-name="Strong_20_Emphasis"><text:span text:style-name="T136">Deliverable </text:span></text:span><text:span text:style-name="Strong_20_Emphasis"><text:span text:style-name="T137">1</text:span></text:span><text:span text:style-name="Strong_20_Emphasis"><text:span text:style-name="T136">: </text:span></text:span>Supplement relevant GIS-data <text:span text:style-name="T140">to obtain usable </text:span><text:span text:style-name="T124">GIS-Maps</text:span><text:span text:style-name="T140"> in the context of the CiOb.</text:span></text:p>
        </text:list-item>
        <text:list-item>
          <text:p text:style-name="P46">Provide resulting GIS-<text:span text:style-name="T140">M</text:span>aps to <text:span text:style-name="T123">GEOSS</text:span> and <text:span text:style-name="T123">Copernicus Land Monitoring Services </text:span>(as open content).</text:p>
        </text:list-item>
      </text:list>
      <text:p text:style-name="P26"/>
      <text:list xml:id="list173313075338464" text:continue-list="list173313260175081" text:style-name="L3">
        <text:list-header>
          <text:p text:style-name="P44"><text:soft-page-break/></text:p>
        </text:list-header>
      </text:list>
      <text:p text:style-name="P27">Image Processing</text:p>
      <text:p text:style-name="P27"/>
      <text:p text:style-name="P26">Existing image processing technology (multispectral analysis) will be used for crop health, to determine the health status of plants, the fertilizer requirements and the pesticide amount required. Multistructural Analysis is used to determine further actions in the context of precision farming. </text:p>
      <text:p text:style-name="P26">Main result: detect environmental conditions that complement citizen observation<text:span text:style-name="T141">s</text:span> for economical benefits or health risks, <text:span text:style-name="T141">e</text:span>.g. environmental conditions that trigger communicable diseases or as surveillance mechanism if certain agro<text:span text:style-name="T141">-</text:span>techniques or environmental risk mitigation strategies reported e.g. by citizen observations were successful.</text:p>
      <text:p text:style-name="P26"><text:s text:c="30"/></text:p>
      <text:p text:style-name="P22"/>
      <text:p text:style-name="P34"><text:span text:style-name="T42">CiObs Implementation</text:span></text:p>
      <text:p text:style-name="P21"/>
      <text:p text:style-name="P33"><text:span text:style-name="T1">A stakeholder analysis has to be done to be able to implement CiObs by means of implementing Living Labs in the context of Environmental risk assessment and optimisation of resources (e.g. <text:s/>application of agrochemicals), work</text:span><text:span text:style-name="T46">-</text:span><text:span text:style-name="T1">flow optimisation for citizen observations of farm workers and environmental risk mitigation strategies; and health risk and resources work-flow for citizen observations and health risk mitigation strategies.</text:span></text:p>
      <text:p text:style-name="P26"/>
      <text:p text:style-name="P27">Work Steps:</text:p>
      <text:list xml:id="list2348769093749718812" text:style-name="L7">
        <text:list-item>
          <text:p text:style-name="P69"><text:span text:style-name="Strong_20_Emphasis"><text:span text:style-name="T49">Deliverable </text:span></text:span><text:span text:style-name="Strong_20_Emphasis"><text:span text:style-name="T51">1</text:span></text:span><text:span text:style-name="Strong_20_Emphasis"><text:span text:style-name="T49">: </text:span></text:span><text:span text:style-name="T108">Investigation for enabling the </text:span><text:span text:style-name="T109">selection of an appropriate test region</text:span><text:span text:style-name="T108">.</text:span><text:span text:style-name="T2"> <text:s text:c="6"/></text:span></text:p>
        </text:list-item>
        <text:list-item>
          <text:p text:style-name="P69"><text:span text:style-name="Strong_20_Emphasis"><text:span text:style-name="T49">Deliverable </text:span></text:span><text:span text:style-name="Strong_20_Emphasis"><text:span text:style-name="T51">2</text:span></text:span><text:span text:style-name="Strong_20_Emphasis"><text:span text:style-name="T49">: </text:span></text:span><text:span text:style-name="T108">Interdisciplinary analysis of the status quo with the </text:span><text:span text:style-name="T109">Pretest</text:span><text:span text:style-name="T108"> and </text:span><text:span text:style-name="T109">identification of Stakeholders</text:span><text:span text:style-name="T108"> for the Living Lab in the context of a CiOb. Determine the </text:span><text:span text:style-name="T109">first selection of citizen observations</text:span><text:span text:style-name="T108"> that contribute to Environmental Health and/or Public Health. </text:span></text:p>
        </text:list-item>
        <text:list-item>
          <text:p text:style-name="P69"><text:span text:style-name="Strong_20_Emphasis"><text:span text:style-name="T49">Deliverable </text:span></text:span><text:span text:style-name="Strong_20_Emphasis"><text:span text:style-name="T51">3</text:span></text:span><text:span text:style-name="Strong_20_Emphasis"><text:span text:style-name="T49">:</text:span></text:span><text:span text:style-name="T7">Test-phase of the </text:span><text:span text:style-name="T24">developed risk mitigation strategies</text:span><text:span text:style-name="T7">. What do the citizens </text:span><text:span text:style-name="T24">expect</text:span><text:span text:style-name="T7"> as response to the citizen observations? (e.g. improvement of working conditions due to an optimised work</text:span><text:span text:style-name="T13">-</text:span><text:span text:style-name="T7">flow.</text:span><text:span text:style-name="T13">)</text:span></text:p>
        </text:list-item>
        <text:list-item>
          <text:p text:style-name="P69"><text:span text:style-name="Strong_20_Emphasis"><text:span text:style-name="T49">Deliverable </text:span></text:span><text:span text:style-name="Strong_20_Emphasis"><text:span text:style-name="T51">4</text:span></text:span><text:span text:style-name="Strong_20_Emphasis"><text:span text:style-name="T49">: </text:span></text:span><text:span text:style-name="T7">Execution of </text:span><text:span text:style-name="T24">Measurement 1</text:span><text:span text:style-name="T7"> in the CiOb. </text:span><text:span text:style-name="T24">Collect citizen observation</text:span><text:span text:style-name="T28">s</text:span><text:span text:style-name="T7"> and </text:span><text:span text:style-name="T24">evaluated the contribution to risk assessment and resource awareness.</text:span></text:p>
        </text:list-item>
        <text:list-item>
          <text:p text:style-name="P69"><text:span text:style-name="Strong_20_Emphasis"><text:span text:style-name="T49">Deliverable </text:span></text:span><text:span text:style-name="Strong_20_Emphasis"><text:span text:style-name="T51">5</text:span></text:span><text:span text:style-name="Strong_20_Emphasis"><text:span text:style-name="T49">: </text:span></text:span><text:span text:style-name="T105">Test-phase of </text:span><text:span text:style-name="T106">Prototype 1</text:span><text:span text:style-name="T105"> in the CiOb. </text:span><text:span text:style-name="T106">Last-Mile processing</text:span><text:span text:style-name="T105"> of citizen observations and </text:span><text:span text:style-name="T106">digital processing</text:span><text:span text:style-name="T105"> of observations.</text:span></text:p>
        </text:list-item>
        <text:list-item>
          <text:p text:style-name="P69"><text:span text:style-name="Strong_20_Emphasis"><text:span text:style-name="T49">Deliverable </text:span></text:span><text:span text:style-name="Strong_20_Emphasis"><text:span text:style-name="T50">6</text:span></text:span><text:span text:style-name="Strong_20_Emphasis"><text:span text:style-name="T49">: </text:span></text:span><text:span text:style-name="T52">Execution of </text:span><text:span text:style-name="T68">Measurement 2</text:span><text:span text:style-name="T52"> in the CiOb. </text:span><text:span text:style-name="T68">Integration of citizen response to provide observations</text:span><text:span text:style-name="T52">. Do the citizens regard these response as helpful? (short-term and long-term awareness.</text:span><text:span text:style-name="T53">)</text:span></text:p>
        </text:list-item>
        <text:list-item>
          <text:p text:style-name="P69"><text:span text:style-name="Strong_20_Emphasis"><text:span text:style-name="T49">Deliverable </text:span></text:span><text:span text:style-name="Strong_20_Emphasis"><text:span text:style-name="T51">7</text:span></text:span><text:span text:style-name="Strong_20_Emphasis"><text:span text:style-name="T49">: </text:span></text:span><text:span text:style-name="T105">Test-phase of </text:span><text:span text:style-name="T106">Prototype 2</text:span><text:span text:style-name="T105"> in the CiOb. </text:span><text:span text:style-name="T106">Integrat</text:span><text:span text:style-name="T107">ion</text:span><text:span text:style-name="T106"> of economical benefit</text:span><text:span text:style-name="T105"> (e.g. low-cost precision agriculture).</text:span></text:p>
        </text:list-item>
        <text:list-item>
          <text:p text:style-name="P69"><text:span text:style-name="Strong_20_Emphasis"><text:span text:style-name="T49">Deliverable </text:span></text:span><text:span text:style-name="Strong_20_Emphasis"><text:span text:style-name="T51">8</text:span></text:span><text:span text:style-name="Strong_20_Emphasis"><text:span text:style-name="T49">: </text:span></text:span><text:span text:style-name="T105">Test-phase of </text:span><text:span text:style-name="T106">Prototype 3</text:span><text:span text:style-name="T105"> in the CiOb. </text:span><text:span text:style-name="T106">Integration of Health Observations</text:span><text:span text:style-name="T105"> as indicators for environmental risks.</text:span></text:p>
        </text:list-item>
        <text:list-item>
          <text:p text:style-name="P69"><text:span text:style-name="Strong_20_Emphasis"><text:span text:style-name="T49">Deliverable </text:span></text:span><text:span text:style-name="Strong_20_Emphasis"><text:span text:style-name="T51">9</text:span></text:span><text:span text:style-name="Strong_20_Emphasis"><text:span text:style-name="T49">: </text:span></text:span><text:span text:style-name="T105">Test-phase of </text:span><text:span text:style-name="T106">Prototype 4</text:span><text:span text:style-name="T105"> in the CiOb. </text:span><text:span text:style-name="T106">Integration of Health Response</text:span><text:span text:style-name="T105"> due to risks induced by environmental conditions.</text:span></text:p>
        </text:list-item>
        <text:list-item>
          <text:p text:style-name="P69"><text:span text:style-name="Strong_20_Emphasis"><text:span text:style-name="T49">Deliverable </text:span></text:span><text:span text:style-name="Strong_20_Emphasis"><text:span text:style-name="T51">10</text:span></text:span><text:span text:style-name="Strong_20_Emphasis"><text:span text:style-name="T49">: </text:span></text:span><text:span text:style-name="T52">Execution of </text:span><text:span text:style-name="T68">Measurement 2</text:span><text:span text:style-name="T52"> in the CiOb. </text:span><text:span text:style-name="T68">Final cost benefit analysis</text:span><text:span text:style-name="T52"> to determine the </text:span><text:span text:style-name="T68">sustainability of SME services</text:span><text:span text:style-name="T52">. </text:span></text:p>
        </text:list-item>
      </text:list>
      <text:p text:style-name="P26"/>
      <text:p text:style-name="P41"/>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10">Participant No</text:p>
          </table:table-cell>
          <table:table-cell table:style-name="Table1.A1" office:value-type="string">
            <text:p text:style-name="P10">Participant organisation name</text:p>
          </table:table-cell>
          <table:table-cell table:style-name="Table1.A1" office:value-type="string">
            <text:p text:style-name="P10">Country</text:p>
          </table:table-cell>
          <table:table-cell table:style-name="Table1.D1" office:value-type="string">
            <text:p text:style-name="P11">Work package </text:p>
          </table:table-cell>
        </table:table-row>
        <table:table-row>
          <table:table-cell table:style-name="Table1.A2" office:value-type="string">
            <text:p text:style-name="P12">1 (Coordinator)</text:p>
          </table:table-cell>
          <table:table-cell table:style-name="Table1.A2" office:value-type="string">
            <text:p text:style-name="P12">University of Koblenz-Landau - Department 7: Natural- and Environmental Sciences (Landau)</text:p>
          </table:table-cell>
          <table:table-cell table:style-name="Table1.A2" office:value-type="string">
            <text:p text:style-name="P13">Germany</text:p>
          </table:table-cell>
          <table:table-cell table:style-name="Table1.D2" office:value-type="string">
            <text:p text:style-name="P30"><text:span text:style-name="T18">Expertise: Mathematical Modelling, Ecotoxicology, Logistic Optimization, Risk Literacy, </text:span><text:span text:style-name="T19">AT6FUI: analysis interface requirements &amp; interdisciplinary networking (</text:span><text:span text:style-name="T34">Health / Environmental Health / UN <text:s/>/ <text:s/>WHO) </text:span><text:span text:style-name="T19"><text:s/></text:span></text:p>
            <text:list xml:id="list1789205605399592210" text:style-name="L8">
              <text:list-item>
                <text:p text:style-name="P70"><text:span text:style-name="T31">Usability Workflow Analysis:</text:span><text:span text:style-name="T6"> </text:span><text:span text:style-name="T37">MAIN Contributor</text:span></text:p>
              </text:list-item>
              <text:list-item>
                <text:p text:style-name="P71"><text:span text:style-name="Strong_20_Emphasis"><text:span text:style-name="T29">Risk Literacy:</text:span></text:span><text:span text:style-name="Strong_20_Emphasis"><text:span text:style-name="T23"> </text:span></text:span><text:span text:style-name="Strong_20_Emphasis"><text:span text:style-name="T17">MAIN Contributor</text:span></text:span></text:p>
              </text:list-item>
              <text:list-item>
                <text:p text:style-name="P48">GIS Mapping: <text:span text:style-name="T122">MAIN Contributor</text:span></text:p>
              </text:list-item>
              <text:list-item>
                <text:p text:style-name="P49">Sever Infrastructure</text:p>
              </text:list-item>
              <text:list-item>
                <text:p text:style-name="P48">Software Development</text:p>
              </text:list-item>
              <text:list-item>
                <text:p text:style-name="P82"><text:span text:style-name="T38">CiObs</text:span><text:span text:style-name="T39"> Implementation</text:span></text:p>
              </text:list-item>
            </text:list>
          </table:table-cell>
        </table:table-row>
        <table:table-row>
          <table:table-cell table:style-name="Table1.A2" office:value-type="string">
            <text:p text:style-name="P14">2</text:p>
          </table:table-cell>
          <table:table-cell table:style-name="Table1.A2" office:value-type="string">
            <text:p text:style-name="P12">B2M <text:span text:style-name="T142">Software AG </text:span>(Karlsruhe)</text:p>
          </table:table-cell>
          <table:table-cell table:style-name="Table1.A2" office:value-type="string">
            <text:p text:style-name="P12">Germany</text:p>
          </table:table-cell>
          <table:table-cell table:style-name="Table1.D2" office:value-type="string">
            <text:p text:style-name="P19">Expertise: Software Development</text:p>
            <text:list xml:id="list1002375942793687287" text:style-name="L9">
              <text:list-item>
                <text:p text:style-name="P72"><text:span text:style-name="T30">Software Development:</text:span><text:span text:style-name="T22"> </text:span><text:span text:style-name="T16">MAIN Contributor</text:span></text:p>
              </text:list-item>
              <text:list-item>
                <text:p text:style-name="P73"><text:span text:style-name="Strong_20_Emphasis"><text:span text:style-name="T79">Risk Literac</text:span></text:span><text:span text:style-name="Strong_20_Emphasis"><text:span text:style-name="T80">y (implementation)</text:span></text:span></text:p>
              </text:list-item>
            </text:list>
          </table:table-cell>
        </table:table-row>
        <table:table-row>
          <table:table-cell table:style-name="Table1.A2" office:value-type="string">
            <text:p text:style-name="P14">3</text:p>
          </table:table-cell>
          <table:table-cell table:style-name="Table1.A2" office:value-type="string">
            <text:p text:style-name="P9">University of Koblenz-Landau - Department <text:span text:style-name="T143">4</text:span>: <text:span text:style-name="T143">Computer Science</text:span> (<text:span text:style-name="T143">Koblenz</text:span>)</text:p>
          </table:table-cell>
          <table:table-cell table:style-name="Table1.A2" office:value-type="string">
            <text:p text:style-name="P15">Germany</text:p>
          </table:table-cell>
          <table:table-cell table:style-name="Table1.D2" office:value-type="string">
            <text:p text:style-name="P32"><text:span text:style-name="Strong_20_Emphasis"><text:span text:style-name="T103">Expertise: Image Processing </text:span></text:span><text:span text:style-name="Strong_20_Emphasis"><text:span text:style-name="T104">based on Satellite-data, Precision Agriculture</text:span></text:span></text:p>
            <text:list xml:id="list1504711215208885743" text:style-name="L10">
              <text:list-item>
                <text:p text:style-name="P74"><text:span text:style-name="Strong_20_Emphasis"><text:span text:style-name="T81">Image Processing:</text:span></text:span><text:span text:style-name="Strong_20_Emphasis"><text:span text:style-name="T87"> MAIN Contributor</text:span></text:span></text:p>
              </text:list-item>
            </text:list>
          </table:table-cell>
        </table:table-row>
        <table:table-row>
          <table:table-cell table:style-name="Table1.A2" office:value-type="string">
            <text:p text:style-name="P14">4</text:p>
          </table:table-cell>
          <table:table-cell table:style-name="Table1.A2" office:value-type="string">
            <text:p text:style-name="P12">Heidelberg University Hospital - Section: Clinical Tropical Medicine (Heidelberg)</text:p>
          </table:table-cell>
          <table:table-cell table:style-name="Table1.A2" office:value-type="string">
            <text:p text:style-name="P12">Germany</text:p>
          </table:table-cell>
          <table:table-cell table:style-name="Table1.D2" office:value-type="string">
            <text:p text:style-name="P28">Expertise: Communicable Diseases</text:p>
            <text:list xml:id="list7195796274444952713" text:style-name="L11">
              <text:list-item>
                <text:p text:style-name="P56">Public Health</text:p>
              </text:list-item>
              <text:list-item>
                <text:p text:style-name="P75"><text:span text:style-name="Strong_20_Emphasis"><text:span text:style-name="T79">Risk Literacy</text:span></text:span></text:p>
              </text:list-item>
            </text:list>
          </table:table-cell>
        </table:table-row>
        <table:table-row>
          <table:table-cell table:style-name="Table1.A2" office:value-type="string">
            <text:p text:style-name="P17">5 ?</text:p>
          </table:table-cell>
          <table:table-cell table:style-name="Table1.A2" office:value-type="string">
            <text:p text:style-name="P18"><text:span text:style-name="T111">German Aerospace Center (DLR) - German Remote Sensing Data Center; Geohazards and Civil Security </text:span><text:span text:style-name="T112">(</text:span><text:span text:style-name="T131">Weßling</text:span><text:span text:style-name="T112">)</text:span></text:p>
          </table:table-cell>
          <table:table-cell table:style-name="Table1.A2" office:value-type="string">
            <text:p text:style-name="P17">Germany</text:p>
          </table:table-cell>
          <table:table-cell table:style-name="Table1.D2" office:value-type="string">
            <text:p text:style-name="P62">Expertise: Remote Sensing</text:p>
            <text:list xml:id="list4788159363290642239" text:style-name="L12">
              <text:list-item>
                <text:p text:style-name="P61">Software Development</text:p>
              </text:list-item>
            </text:list>
          </table:table-cell>
        </table:table-row>
        <table:table-row>
          <table:table-cell table:style-name="Table1.A2" office:value-type="string">
            <text:p text:style-name="P42">6</text:p>
          </table:table-cell>
          <table:table-cell table:style-name="Table1.A2" office:value-type="string">
            <text:p text:style-name="P12">Stockholm University - Swedish Programme for ICT in Developing Regions (= SPIDER) (Stockholm)</text:p>
          </table:table-cell>
          <table:table-cell table:style-name="Table1.A2" office:value-type="string">
            <text:p text:style-name="P13">Sweden</text:p>
          </table:table-cell>
          <table:table-cell table:style-name="Table1.D2" office:value-type="string">
            <text:p text:style-name="P28">Expertise: ICT4D</text:p>
            <text:list xml:id="list2740187409432207660" text:style-name="L13">
              <text:list-item>
                <text:p text:style-name="P76"><text:span text:style-name="T78">ICT4D:</text:span><text:span text:style-name="T85"> </text:span><text:span text:style-name="T86">MAIN Contributor</text:span></text:p>
              </text:list-item>
              <text:list-item>
                <text:p text:style-name="P57">Public Health</text:p>
              </text:list-item>
              <text:list-item>
                <text:p text:style-name="P58">Usability Workflow Analysis</text:p>
              </text:list-item>
              <text:list-item>
                <text:p text:style-name="P77"><text:span text:style-name="Strong_20_Emphasis"><text:span text:style-name="T79">Risk Literacy</text:span></text:span></text:p>
              </text:list-item>
            </text:list>
          </table:table-cell>
        </table:table-row>
        <table:table-row>
          <table:table-cell table:style-name="Table1.A2" office:value-type="string">
            <text:p text:style-name="P42">7</text:p>
          </table:table-cell>
          <table:table-cell table:style-name="Table1.A2" office:value-type="string">
            <text:p text:style-name="P12">Andalusian School of Public Health (Granada)</text:p>
          </table:table-cell>
          <table:table-cell table:style-name="Table1.A2" office:value-type="string">
            <text:p text:style-name="P12">Spain</text:p>
          </table:table-cell>
          <table:table-cell table:style-name="Table1.D2" office:value-type="string">
            <text:p text:style-name="P29">Expertise: Public Health in El Salvador</text:p>
            <text:list xml:id="list8149338560173640858" text:style-name="L14">
              <text:list-item>
                <text:p text:style-name="P59">Public Health</text:p>
              </text:list-item>
            </text:list>
          </table:table-cell>
        </table:table-row>
        <text:soft-page-break/>
        <table:table-row>
          <table:table-cell table:style-name="Table1.A2" office:value-type="string">
            <text:p text:style-name="P42">8 ?</text:p>
          </table:table-cell>
          <table:table-cell table:style-name="Table1.A2" office:value-type="string">
            <text:p text:style-name="P12">Edmund Mach Foundation (San Michele all'Adige)</text:p>
          </table:table-cell>
          <table:table-cell table:style-name="Table1.A2" office:value-type="string">
            <text:p text:style-name="P12">Italy </text:p>
          </table:table-cell>
          <table:table-cell table:style-name="Table1.D2" office:value-type="string">
            <text:list xml:id="list4160743330915450385" text:style-name="L15">
              <text:list-item>
                <text:p text:style-name="P50">GIS Mapping</text:p>
              </text:list-item>
            </text:list>
          </table:table-cell>
        </table:table-row>
        <table:table-row>
          <table:table-cell table:style-name="Table1.A2" office:value-type="string">
            <text:p text:style-name="P42">9</text:p>
          </table:table-cell>
          <table:table-cell table:style-name="Table1.A2" office:value-type="string">
            <text:p text:style-name="P12">Laboratory for Studies of Interactions between Sol-Agrosystem-Hydrosystem, Mixed Unit INRA, SupAgro and IRD (Montpellier)</text:p>
          </table:table-cell>
          <table:table-cell table:style-name="Table1.A2" office:value-type="string">
            <text:p text:style-name="P12">France</text:p>
          </table:table-cell>
          <table:table-cell table:style-name="Table1.D2" office:value-type="string">
            <text:p text:style-name="P31"><text:span text:style-name="T18">Expertise: </text:span><text:span text:style-name="T19">Precision Agriculture - </text:span><text:span text:style-name="T18">A</text:span><text:span text:style-name="T35">ctions concerned to decrease the usage of pesticides by farmers </text:span></text:p>
            <text:list xml:id="list2736502785122666901" text:style-name="L16">
              <text:list-item>
                <text:p text:style-name="P78"><text:span text:style-name="T30">Land Use Optimisation:</text:span><text:span text:style-name="T14"> </text:span><text:span text:style-name="T16">MAIN Contributor</text:span></text:p>
              </text:list-item>
            </text:list>
          </table:table-cell>
        </table:table-row>
        <table:table-row>
          <table:table-cell table:style-name="Table1.A2" office:value-type="string">
            <text:p text:style-name="P42">10 ?</text:p>
          </table:table-cell>
          <table:table-cell table:style-name="Table1.A2" office:value-type="string">
            <text:p text:style-name="P12"/>
          </table:table-cell>
          <table:table-cell table:style-name="Table1.A2" office:value-type="string">
            <text:p text:style-name="P12">Denmark</text:p>
          </table:table-cell>
          <table:table-cell table:style-name="Table1.D2" office:value-type="string">
            <text:list xml:id="list3146942379085942542" text:style-name="L17">
              <text:list-item>
                <text:p text:style-name="P51">Land Use Optimisation</text:p>
              </text:list-item>
            </text:list>
          </table:table-cell>
        </table:table-row>
        <table:table-row>
          <table:table-cell table:style-name="Table1.A2" office:value-type="string">
            <text:p text:style-name="P14">1<text:span text:style-name="T145">1</text:span></text:p>
          </table:table-cell>
          <table:table-cell table:style-name="Table1.A2" office:value-type="string">
            <text:p text:style-name="P12">University of El Salvador - Faculty of Natural Science and Mathematics (San Salvador)</text:p>
          </table:table-cell>
          <table:table-cell table:style-name="Table1.A2" office:value-type="string">
            <text:p text:style-name="P12">El Salvador</text:p>
          </table:table-cell>
          <table:table-cell table:style-name="Table1.D2" office:value-type="string">
            <text:p text:style-name="P29">Expertise:Surveys in El Salvador, ICT-situation</text:p>
            <text:list xml:id="list6807908654257101650" text:style-name="L18">
              <text:list-item>
                <text:p text:style-name="P79"><text:span text:style-name="T78">Server Infrastructure</text:span><text:span text:style-name="T83">: </text:span><text:span text:style-name="T84">El Salvador</text:span></text:p>
              </text:list-item>
            </text:list>
            <text:list xml:id="list1913607890963340401" text:style-name="L19">
              <text:list-item>
                <text:p text:style-name="P60">ICT4D:</text:p>
              </text:list-item>
              <text:list-item>
                <text:p text:style-name="P60">Usability Workflow Analysis:</text:p>
              </text:list-item>
              <text:list-item>
                <text:p text:style-name="P83"><text:span text:style-name="T88">CiObs</text:span><text:span text:style-name="T89"> Implementation:</text:span></text:p>
              </text:list-item>
              <text:list-item>
                <text:p text:style-name="P105">Investigation for enabling the selection of an appropriate test region</text:p>
              </text:list-item>
            </text:list>
          </table:table-cell>
        </table:table-row>
        <table:table-row table:style-name="Table1.13">
          <table:table-cell table:style-name="Table1.A2" office:value-type="string">
            <text:p text:style-name="P12">1<text:span text:style-name="T145">2</text:span></text:p>
          </table:table-cell>
          <table:table-cell table:style-name="Table1.A2" office:value-type="string">
            <text:p text:style-name="P12">National Health Institute of EI Salvador (San Salvador)</text:p>
          </table:table-cell>
          <table:table-cell table:style-name="Table1.A2" office:value-type="string">
            <text:p text:style-name="P12">El Salvador</text:p>
          </table:table-cell>
          <table:table-cell table:style-name="Table1.D2" office:value-type="string">
            <text:p text:style-name="P29">Expertise: Health-situation in El Salvador, CKD</text:p>
            <text:list xml:id="list173314218703803" text:continue-list="list8149338560173640858" text:style-name="L14">
              <text:list-item>
                <text:p text:style-name="P80"><text:span text:style-name="T78">Public Health: </text:span><text:span text:style-name="T82">MAIN Contributor</text:span><text:span text:style-name="T84"> El Salavdor</text:span></text:p>
              </text:list-item>
              <text:list-item>
                <text:p text:style-name="P81"><text:span text:style-name="T78">Server Infrastructure:</text:span><text:span text:style-name="T83"> </text:span><text:span text:style-name="T82">MAIN Contributor</text:span><text:span text:style-name="T84"> El Salvador</text:span></text:p>
              </text:list-item>
              <text:list-item>
                <text:p text:style-name="P59">ICT4D</text:p>
              </text:list-item>
              <text:list-item>
                <text:p text:style-name="P59">Usability Workflow Analysis</text:p>
              </text:list-item>
              <text:list-item>
                <text:p text:style-name="P84"><text:span text:style-name="T88">CiObs</text:span><text:span text:style-name="T89"> Implementation</text:span></text:p>
              </text:list-item>
            </text:list>
          </table:table-cell>
        </table:table-row>
        <table:table-row>
          <table:table-cell table:style-name="Table1.A2" office:value-type="string">
            <text:p text:style-name="P12">1<text:span text:style-name="T145">3</text:span></text:p>
          </table:table-cell>
          <table:table-cell table:style-name="Table1.A2" office:value-type="string">
            <text:p text:style-name="P12">United States International University - School of Science and Technology (Nairobi)</text:p>
          </table:table-cell>
          <table:table-cell table:style-name="Table1.A2" office:value-type="string">
            <text:p text:style-name="P12">Kenya</text:p>
          </table:table-cell>
          <table:table-cell table:style-name="Table1.D2" office:value-type="string">
            <text:p text:style-name="P29">Expertise: ICT-situation <text:s/>in Kenya</text:p>
            <text:list xml:id="list173313530873576" text:continue-numbering="true" text:style-name="L14">
              <text:list-item>
                <text:p text:style-name="P85"><text:span text:style-name="T89">Public Health: </text:span><text:span text:style-name="T91">MAIN Contributor</text:span><text:span text:style-name="T90"> Kenya</text:span></text:p>
              </text:list-item>
              <text:list-item>
                <text:p text:style-name="P85"><text:span text:style-name="T89">Server Infrastructure:</text:span><text:span text:style-name="T91">MAIN Contributor</text:span><text:span text:style-name="T90"> Kenya</text:span></text:p>
              </text:list-item>
              <text:list-item>
                <text:p text:style-name="P59">ICT4D</text:p>
              </text:list-item>
              <text:list-item>
                <text:p text:style-name="P59">Usability Workflow Analysis</text:p>
              </text:list-item>
              <text:list-item>
                <text:p text:style-name="P84"><text:span text:style-name="T88">CiObs</text:span><text:span text:style-name="T89"> Implementation</text:span></text:p>
              </text:list-item>
            </text:list>
          </table:table-cell>
        </table:table-row>
        <table:table-row>
          <table:table-cell table:style-name="Table1.A2" office:value-type="string">
            <text:p text:style-name="P12">1<text:span text:style-name="T145">4</text:span></text:p>
          </table:table-cell>
          <table:table-cell table:style-name="Table1.A2" office:value-type="string">
            <text:p text:style-name="P12">CSIR - Meraka Institute (Pretoria)</text:p>
          </table:table-cell>
          <table:table-cell table:style-name="Table1.A2" office:value-type="string">
            <text:p text:style-name="P12">South Africa</text:p>
          </table:table-cell>
          <table:table-cell table:style-name="Table1.D2" office:value-type="string">
            <text:p text:style-name="P20">Expertise: Living Labs</text:p>
            <text:list xml:id="list5588554416387877293" text:style-name="L20">
              <text:list-item>
                <text:p text:style-name="P52">Usability Workflow Analysis</text:p>
              </text:list-item>
              <text:list-item>
                <text:p text:style-name="P86"><text:span text:style-name="T38">CiObs</text:span><text:span text:style-name="T39"> Implementation: </text:span><text:span text:style-name="T41">MAIN Contributor</text:span></text:p>
              </text:list-item>
            </text:list>
          </table:table-cell>
        </table:table-row>
        <table:table-row>
          <table:table-cell table:style-name="Table1.A2" office:value-type="string">
            <text:p text:style-name="P16">1<text:span text:style-name="T146">5</text:span></text:p>
          </table:table-cell>
          <table:table-cell table:style-name="Table1.A2" office:value-type="string">
            <text:p text:style-name="P5"><text:span text:style-name="T144">Nelson Mandela Metropolitan University, Department of Computing Sciences (Port </text:span><text:soft-page-break/><text:span text:style-name="T144">Elizabeth)</text:span></text:p>
          </table:table-cell>
          <table:table-cell table:style-name="Table1.A2" office:value-type="string">
            <text:p text:style-name="P16">South Africa</text:p>
          </table:table-cell>
          <table:table-cell table:style-name="Table1.D2" office:value-type="string">
            <text:p text:style-name="P20">Expertise: Data Science, Big Data, Agriculture: green markets</text:p>
            <text:list xml:id="list1427202326278332998" text:style-name="L21">
              <text:list-item>
                <text:p text:style-name="P53">Land Use Optimisation</text:p>
              </text:list-item>
              <text:list-item>
                <text:p text:style-name="P53">Software Development</text:p>
              </text:list-item>
              <text:list-item>
                <text:p text:style-name="P87"><text:soft-page-break/><text:span text:style-name="T38">CiObs</text:span><text:span text:style-name="T39"> Implementatio</text:span><text:span text:style-name="T40">n</text:span></text:p>
              </text:list-item>
            </text:list>
          </table:table-cell>
        </table:table-row>
      </table:table>
      <text:p text:style-name="P3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OpenSymbol" svg:font-family="OpenSymbol"/>
    <style:font-face style:name="Times New Roman" svg:font-family="'Times New Roman'" style:font-family-generic="roman"/>
    <style:font-face style:name="DejaVu Sans1" svg:font-family="'DejaVu Sans'" style:font-family-generic="swiss"/>
    <style:font-face style:name="Liberation Serif" svg:font-family="'Liberation Serif'" style:font-family-generic="roman" style:font-pitch="variable"/>
    <style:font-face style:name="Arial" svg:font-family="Arial" style:font-family-generic="swiss" style:font-pitch="variable"/>
    <style:font-face style:name="DejaVu Sans2" svg:font-family="'DejaVu Sans'"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elanie Platz</meta:initial-creator>
    <meta:creation-date>2015-03-05T19:32:26</meta:creation-date>
    <dc:date>2015-04-04T17:33:10.074976703</dc:date>
    <dc:creator>Melanie Platz</dc:creator>
    <meta:editing-duration>PT12H7M2S</meta:editing-duration>
    <meta:editing-cycles>79</meta:editing-cycles>
    <meta:generator>LibreOffice/4.3.3.2$Linux_x86 LibreOffice_project/430m0$Build-2</meta:generator>
    <meta:document-statistic meta:table-count="1" meta:image-count="0" meta:object-count="0" meta:page-count="11" meta:paragraph-count="242" meta:word-count="4345" meta:character-count="29513" meta:non-whitespace-character-count="25385"/>
  </office:meta>
</office:document-meta>
</file>